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1" style:family="table-row">
      <style:table-row-properties fo:background-color="#c0c0c0">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1" style:family="table-row">
      <style:table-row-properties fo:background-color="#c0c0c0">
        <style:background-image/>
      </style:table-row-properties>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B" style:family="table-column">
      <style:table-column-properties style:column-width="2.2313in" style:rel-column-width="21844*"/>
    </style:style>
    <style:style style:name="Tabelle3.C" style:family="table-column">
      <style:table-column-properties style:column-width="2.2313in" style:rel-column-width="21846*"/>
    </style:style>
    <style:style style:name="Tabelle3.1" style:family="table-row">
      <style:table-row-properties fo:background-color="#c0c0c0">
        <style:background-image/>
      </style:table-row-properties>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left="none" fo:border-right="none" fo:border-top="0.05pt solid #000000" fo:border-bottom="0.05pt solid #000000"/>
    </style:style>
    <style:style style:name="Tabelle3.C1" style:family="table-cell">
      <style:table-cell-properties fo:padding="0.0382in" fo:border-left="none" fo:border-right="0.05pt solid #000000" fo:border-top="0.05pt solid #000000" fo:border-bottom="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none" fo:border-right="none" fo:border-top="none" fo:border-bottom="0.05pt solid #000000"/>
    </style:style>
    <style:style style:name="Tabelle3.C2" style:family="table-cell">
      <style:table-cell-properties fo:padding="0.0382in" fo:border-left="none"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2799in" style:rel-column-width="12531*"/>
    </style:style>
    <style:style style:name="Tabelle4.B" style:family="table-column">
      <style:table-column-properties style:column-width="2.3014in" style:rel-column-width="22534*"/>
    </style:style>
    <style:style style:name="Tabelle4.C" style:family="table-column">
      <style:table-column-properties style:column-width="0.675in" style:rel-column-width="6609*"/>
    </style:style>
    <style:style style:name="Tabelle4.D" style:family="table-column">
      <style:table-column-properties style:column-width="2.4368in" style:rel-column-width="23861*"/>
    </style:style>
    <style:style style:name="Tabelle4.1" style:family="table-row">
      <style:table-row-properties fo:background-color="#c0c0c0">
        <style:background-image/>
      </style:table-row-properties>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2" style:family="table">
      <style:table-properties style:width="6.6931in" table:align="margins"/>
    </style:style>
    <style:style style:name="Tabelle12.A" style:family="table-column">
      <style:table-column-properties style:column-width="2.0931in" style:rel-column-width="20494*"/>
    </style:style>
    <style:style style:name="Tabelle12.B" style:family="table-column">
      <style:table-column-properties style:column-width="0.8139in" style:rel-column-width="7969*"/>
    </style:style>
    <style:style style:name="Tabelle12.C" style:family="table-column">
      <style:table-column-properties style:column-width="0.625in" style:rel-column-width="6119*"/>
    </style:style>
    <style:style style:name="Tabelle12.D" style:family="table-column">
      <style:table-column-properties style:column-width="3.1611in"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elle35" style:family="table">
      <style:table-properties style:width="6.6931in" table:align="margins"/>
    </style:style>
    <style:style style:name="Tabelle35.A" style:family="table-column">
      <style:table-column-properties style:column-width="2.0931in" style:rel-column-width="20494*"/>
    </style:style>
    <style:style style:name="Tabelle35.B" style:family="table-column">
      <style:table-column-properties style:column-width="0.8139in" style:rel-column-width="7969*"/>
    </style:style>
    <style:style style:name="Tabelle35.C" style:family="table-column">
      <style:table-column-properties style:column-width="0.625in" style:rel-column-width="6119*"/>
    </style:style>
    <style:style style:name="Tabelle35.D" style:family="table-column">
      <style:table-column-properties style:column-width="3.1611in"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382in" fo:border-left="0.05pt solid #000000" fo:border-right="none" fo:border-top="0.05pt solid #000000" fo:border-bottom="0.05pt solid #000000"/>
    </style:style>
    <style:style style:name="Tabelle35.D1" style:family="table-cell">
      <style:table-cell-properties fo:padding="0.0382in" fo:border="0.05pt solid #000000"/>
    </style:style>
    <style:style style:name="Tabelle35.A2" style:family="table-cell">
      <style:table-cell-properties fo:padding="0.0382in" fo:border-left="0.05pt solid #000000" fo:border-right="none" fo:border-top="none" fo:border-bottom="0.05pt solid #000000"/>
    </style:style>
    <style:style style:name="Tabelle35.D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4" style:family="table">
      <style:table-properties style:width="3.0854in" table:align="margins"/>
    </style:style>
    <style:style style:name="Table14.A" style:family="table-column">
      <style:table-column-properties style:column-width="0.2632in" style:rel-column-width="5591*"/>
    </style:style>
    <style:style style:name="Table14.B" style:family="table-column">
      <style:table-column-properties style:column-width="0.3319in" style:rel-column-width="7052*"/>
    </style:style>
    <style:style style:name="Table14.C" style:family="table-column">
      <style:table-column-properties style:column-width="1.0715in" style:rel-column-width="22764*"/>
    </style:style>
    <style:style style:name="Table14.D" style:family="table-column">
      <style:table-column-properties style:column-width="1.4188in" style:rel-column-width="30128*"/>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elle43" style:family="table">
      <style:table-properties style:width="6.6931in" table:align="margins"/>
    </style:style>
    <style:style style:name="Tabelle43.A" style:family="table-column">
      <style:table-column-properties style:column-width="2.0931in" style:rel-column-width="20494*"/>
    </style:style>
    <style:style style:name="Tabelle43.B" style:family="table-column">
      <style:table-column-properties style:column-width="0.8139in" style:rel-column-width="7969*"/>
    </style:style>
    <style:style style:name="Tabelle43.C" style:family="table-column">
      <style:table-column-properties style:column-width="0.625in" style:rel-column-width="6119*"/>
    </style:style>
    <style:style style:name="Tabelle43.D" style:family="table-column">
      <style:table-column-properties style:column-width="3.1611in"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382in" fo:border-left="0.05pt solid #000000" fo:border-right="none" fo:border-top="0.05pt solid #000000" fo:border-bottom="0.05pt solid #000000"/>
    </style:style>
    <style:style style:name="Tabelle43.D1" style:family="table-cell">
      <style:table-cell-properties fo:padding="0.0382in" fo:border="0.05pt solid #000000"/>
    </style:style>
    <style:style style:name="Tabelle43.A2" style:family="table-cell">
      <style:table-cell-properties fo:padding="0.0382in" fo:border-left="0.05pt solid #000000" fo:border-right="none" fo:border-top="none" fo:border-bottom="0.05pt solid #000000"/>
    </style:style>
    <style:style style:name="Tabelle43.D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le60" style:family="table">
      <style:table-properties style:width="3.0854in" table:align="margins"/>
    </style:style>
    <style:style style:name="Table60.A" style:family="table-column">
      <style:table-column-properties style:column-width="0.5611in" style:rel-column-width="808*"/>
    </style:style>
    <style:style style:name="Table60.B" style:family="table-column">
      <style:table-column-properties style:column-width="2.5243in" style:rel-column-width="3635*"/>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3.0854in" table:align="margins"/>
    </style:style>
    <style:style style:name="Table61.A" style:family="table-column">
      <style:table-column-properties style:column-width="0.2632in" style:rel-column-width="5591*"/>
    </style:style>
    <style:style style:name="Table61.B" style:family="table-column">
      <style:table-column-properties style:column-width="0.3319in" style:rel-column-width="7052*"/>
    </style:style>
    <style:style style:name="Table61.C" style:family="table-column">
      <style:table-column-properties style:column-width="1.0715in" style:rel-column-width="22764*"/>
    </style:style>
    <style:style style:name="Table61.D" style:family="table-column">
      <style:table-column-properties style:column-width="1.4188in" style:rel-column-width="30128*"/>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D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0854in" table:align="margins"/>
    </style:style>
    <style:style style:name="Table74.A" style:family="table-column">
      <style:table-column-properties style:column-width="0.2632in" style:rel-column-width="5591*"/>
    </style:style>
    <style:style style:name="Table74.B" style:family="table-column">
      <style:table-column-properties style:column-width="0.3319in" style:rel-column-width="7052*"/>
    </style:style>
    <style:style style:name="Table74.C" style:family="table-column">
      <style:table-column-properties style:column-width="1.0715in" style:rel-column-width="22764*"/>
    </style:style>
    <style:style style:name="Table74.D" style:family="table-column">
      <style:table-column-properties style:column-width="1.4188in" style:rel-column-width="30128*"/>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11" style:family="table">
      <style:table-properties style:width="3.0854in" table:align="margins"/>
    </style:style>
    <style:style style:name="Table11.A" style:family="table-column">
      <style:table-column-properties style:column-width="0.5611in" style:rel-column-width="808*"/>
    </style:style>
    <style:style style:name="Table11.B" style:family="table-column">
      <style:table-column-properties style:column-width="2.5243in" style:rel-column-width="363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0854in" table:align="margins"/>
    </style:style>
    <style:style style:name="Table12.A" style:family="table-column">
      <style:table-column-properties style:column-width="0.2632in" style:rel-column-width="5591*"/>
    </style:style>
    <style:style style:name="Table12.B" style:family="table-column">
      <style:table-column-properties style:column-width="0.3319in" style:rel-column-width="7052*"/>
    </style:style>
    <style:style style:name="Table12.C" style:family="table-column">
      <style:table-column-properties style:column-width="1.1708in" style:rel-column-width="24874*"/>
    </style:style>
    <style:style style:name="Table12.D" style:family="table-column">
      <style:table-column-properties style:column-width="1.3194in" style:rel-column-width="28018*"/>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9" style:family="table">
      <style:table-properties style:width="3.0854in" table:align="margins"/>
    </style:style>
    <style:style style:name="Table29.A" style:family="table-column">
      <style:table-column-properties style:column-width="0.2632in" style:rel-column-width="5591*"/>
    </style:style>
    <style:style style:name="Table29.B" style:family="table-column">
      <style:table-column-properties style:column-width="0.3319in" style:rel-column-width="7052*"/>
    </style:style>
    <style:style style:name="Table29.C" style:family="table-column">
      <style:table-column-properties style:column-width="1.166in" style:rel-column-width="24771*"/>
    </style:style>
    <style:style style:name="Table29.D" style:family="table-column">
      <style:table-column-properties style:column-width="1.3236in" style:rel-column-width="2812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3.0854in" table:align="margins"/>
    </style:style>
    <style:style style:name="Table83.A" style:family="table-column">
      <style:table-column-properties style:column-width="0.2632in" style:rel-column-width="5591*"/>
    </style:style>
    <style:style style:name="Table83.B" style:family="table-column">
      <style:table-column-properties style:column-width="0.3319in" style:rel-column-width="7052*"/>
    </style:style>
    <style:style style:name="Table83.C" style:family="table-column">
      <style:table-column-properties style:column-width="1.166in" style:rel-column-width="24771*"/>
    </style:style>
    <style:style style:name="Table83.D" style:family="table-column">
      <style:table-column-properties style:column-width="1.3236in" style:rel-column-width="28121*"/>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officeooo:paragraph-rsid="0010dfa6"/>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bold" officeooo:paragraph-rsid="0010dfa6" style:font-weight-asian="bold" style:font-weight-complex="bold"/>
    </style:style>
    <style:style style:name="P5" style:family="paragraph" style:parent-style-name="Table_20_Contents">
      <style:text-properties fo:font-weight="bold" officeooo:paragraph-rsid="0014a42f" style:font-weight-asian="bold" style:font-weight-complex="bold"/>
    </style:style>
    <style:style style:name="P6" style:family="paragraph" style:parent-style-name="Table_20_Contents">
      <style:text-properties fo:font-size="10pt" fo:font-weight="bold" style:font-size-asian="10pt" style:font-weight-asian="bold" style:font-size-complex="10pt" style:font-weight-complex="bold"/>
    </style:style>
    <style:style style:name="P7" style:family="paragraph" style:parent-style-name="Table_20_Contents">
      <style:text-properties fo:font-size="10pt" fo:font-weight="bold" officeooo:paragraph-rsid="000b8521" style:font-size-asian="10pt" style:font-weight-asian="bold" style:font-size-complex="10pt" style:font-weight-complex="bold"/>
    </style:style>
    <style:style style:name="P8" style:family="paragraph" style:parent-style-name="Table_20_Contents">
      <style:text-properties fo:font-size="10pt" fo:font-weight="bold" officeooo:paragraph-rsid="0011ca62" style:font-size-asian="10pt" style:font-weight-asian="bold" style:font-size-complex="10pt" style:font-weight-complex="bold"/>
    </style:style>
    <style:style style:name="P9" style:family="paragraph" style:parent-style-name="Table_20_Contents">
      <style:text-properties fo:font-size="10pt" fo:font-weight="bold" officeooo:paragraph-rsid="0014a42f" style:font-size-asian="10pt" style:font-weight-asian="bold" style:font-size-complex="10pt" style:font-weight-complex="bold"/>
    </style:style>
    <style:style style:name="P10" style:family="paragraph" style:parent-style-name="Table_20_Contents">
      <style:text-properties fo:font-size="10pt" fo:font-weight="bold" officeooo:paragraph-rsid="00157df0" style:font-size-asian="10pt" style:font-weight-asian="bold" style:font-size-complex="10pt" style:font-weight-complex="bold"/>
    </style:style>
    <style:style style:name="P11" style:family="paragraph" style:parent-style-name="Table_20_Contents">
      <style:text-properties fo:font-size="10pt" fo:font-weight="bold" officeooo:paragraph-rsid="0017b8df" style:font-size-asian="10pt" style:font-weight-asian="bold" style:font-size-complex="10pt" style:font-weight-complex="bold"/>
    </style:style>
    <style:style style:name="P12" style:family="paragraph" style:parent-style-name="Table_20_Contents">
      <style:text-properties fo:font-size="10pt" fo:font-weight="bold"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officeooo:rsid="000496e9" officeooo:paragraph-rsid="000496e9" style:font-size-asian="10pt" style:font-size-complex="10pt"/>
    </style:style>
    <style:style style:name="P15" style:family="paragraph" style:parent-style-name="Table_20_Contents">
      <style:text-properties fo:font-size="10pt" officeooo:rsid="0008f643" officeooo:paragraph-rsid="0008f643" style:font-size-asian="10pt" style:font-size-complex="10pt"/>
    </style:style>
    <style:style style:name="P16" style:family="paragraph" style:parent-style-name="Table_20_Contents">
      <style:text-properties fo:font-size="10pt" officeooo:rsid="0008ffc7" officeooo:paragraph-rsid="0008ffc7" style:font-size-asian="10pt" style:font-size-complex="10pt"/>
    </style:style>
    <style:style style:name="P17" style:family="paragraph" style:parent-style-name="Table_20_Contents">
      <style:text-properties fo:font-size="10pt" officeooo:rsid="0008ffc7" officeooo:paragraph-rsid="000f859b" style:font-size-asian="10pt" style:font-size-complex="10pt"/>
    </style:style>
    <style:style style:name="P18" style:family="paragraph" style:parent-style-name="Table_20_Contents">
      <style:text-properties fo:font-size="10pt" officeooo:rsid="000b8521" officeooo:paragraph-rsid="000b8521" style:font-size-asian="10pt" style:font-size-complex="10pt"/>
    </style:style>
    <style:style style:name="P19" style:family="paragraph" style:parent-style-name="Table_20_Contents">
      <style:text-properties fo:font-size="10pt" officeooo:rsid="000b8521" officeooo:paragraph-rsid="0014a42f" style:font-size-asian="10pt" style:font-size-complex="10pt"/>
    </style:style>
    <style:style style:name="P20" style:family="paragraph" style:parent-style-name="Table_20_Contents">
      <style:text-properties fo:font-size="10pt" officeooo:paragraph-rsid="000b8521" style:font-size-asian="10pt" style:font-size-complex="10pt"/>
    </style:style>
    <style:style style:name="P21" style:family="paragraph" style:parent-style-name="Table_20_Contents">
      <style:text-properties fo:font-size="10pt" officeooo:rsid="000d465e" officeooo:paragraph-rsid="000d465e" style:font-size-asian="10pt" style:font-size-complex="10pt"/>
    </style:style>
    <style:style style:name="P22" style:family="paragraph" style:parent-style-name="Table_20_Contents">
      <style:text-properties fo:font-size="10pt" officeooo:rsid="000d465e" officeooo:paragraph-rsid="0014a42f" style:font-size-asian="10pt" style:font-size-complex="10pt"/>
    </style:style>
    <style:style style:name="P23" style:family="paragraph" style:parent-style-name="Table_20_Contents">
      <style:text-properties fo:font-size="10pt" officeooo:rsid="000dc1ab" style:font-size-asian="10pt" style:font-size-complex="10pt"/>
    </style:style>
    <style:style style:name="P24" style:family="paragraph" style:parent-style-name="Table_20_Contents">
      <style:text-properties fo:font-size="10pt" officeooo:rsid="000dc1ab" officeooo:paragraph-rsid="000dc1ab" style:font-size-asian="10pt" style:font-size-complex="10pt"/>
    </style:style>
    <style:style style:name="P25" style:family="paragraph" style:parent-style-name="Table_20_Contents">
      <style:text-properties fo:font-size="10pt" officeooo:paragraph-rsid="0010dfa6" style:font-size-asian="10pt" style:font-size-complex="10pt"/>
    </style:style>
    <style:style style:name="P26" style:family="paragraph" style:parent-style-name="Table_20_Contents">
      <style:text-properties fo:font-size="10pt" officeooo:rsid="0011ca62" officeooo:paragraph-rsid="0011ca62" style:font-size-asian="10pt" style:font-size-complex="10pt"/>
    </style:style>
    <style:style style:name="P27" style:family="paragraph" style:parent-style-name="Table_20_Contents">
      <style:text-properties fo:font-size="10pt" officeooo:rsid="0013b6d8" officeooo:paragraph-rsid="0013b6d8" style:font-size-asian="10pt" style:font-size-complex="10pt"/>
    </style:style>
    <style:style style:name="P28" style:family="paragraph" style:parent-style-name="Table_20_Contents">
      <style:text-properties fo:font-size="10pt" officeooo:paragraph-rsid="0014a42f" style:font-size-asian="10pt" style:font-size-complex="10pt"/>
    </style:style>
    <style:style style:name="P29" style:family="paragraph" style:parent-style-name="Table_20_Contents">
      <style:text-properties fo:font-size="10pt" officeooo:rsid="00157df0" officeooo:paragraph-rsid="00157df0" style:font-size-asian="10pt" style:font-size-complex="10pt"/>
    </style:style>
    <style:style style:name="P30" style:family="paragraph" style:parent-style-name="Table_20_Contents">
      <style:text-properties fo:font-size="10pt" officeooo:paragraph-rsid="00157df0" style:font-size-asian="10pt" style:font-size-complex="10pt"/>
    </style:style>
    <style:style style:name="P31" style:family="paragraph" style:parent-style-name="Table_20_Contents">
      <style:text-properties fo:font-size="10pt" officeooo:rsid="0017b8df" officeooo:paragraph-rsid="0017b8df" style:font-size-asian="10pt" style:font-size-complex="10pt"/>
    </style:style>
    <style:style style:name="P32" style:family="paragraph" style:parent-style-name="Table_20_Contents">
      <style:text-properties fo:font-size="10pt" officeooo:rsid="00181e49" officeooo:paragraph-rsid="00181e49" style:font-size-asian="10pt" style:font-size-complex="10pt"/>
    </style:style>
    <style:style style:name="P33" style:family="paragraph" style:parent-style-name="Table_20_Contents">
      <style:text-properties fo:font-size="10pt" fo:font-weight="normal" style:font-size-asian="10pt" style:font-weight-asian="normal" style:font-size-complex="10pt" style:font-weight-complex="normal"/>
    </style:style>
    <style:style style:name="P34" style:family="paragraph" style:parent-style-name="Table_20_Contents">
      <style:text-properties fo:font-size="10pt" fo:font-weight="normal" officeooo:paragraph-rsid="0014a42f" style:font-size-asian="10pt" style:font-weight-asian="normal" style:font-size-complex="10pt" style:font-weight-complex="normal"/>
    </style:style>
    <style:style style:name="P35" style:family="paragraph" style:parent-style-name="Table_20_Contents">
      <style:text-properties fo:font-size="10pt" fo:font-weight="normal" officeooo:paragraph-rsid="00157df0" style:font-size-asian="10pt" style:font-weight-asian="normal" style:font-size-complex="10pt" style:font-weight-complex="normal"/>
    </style:style>
    <style:style style:name="P36" style:family="paragraph" style:parent-style-name="Table_20_Contents">
      <style:text-properties fo:font-size="10pt" fo:font-weight="normal" officeooo:paragraph-rsid="0017b8df" style:font-size-asian="10pt" style:font-weight-asian="normal" style:font-size-complex="10pt" style:font-weight-complex="normal"/>
    </style:style>
    <style:style style:name="P37" style:family="paragraph" style:parent-style-name="Table_20_Contents">
      <style:text-properties officeooo:paragraph-rsid="0014a42f"/>
    </style:style>
    <style:style style:name="P38" style:family="paragraph" style:parent-style-name="Table_20_Contents">
      <style:text-properties officeooo:paragraph-rsid="00157df0"/>
    </style:style>
    <style:style style:name="P39" style:family="paragraph" style:parent-style-name="Standard">
      <style:text-properties fo:font-size="10pt" officeooo:paragraph-rsid="0011ca62" style:font-size-asian="10pt" style:font-size-complex="10pt"/>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10dfa6"/>
    </style:style>
    <style:style style:name="P43" style:family="paragraph" style:parent-style-name="Heading_20_2">
      <style:text-properties fo:language="en" fo:country="US"/>
    </style:style>
    <style:style style:name="P44" style:family="paragraph" style:parent-style-name="Heading_20_2">
      <style:text-properties officeooo:paragraph-rsid="0010dfa6"/>
    </style:style>
    <style:style style:name="P45" style:family="paragraph" style:parent-style-name="Heading_20_3">
      <style:text-properties fo:language="en" fo:country="US"/>
    </style:style>
    <style:style style:name="P46" style:family="paragraph" style:parent-style-name="Heading_20_3" style:list-style-name=""/>
    <style:style style:name="P47" style:family="paragraph" style:parent-style-name="Heading_20_3">
      <style:text-properties officeooo:paragraph-rsid="0010dfa6"/>
    </style:style>
    <style:style style:name="P48" style:family="paragraph" style:parent-style-name="Heading_20_3" style:list-style-name="">
      <style:paragraph-properties fo:orphans="5" fo:widows="5"/>
      <style:text-properties officeooo:rsid="0017b8df" officeooo:paragraph-rsid="0014a42f"/>
    </style:style>
    <style:style style:name="P49" style:family="paragraph" style:parent-style-name="Heading_20_3">
      <style:paragraph-properties fo:break-before="page"/>
    </style:style>
    <style:style style:name="P50" style:family="paragraph" style:parent-style-name="Heading_20_3">
      <style:paragraph-properties fo:break-before="page"/>
      <style:text-properties officeooo:paragraph-rsid="0015d81f"/>
    </style:style>
    <style:style style:name="P51" style:family="paragraph" style:parent-style-name="Standard">
      <style:text-properties fo:font-size="10pt" officeooo:paragraph-rsid="001ab72f" style:font-size-asian="10pt" style:font-size-complex="10pt"/>
    </style:style>
    <style:style style:name="P52" style:family="paragraph" style:parent-style-name="Standard">
      <style:text-properties officeooo:paragraph-rsid="001cb0b8"/>
    </style:style>
    <style:style style:name="P53" style:family="paragraph" style:parent-style-name="Table_20_Contents">
      <style:text-properties fo:font-size="10pt" fo:font-weight="normal" style:font-size-asian="10pt" style:font-weight-asian="normal" style:font-size-complex="10pt" style:font-weight-complex="normal"/>
    </style:style>
    <style:style style:name="P54" style:family="paragraph" style:parent-style-name="Table_20_Contents">
      <style:text-properties fo:font-size="10pt" fo:font-weight="normal" officeooo:paragraph-rsid="0017b8df" style:font-size-asian="10pt" style:font-weight-asian="normal" style:font-size-complex="10pt" style:font-weight-complex="normal"/>
    </style:style>
    <style:style style:name="P55" style:family="paragraph" style:parent-style-name="Table_20_Contents">
      <style:text-properties fo:font-size="10pt" fo:font-weight="normal" officeooo:paragraph-rsid="0014a42f" style:font-size-asian="10pt" style:font-weight-asian="normal" style:font-size-complex="10pt" style:font-weight-complex="normal"/>
    </style:style>
    <style:style style:name="P56" style:family="paragraph" style:parent-style-name="Table_20_Contents">
      <style:text-properties fo:font-size="10pt" style:font-size-asian="10pt" style:font-size-complex="10pt"/>
    </style:style>
    <style:style style:name="P57" style:family="paragraph" style:parent-style-name="Table_20_Contents">
      <style:text-properties fo:font-size="10pt" officeooo:rsid="0018feaa" officeooo:paragraph-rsid="0018feaa" style:font-size-asian="10pt" style:font-size-complex="10pt"/>
    </style:style>
    <style:style style:name="P58" style:family="paragraph" style:parent-style-name="Table_20_Contents">
      <style:text-properties fo:font-size="10pt" officeooo:rsid="0018feaa" officeooo:paragraph-rsid="001ab72f" style:font-size-asian="10pt" style:font-size-complex="10pt"/>
    </style:style>
    <style:style style:name="P59" style:family="paragraph" style:parent-style-name="Table_20_Contents">
      <style:text-properties fo:font-size="10pt" officeooo:rsid="0011ca62" officeooo:paragraph-rsid="001ab72f" style:font-size-asian="10pt" style:font-size-complex="10pt"/>
    </style:style>
    <style:style style:name="P60" style:family="paragraph" style:parent-style-name="Table_20_Contents">
      <style:text-properties fo:font-size="10pt" officeooo:rsid="001a1d09" officeooo:paragraph-rsid="001a1d09" style:font-size-asian="10pt" style:font-size-complex="10pt"/>
    </style:style>
    <style:style style:name="P61" style:family="paragraph" style:parent-style-name="Table_20_Contents">
      <style:text-properties fo:font-size="10pt" officeooo:rsid="001a1d09" officeooo:paragraph-rsid="001ab72f" style:font-size-asian="10pt" style:font-size-complex="10pt"/>
    </style:style>
    <style:style style:name="P62" style:family="paragraph" style:parent-style-name="Table_20_Contents">
      <style:text-properties fo:font-size="10pt" officeooo:rsid="0008ffc7" officeooo:paragraph-rsid="0008ffc7" style:font-size-asian="10pt" style:font-size-complex="10pt"/>
    </style:style>
    <style:style style:name="P63" style:family="paragraph" style:parent-style-name="Table_20_Contents">
      <style:text-properties fo:font-size="10pt" officeooo:rsid="0008ffc7" officeooo:paragraph-rsid="001af273" style:font-size-asian="10pt" style:font-size-complex="10pt"/>
    </style:style>
    <style:style style:name="P64" style:family="paragraph" style:parent-style-name="Table_20_Contents">
      <style:text-properties fo:font-size="10pt" officeooo:rsid="001ab72f" officeooo:paragraph-rsid="001ab72f" style:font-size-asian="10pt" style:font-size-complex="10pt"/>
    </style:style>
    <style:style style:name="P65" style:family="paragraph" style:parent-style-name="Table_20_Contents">
      <style:text-properties fo:font-size="10pt" officeooo:rsid="000d465e" officeooo:paragraph-rsid="000d465e" style:font-size-asian="10pt" style:font-size-complex="10pt"/>
    </style:style>
    <style:style style:name="P66" style:family="paragraph" style:parent-style-name="Table_20_Contents">
      <style:text-properties fo:font-size="10pt" officeooo:rsid="000d465e" officeooo:paragraph-rsid="0014a42f" style:font-size-asian="10pt" style:font-size-complex="10pt"/>
    </style:style>
    <style:style style:name="P67" style:family="paragraph" style:parent-style-name="Table_20_Contents">
      <style:text-properties fo:font-size="10pt" officeooo:rsid="000d465e" officeooo:paragraph-rsid="001cb0b8" style:font-size-asian="10pt" style:font-size-complex="10pt"/>
    </style:style>
    <style:style style:name="P68" style:family="paragraph" style:parent-style-name="Table_20_Contents">
      <style:text-properties fo:font-size="10pt" officeooo:rsid="00065135" officeooo:paragraph-rsid="00065135" style:font-size-asian="10pt" style:font-size-complex="10pt"/>
    </style:style>
    <style:style style:name="P69" style:family="paragraph" style:parent-style-name="Table_20_Contents">
      <style:text-properties fo:font-size="10pt" officeooo:rsid="00065135" officeooo:paragraph-rsid="001af273" style:font-size-asian="10pt" style:font-size-complex="10pt"/>
    </style:style>
    <style:style style:name="P70" style:family="paragraph" style:parent-style-name="Table_20_Contents">
      <style:text-properties fo:font-size="10pt" officeooo:rsid="000b8521" officeooo:paragraph-rsid="000b8521" style:font-size-asian="10pt" style:font-size-complex="10pt"/>
    </style:style>
    <style:style style:name="P71" style:family="paragraph" style:parent-style-name="Table_20_Contents">
      <style:text-properties fo:font-size="10pt" officeooo:rsid="000b8521" officeooo:paragraph-rsid="0014a42f" style:font-size-asian="10pt" style:font-size-complex="10pt"/>
    </style:style>
    <style:style style:name="P72" style:family="paragraph" style:parent-style-name="Table_20_Contents">
      <style:text-properties fo:font-size="10pt" officeooo:rsid="000b8521" officeooo:paragraph-rsid="001cb0b8" style:font-size-asian="10pt" style:font-size-complex="10pt"/>
    </style:style>
    <style:style style:name="P73" style:family="paragraph" style:parent-style-name="Table_20_Contents">
      <style:text-properties fo:font-size="10pt" officeooo:rsid="001af273" officeooo:paragraph-rsid="001af273" style:font-size-asian="10pt" style:font-size-complex="10pt"/>
    </style:style>
    <style:style style:name="P74" style:family="paragraph" style:parent-style-name="Table_20_Contents">
      <style:text-properties fo:font-size="10pt" officeooo:paragraph-rsid="000b8521" style:font-size-asian="10pt" style:font-size-complex="10pt"/>
    </style:style>
    <style:style style:name="P75" style:family="paragraph" style:parent-style-name="Table_20_Contents">
      <style:text-properties fo:font-size="10pt" officeooo:paragraph-rsid="0014a42f" style:font-size-asian="10pt" style:font-size-complex="10pt"/>
    </style:style>
    <style:style style:name="P76" style:family="paragraph" style:parent-style-name="Table_20_Contents">
      <style:text-properties fo:font-size="10pt" officeooo:rsid="00181e49" officeooo:paragraph-rsid="00181e49" style:font-size-asian="10pt" style:font-size-complex="10pt"/>
    </style:style>
    <style:style style:name="P77" style:family="paragraph" style:parent-style-name="Table_20_Contents">
      <style:text-properties fo:font-size="10pt" officeooo:rsid="00181e49" officeooo:paragraph-rsid="001cb0b8" style:font-size-asian="10pt" style:font-size-complex="10pt"/>
    </style:style>
    <style:style style:name="P78" style:family="paragraph" style:parent-style-name="Table_20_Contents">
      <style:text-properties fo:font-size="10pt" officeooo:rsid="00157df0" officeooo:paragraph-rsid="00157df0" style:font-size-asian="10pt" style:font-size-complex="10pt"/>
    </style:style>
    <style:style style:name="P79" style:family="paragraph" style:parent-style-name="Table_20_Contents">
      <style:text-properties fo:font-size="10pt" officeooo:rsid="00157df0" officeooo:paragraph-rsid="001cb0b8" style:font-size-asian="10pt" style:font-size-complex="10pt"/>
    </style:style>
    <style:style style:name="P80" style:family="paragraph" style:parent-style-name="Table_20_Contents">
      <style:text-properties fo:font-size="10pt" officeooo:paragraph-rsid="001cb0b8" style:font-size-asian="10pt" style:font-size-complex="10pt"/>
    </style:style>
    <style:style style:name="P81" style:family="paragraph" style:parent-style-name="Table_20_Contents">
      <style:text-properties fo:font-size="10pt" officeooo:rsid="001cb0b8" officeooo:paragraph-rsid="001cb0b8" style:font-size-asian="10pt" style:font-size-complex="10pt"/>
    </style:style>
    <style:style style:name="P82" style:family="paragraph" style:parent-style-name="Table_20_Contents">
      <style:text-properties fo:font-size="10pt" officeooo:paragraph-rsid="001e5de5" style:font-size-asian="10pt" style:font-size-complex="10pt"/>
    </style:style>
    <style:style style:name="P83" style:family="paragraph" style:parent-style-name="Table_20_Contents">
      <style:text-properties fo:font-size="10pt" officeooo:rsid="001e5de5" officeooo:paragraph-rsid="001e5de5" style:font-size-asian="10pt" style:font-size-complex="10pt"/>
    </style:style>
    <style:style style:name="P84" style:family="paragraph" style:parent-style-name="Table_20_Contents">
      <style:text-properties fo:font-size="10pt" fo:font-weight="bold" style:font-size-asian="10pt" style:font-weight-asian="bold" style:font-size-complex="10pt" style:font-weight-complex="bold"/>
    </style:style>
    <style:style style:name="P85" style:family="paragraph" style:parent-style-name="Table_20_Contents">
      <style:text-properties fo:font-size="10pt" fo:font-weight="bold" officeooo:paragraph-rsid="001ab72f" style:font-size-asian="10pt" style:font-weight-asian="bold" style:font-size-complex="10pt" style:font-weight-complex="bold"/>
    </style:style>
    <style:style style:name="P86" style:family="paragraph" style:parent-style-name="Table_20_Contents">
      <style:text-properties fo:font-size="10pt" fo:font-weight="bold" officeooo:paragraph-rsid="000b8521" style:font-size-asian="10pt" style:font-weight-asian="bold" style:font-size-complex="10pt" style:font-weight-complex="bold"/>
    </style:style>
    <style:style style:name="P87" style:family="paragraph" style:parent-style-name="Table_20_Contents">
      <style:text-properties fo:font-size="10pt" fo:font-weight="bold" officeooo:paragraph-rsid="0014a42f" style:font-size-asian="10pt" style:font-weight-asian="bold" style:font-size-complex="10pt" style:font-weight-complex="bold"/>
    </style:style>
    <style:style style:name="P88" style:family="paragraph" style:parent-style-name="Table_20_Contents">
      <style:text-properties fo:font-size="10pt" fo:font-weight="bold" officeooo:paragraph-rsid="001cb0b8" style:font-size-asian="10pt" style:font-weight-asian="bold" style:font-size-complex="10pt" style:font-weight-complex="bold"/>
    </style:style>
    <style:style style:name="P89" style:family="paragraph" style:parent-style-name="Table_20_Contents">
      <style:text-properties officeooo:paragraph-rsid="0008ffc7"/>
    </style:style>
    <style:style style:name="P90" style:family="paragraph" style:parent-style-name="Table_20_Contents">
      <style:text-properties officeooo:paragraph-rsid="000f859b"/>
    </style:style>
    <style:style style:name="P91" style:family="paragraph" style:parent-style-name="Table_20_Contents">
      <style:text-properties officeooo:paragraph-rsid="001ab72f"/>
    </style:style>
    <style:style style:name="P92" style:family="paragraph" style:parent-style-name="Table_20_Contents">
      <style:text-properties officeooo:paragraph-rsid="000b8521"/>
    </style:style>
    <style:style style:name="P93" style:family="paragraph" style:parent-style-name="Table_20_Contents">
      <style:text-properties officeooo:paragraph-rsid="001cb0b8"/>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7571c"/>
    </style:style>
    <style:style style:name="T4" style:family="text">
      <style:text-properties officeooo:rsid="0008f643"/>
    </style:style>
    <style:style style:name="T5" style:family="text">
      <style:text-properties officeooo:rsid="0009c1b5"/>
    </style:style>
    <style:style style:name="T6" style:family="text">
      <style:text-properties officeooo:rsid="000b8521"/>
    </style:style>
    <style:style style:name="T7" style:family="text">
      <style:text-properties officeooo:rsid="000dc1ab"/>
    </style:style>
    <style:style style:name="T8" style:family="text">
      <style:text-properties officeooo:rsid="000f859b"/>
    </style:style>
    <style:style style:name="T9" style:family="text">
      <style:text-properties officeooo:rsid="0010dfa6"/>
    </style:style>
    <style:style style:name="T10" style:family="text">
      <style:text-properties fo:font-size="10pt" style:font-size-asian="10pt" style:font-size-complex="10pt"/>
    </style:style>
    <style:style style:name="T11" style:family="text">
      <style:text-properties fo:font-size="10pt" officeooo:rsid="0011ca62" style:font-size-asian="10pt" style:font-size-complex="10pt"/>
    </style:style>
    <style:style style:name="T12" style:family="text">
      <style:text-properties fo:font-size="10pt" officeooo:rsid="0013b6d8" style:font-size-asian="10pt" style:font-size-complex="10pt"/>
    </style:style>
    <style:style style:name="T13" style:family="text">
      <style:text-properties fo:font-size="10pt" officeooo:rsid="000f859b" style:font-size-asian="10pt" style:font-size-complex="10pt"/>
    </style:style>
    <style:style style:name="T14" style:family="text">
      <style:text-properties fo:font-size="10pt" officeooo:rsid="0014a42f" style:font-size-asian="10pt" style:font-size-complex="10pt"/>
    </style:style>
    <style:style style:name="T15" style:family="text">
      <style:text-properties fo:font-size="10pt" officeooo:rsid="00157df0" style:font-size-asian="10pt" style:font-size-complex="10pt"/>
    </style:style>
    <style:style style:name="T16" style:family="text">
      <style:text-properties fo:font-size="10pt" officeooo:rsid="0017b8df" style:font-size-asian="10pt" style:font-size-complex="10pt"/>
    </style:style>
    <style:style style:name="T17" style:family="text">
      <style:text-properties fo:font-size="10pt" officeooo:rsid="0008ffc7" style:font-size-asian="10pt" style:font-size-complex="10pt"/>
    </style:style>
    <style:style style:name="T18" style:family="text">
      <style:text-properties fo:font-size="10pt" officeooo:rsid="001ab72f" style:font-size-asian="10pt" style:font-size-complex="10pt"/>
    </style:style>
    <style:style style:name="T19" style:family="text">
      <style:text-properties fo:font-size="10pt" officeooo:rsid="0009c1b5" style:font-size-asian="10pt" style:font-size-complex="10pt"/>
    </style:style>
    <style:style style:name="T20" style:family="text">
      <style:text-properties fo:font-size="10pt" officeooo:rsid="001af273" style:font-size-asian="10pt" style:font-size-complex="10pt"/>
    </style:style>
    <style:style style:name="T21" style:family="text">
      <style:text-properties fo:font-size="10pt" officeooo:rsid="001cb0b8" style:font-size-asian="10pt" style:font-size-complex="10pt"/>
    </style:style>
    <style:style style:name="T22" style:family="text">
      <style:text-properties fo:font-size="10pt" officeooo:rsid="000b8521" style:font-size-asian="10pt" style:font-size-complex="10pt"/>
    </style:style>
    <style:style style:name="T23" style:family="text">
      <style:text-properties fo:font-size="10pt" officeooo:rsid="001e5de5" style:font-size-asian="10pt" style:font-size-complex="10pt"/>
    </style:style>
    <style:style style:name="T24" style:family="text">
      <style:text-properties style:font-name="Arial" fo:font-size="16.1000003814697pt" fo:font-weight="bold" officeooo:rsid="0010dfa6" style:font-name-asian="Lucida Sans Unicode" style:font-size-asian="16.1000003814697pt" style:font-weight-asian="bold" style:font-name-complex="Mangal" style:font-size-complex="16.1000003814697pt" style:font-weight-complex="bold"/>
    </style:style>
    <style:style style:name="T25" style:family="text">
      <style:text-properties style:font-name="Arial" fo:font-size="14pt" fo:font-weight="bold" officeooo:rsid="0014a42f" style:font-name-asian="Lucida Sans Unicode" style:font-size-asian="14pt" style:font-weight-asian="bold" style:font-name-complex="Mangal" style:font-size-complex="14pt" style:font-weight-complex="bold"/>
    </style:style>
    <style:style style:name="T26" style:family="text">
      <style:text-properties style:font-name="Arial" fo:font-size="14pt" fo:font-weight="bold" officeooo:rsid="0015d81f" style:font-name-asian="Lucida Sans Unicode" style:font-size-asian="14pt" style:font-weight-asian="bold" style:font-name-complex="Mangal" style:font-size-complex="14pt" style:font-weight-complex="bold"/>
    </style:style>
    <style:style style:name="T27" style:family="text">
      <style:text-properties officeooo:rsid="0011ca62"/>
    </style:style>
    <style:style style:name="T28" style:family="text">
      <style:text-properties officeooo:rsid="0014a42f"/>
    </style:style>
    <style:style style:name="T29" style:family="text">
      <style:text-properties officeooo:rsid="00157df0"/>
    </style:style>
    <style:style style:name="T30" style:family="text">
      <style:text-properties officeooo:rsid="0015d81f"/>
    </style:style>
    <style:style style:name="T31" style:family="text">
      <style:text-properties officeooo:rsid="00181e49"/>
    </style:style>
    <style:style style:name="T32" style:family="text">
      <style:text-properties officeooo:rsid="0018feaa"/>
    </style:style>
    <style:style style:name="T33" style:family="text">
      <style:text-properties officeooo:rsid="001ab72f"/>
    </style:style>
    <style:style style:name="T34" style:family="text">
      <style:text-properties officeooo:rsid="001af273"/>
    </style:style>
    <style:style style:name="T35" style:family="text">
      <style:text-properties officeooo:rsid="001cb0b8"/>
    </style:style>
    <style:style style:name="T36" style:family="text">
      <style:text-properties officeooo:rsid="001e5d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Light Control Service</text:h>
      <text:h text:style-name="P43" text:outline-level="2">Base UUID: <text:tab/>4F770000ED7D-11E4-840E-0002A5D5C51B</text:h>
      <text:h text:style-name="P43" text:outline-level="2">Service UUID:<text:tab/>0x0101</text:h>
      <text:h text:style-name="P45"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46" text:outline-level="3"/>
      <text:h text:style-name="P49"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3">Overview</text:p>
          </table:table-cell>
          <table:table-cell table:style-name="Tabelle4.A1" office:value-type="string">
            <text:p text:style-name="P3">Properties</text:p>
          </table:table-cell>
          <table:table-cell table:style-name="Tabelle4.A1" office:value-type="string">
            <text:p text:style-name="P3">Security</text:p>
          </table:table-cell>
          <table:table-cell table:style-name="Tabelle4.D1" office:value-type="string">
            <text:p text:style-name="P3">Descriptors</text:p>
          </table:table-cell>
        </table:table-row>
        <table:table-row>
          <table:table-cell table:style-name="Tabelle4.A2" office:value-type="string">
            <text:p text:style-name="P6">Name:</text:p>
            <text:p text:style-name="P13">Light Measurement</text:p>
            <text:p text:style-name="P6">Requirement:</text:p>
            <text:p text:style-name="P13">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6">Property</text:p>
                </table:table-cell>
                <table:table-cell table:style-name="Tabelle5.B1" office:value-type="string">
                  <text:p text:style-name="P6">Requirement</text:p>
                </table:table-cell>
              </table:table-row>
              <table:table-row>
                <table:table-cell table:style-name="Tabelle5.A2" office:value-type="string">
                  <text:p text:style-name="P13">Read</text:p>
                </table:table-cell>
                <table:table-cell table:style-name="Tabelle5.B2" office:value-type="string">
                  <text:p text:style-name="P13">Optional</text:p>
                </table:table-cell>
              </table:table-row>
              <table:table-row>
                <table:table-cell table:style-name="Tabelle5.A2" office:value-type="string">
                  <text:p text:style-name="P13">Write</text:p>
                </table:table-cell>
                <table:table-cell table:style-name="Tabelle5.B2" office:value-type="string">
                  <text:p text:style-name="P13">Excluded</text:p>
                </table:table-cell>
              </table:table-row>
              <table:table-row>
                <table:table-cell table:style-name="Tabelle5.A2" office:value-type="string">
                  <text:p text:style-name="P13">WriteWithoutResponse</text:p>
                </table:table-cell>
                <table:table-cell table:style-name="Tabelle5.B2" office:value-type="string">
                  <text:p text:style-name="P13">Excluded</text:p>
                </table:table-cell>
              </table:table-row>
              <table:table-row>
                <table:table-cell table:style-name="Tabelle5.A2" office:value-type="string">
                  <text:p text:style-name="P13">Signe<text:span text:style-name="T30">d</text:span>Write</text:p>
                </table:table-cell>
                <table:table-cell table:style-name="Tabelle5.B2" office:value-type="string">
                  <text:p text:style-name="P13">Excluded</text:p>
                </table:table-cell>
              </table:table-row>
              <table:table-row>
                <table:table-cell table:style-name="Tabelle5.A2" office:value-type="string">
                  <text:p text:style-name="P13">Notify</text:p>
                </table:table-cell>
                <table:table-cell table:style-name="Tabelle5.B2" office:value-type="string">
                  <text:p text:style-name="P13">Mandatory</text:p>
                </table:table-cell>
              </table:table-row>
              <table:table-row>
                <table:table-cell table:style-name="Tabelle5.A2" office:value-type="string">
                  <text:p text:style-name="P13">Indicate</text:p>
                </table:table-cell>
                <table:table-cell table:style-name="Tabelle5.B2" office:value-type="string">
                  <text:p text:style-name="P13">Excluded</text:p>
                </table:table-cell>
              </table:table-row>
              <table:table-row>
                <table:table-cell table:style-name="Tabelle5.A2" office:value-type="string">
                  <text:p text:style-name="P13">WriteableAuxiliaries</text:p>
                </table:table-cell>
                <table:table-cell table:style-name="Tabelle5.B2" office:value-type="string">
                  <text:p text:style-name="P13">Excluded</text:p>
                </table:table-cell>
              </table:table-row>
              <table:table-row>
                <table:table-cell table:style-name="Tabelle5.A2" office:value-type="string">
                  <text:p text:style-name="P13">Broadcast</text:p>
                </table:table-cell>
                <table:table-cell table:style-name="Tabelle5.B2" office:value-type="string">
                  <text:p text:style-name="P13">Excluded</text:p>
                </table:table-cell>
              </table:table-row>
              <table:table-row>
                <table:table-cell table:style-name="Tabelle5.A2" office:value-type="string">
                  <text:p text:style-name="P13">ExtendedProperties</text:p>
                </table:table-cell>
                <table:table-cell table:style-name="Tabelle5.B2" office:value-type="string">
                  <text:p text:style-name="P13"/>
                </table:table-cell>
              </table:table-row>
            </table:table>
            <text:p text:style-name="P13"/>
          </table:table-cell>
          <table:table-cell table:style-name="Tabelle4.A2" office:value-type="string">
            <text:p text:style-name="P13">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6">Overview</text:p>
                </table:table-cell>
                <table:table-cell table:style-name="Tabelle6.B1" office:value-type="string">
                  <text:p text:style-name="P6">Permissions</text:p>
                </table:table-cell>
              </table:table-row>
              <table:table-row>
                <table:table-cell table:style-name="Tabelle6.A2" office:value-type="string">
                  <text:p text:style-name="P6">Name:</text:p>
                  <text:p text:style-name="P33">Client Characteristic Configuration</text:p>
                  <text:p text:style-name="P6">Requirement:</text:p>
                  <text:p text:style-name="P33">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6">Perm.</text:p>
                      </table:table-cell>
                      <table:table-cell table:style-name="Tabelle7.B1" office:value-type="string">
                        <text:p text:style-name="P6">Req.</text:p>
                      </table:table-cell>
                    </table:table-row>
                    <table:table-row>
                      <table:table-cell table:style-name="Tabelle7.A2" office:value-type="string">
                        <text:p text:style-name="P13">Read</text:p>
                      </table:table-cell>
                      <table:table-cell table:style-name="Tabelle7.B2" office:value-type="string">
                        <text:p text:style-name="P13">Mandatory</text:p>
                      </table:table-cell>
                    </table:table-row>
                    <table:table-row>
                      <table:table-cell table:style-name="Tabelle7.A2" office:value-type="string">
                        <text:p text:style-name="P13">Write</text:p>
                      </table:table-cell>
                      <table:table-cell table:style-name="Tabelle7.B2" office:value-type="string">
                        <text:p text:style-name="P13">Mandatory</text:p>
                      </table:table-cell>
                    </table:table-row>
                  </table:table>
                  <text:p text:style-name="P13"/>
                </table:table-cell>
              </table:table-row>
            </table:table>
            <text:p text:style-name="P13"/>
          </table:table-cell>
        </table:table-row>
        <table:table-row>
          <table:table-cell table:style-name="Tabelle4.A2" office:value-type="string">
            <text:p text:style-name="P6">Name:</text:p>
            <text:p text:style-name="P13">Light Feature</text:p>
            <text:p text:style-name="P6">Requirement:</text:p>
            <text:p text:style-name="P13">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6">Property</text:p>
                </table:table-cell>
                <table:table-cell table:style-name="Tabelle8.B1" office:value-type="string">
                  <text:p text:style-name="P6">Requirement</text:p>
                </table:table-cell>
              </table:table-row>
              <table:table-row>
                <table:table-cell table:style-name="Tabelle8.A2" office:value-type="string">
                  <text:p text:style-name="P13">Read</text:p>
                </table:table-cell>
                <table:table-cell table:style-name="Tabelle8.B2" office:value-type="string">
                  <text:p text:style-name="P13">Mandatory</text:p>
                </table:table-cell>
              </table:table-row>
              <table:table-row>
                <table:table-cell table:style-name="Tabelle8.A2" office:value-type="string">
                  <text:p text:style-name="P13">Write</text:p>
                </table:table-cell>
                <table:table-cell table:style-name="Tabelle8.B2" office:value-type="string">
                  <text:p text:style-name="P13">Excluded</text:p>
                </table:table-cell>
              </table:table-row>
              <table:table-row>
                <table:table-cell table:style-name="Tabelle8.A2" office:value-type="string">
                  <text:p text:style-name="P13">WriteWithoutResponse</text:p>
                </table:table-cell>
                <table:table-cell table:style-name="Tabelle8.B2" office:value-type="string">
                  <text:p text:style-name="P13">Excluded</text:p>
                </table:table-cell>
              </table:table-row>
              <table:table-row>
                <table:table-cell table:style-name="Tabelle8.A2" office:value-type="string">
                  <text:p text:style-name="P13">Signe<text:span text:style-name="T30">d</text:span>Write</text:p>
                </table:table-cell>
                <table:table-cell table:style-name="Tabelle8.B2" office:value-type="string">
                  <text:p text:style-name="P13">Excluded</text:p>
                </table:table-cell>
              </table:table-row>
              <table:table-row>
                <table:table-cell table:style-name="Tabelle8.A2" office:value-type="string">
                  <text:p text:style-name="P13">Notify</text:p>
                </table:table-cell>
                <table:table-cell table:style-name="Tabelle8.B2" office:value-type="string">
                  <text:p text:style-name="P13">Excluded</text:p>
                </table:table-cell>
              </table:table-row>
              <table:table-row>
                <table:table-cell table:style-name="Tabelle8.A2" office:value-type="string">
                  <text:p text:style-name="P13">Indicate</text:p>
                </table:table-cell>
                <table:table-cell table:style-name="Tabelle8.B2" office:value-type="string">
                  <text:p text:style-name="P13">Excluded</text:p>
                </table:table-cell>
              </table:table-row>
              <table:table-row>
                <table:table-cell table:style-name="Tabelle8.A2" office:value-type="string">
                  <text:p text:style-name="P13">WriteableAuxiliaries</text:p>
                </table:table-cell>
                <table:table-cell table:style-name="Tabelle8.B2" office:value-type="string">
                  <text:p text:style-name="P13">Excluded</text:p>
                </table:table-cell>
              </table:table-row>
              <table:table-row>
                <table:table-cell table:style-name="Tabelle8.A2" office:value-type="string">
                  <text:p text:style-name="P13">Broadcast</text:p>
                </table:table-cell>
                <table:table-cell table:style-name="Tabelle8.B2" office:value-type="string">
                  <text:p text:style-name="P13">Excluded</text:p>
                </table:table-cell>
              </table:table-row>
              <table:table-row>
                <table:table-cell table:style-name="Tabelle8.A2" office:value-type="string">
                  <text:p text:style-name="P13">ExtendedProperties</text:p>
                </table:table-cell>
                <table:table-cell table:style-name="Tabelle8.B2" office:value-type="string">
                  <text:p text:style-name="P13"/>
                </table:table-cell>
              </table:table-row>
            </table:table>
            <text:p text:style-name="P13"/>
          </table:table-cell>
          <table:table-cell table:style-name="Tabelle4.A2" office:value-type="string">
            <text:p text:style-name="P13">None</text:p>
          </table:table-cell>
          <table:table-cell table:style-name="Tabelle4.D2" office:value-type="string">
            <text:p text:style-name="P13">None</text:p>
          </table:table-cell>
        </table:table-row>
        <table:table-row>
          <table:table-cell table:style-name="Tabelle4.A2" office:value-type="string">
            <text:p text:style-name="P6">Name:</text:p>
            <text:p text:style-name="P13">Light Control Point</text:p>
            <text:p text:style-name="P6">Requirement:</text:p>
            <text:p text:style-name="P13">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6">Property</text:p>
                </table:table-cell>
                <table:table-cell table:style-name="Tabelle9.B1" office:value-type="string">
                  <text:p text:style-name="P6">Requirement</text:p>
                </table:table-cell>
              </table:table-row>
              <table:table-row>
                <table:table-cell table:style-name="Tabelle9.A2" office:value-type="string">
                  <text:p text:style-name="P13">Read</text:p>
                </table:table-cell>
                <table:table-cell table:style-name="Tabelle9.B2" office:value-type="string">
                  <text:p text:style-name="P13">Excluded</text:p>
                </table:table-cell>
              </table:table-row>
              <table:table-row>
                <table:table-cell table:style-name="Tabelle9.A2" office:value-type="string">
                  <text:p text:style-name="P13">Write</text:p>
                </table:table-cell>
                <table:table-cell table:style-name="Tabelle9.B2" office:value-type="string">
                  <text:p text:style-name="P13">Mandatory</text:p>
                </table:table-cell>
              </table:table-row>
              <table:table-row>
                <table:table-cell table:style-name="Tabelle9.A2" office:value-type="string">
                  <text:p text:style-name="P13">WriteWithoutResponse</text:p>
                </table:table-cell>
                <table:table-cell table:style-name="Tabelle9.B2" office:value-type="string">
                  <text:p text:style-name="P13">Excluded</text:p>
                </table:table-cell>
              </table:table-row>
              <table:table-row>
                <table:table-cell table:style-name="Tabelle9.A2" office:value-type="string">
                  <text:p text:style-name="P13">Signe<text:span text:style-name="T30">d</text:span>Write</text:p>
                </table:table-cell>
                <table:table-cell table:style-name="Tabelle9.B2" office:value-type="string">
                  <text:p text:style-name="P13">Excluded</text:p>
                </table:table-cell>
              </table:table-row>
              <table:table-row>
                <table:table-cell table:style-name="Tabelle9.A2" office:value-type="string">
                  <text:p text:style-name="P13">Notify</text:p>
                </table:table-cell>
                <table:table-cell table:style-name="Tabelle9.B2" office:value-type="string">
                  <text:p text:style-name="P13">Excluded</text:p>
                </table:table-cell>
              </table:table-row>
              <table:table-row>
                <table:table-cell table:style-name="Tabelle9.A2" office:value-type="string">
                  <text:p text:style-name="P13">Indicate</text:p>
                </table:table-cell>
                <table:table-cell table:style-name="Tabelle9.B2" office:value-type="string">
                  <text:p text:style-name="P13">Mandatory</text:p>
                </table:table-cell>
              </table:table-row>
              <table:table-row>
                <table:table-cell table:style-name="Tabelle9.A2" office:value-type="string">
                  <text:p text:style-name="P13">WriteableAuxiliaries</text:p>
                </table:table-cell>
                <table:table-cell table:style-name="Tabelle9.B2" office:value-type="string">
                  <text:p text:style-name="P13">Excluded</text:p>
                </table:table-cell>
              </table:table-row>
              <table:table-row>
                <table:table-cell table:style-name="Tabelle9.A2" office:value-type="string">
                  <text:p text:style-name="P13">Broadcast</text:p>
                </table:table-cell>
                <table:table-cell table:style-name="Tabelle9.B2" office:value-type="string">
                  <text:p text:style-name="P13">Excluded</text:p>
                </table:table-cell>
              </table:table-row>
              <table:table-row>
                <table:table-cell table:style-name="Tabelle9.A2" office:value-type="string">
                  <text:p text:style-name="P13">ExtendedProperties</text:p>
                </table:table-cell>
                <table:table-cell table:style-name="Tabelle9.B2" office:value-type="string">
                  <text:p text:style-name="P13"/>
                </table:table-cell>
              </table:table-row>
            </table:table>
            <text:p text:style-name="P13"/>
          </table:table-cell>
          <table:table-cell table:style-name="Tabelle4.A2" office:value-type="string">
            <text:p text:style-name="P13">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6">Overview</text:p>
                </table:table-cell>
                <table:table-cell table:style-name="Tabelle10.B1" office:value-type="string">
                  <text:p text:style-name="P6">Permissions</text:p>
                </table:table-cell>
              </table:table-row>
              <table:table-row>
                <table:table-cell table:style-name="Tabelle10.A2" office:value-type="string">
                  <text:p text:style-name="P6">Name:</text:p>
                  <text:p text:style-name="P33">Client Characteristic Configuration</text:p>
                  <text:p text:style-name="P6">Requirement:</text:p>
                  <text:p text:style-name="P33">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6">Perm.</text:p>
                      </table:table-cell>
                      <table:table-cell table:style-name="Tabelle11.B1" office:value-type="string">
                        <text:p text:style-name="P6">Req.</text:p>
                      </table:table-cell>
                    </table:table-row>
                    <table:table-row>
                      <table:table-cell table:style-name="Tabelle11.A2" office:value-type="string">
                        <text:p text:style-name="P13">Read</text:p>
                      </table:table-cell>
                      <table:table-cell table:style-name="Tabelle11.B2" office:value-type="string">
                        <text:p text:style-name="P13">Mandatory</text:p>
                      </table:table-cell>
                    </table:table-row>
                    <table:table-row>
                      <table:table-cell table:style-name="Tabelle11.A2" office:value-type="string">
                        <text:p text:style-name="P13">Write</text:p>
                      </table:table-cell>
                      <table:table-cell table:style-name="Tabelle11.B2" office:value-type="string">
                        <text:p text:style-name="P13">Mandatory</text:p>
                      </table:table-cell>
                    </table:table-row>
                  </table:table>
                  <text:p text:style-name="P13"/>
                </table:table-cell>
              </table:table-row>
            </table:table>
            <text:p text:style-name="P13"/>
          </table:table-cell>
        </table:table-row>
      </table:table>
      <text:p text:style-name="Text_20_body"/>
      <text:h text:style-name="P41"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3">Names</text:p>
          </table:table-cell>
          <table:table-cell table:style-name="Tabelle12.A1" office:value-type="string">
            <text:p text:style-name="P3">Field Req.</text:p>
          </table:table-cell>
          <table:table-cell table:style-name="Tabelle12.A1" office:value-type="string">
            <text:p text:style-name="P3">Format</text:p>
          </table:table-cell>
          <table:table-cell table:style-name="Tabelle12.D1" office:value-type="string">
            <text:p text:style-name="P3">Additional Information</text:p>
          </table:table-cell>
        </table:table-row>
        <table:table-row>
          <table:table-cell table:style-name="Tabelle12.A2" office:value-type="string">
            <text:p text:style-name="P64">Light Type</text:p>
          </table:table-cell>
          <table:table-cell table:style-name="Tabelle12.A2" office:value-type="string">
            <text:p text:style-name="P64">Mandatory</text:p>
          </table:table-cell>
          <table:table-cell table:style-name="Tabelle12.A2" office:value-type="string">
            <text:p text:style-name="P64">8bit</text:p>
          </table:table-cell>
          <table:table-cell table:style-name="Tabelle12.D2" office:value-type="string">
            <text:p text:style-name="P59">Enumeration</text:p>
            <table:table table:name="Table11" table:style-name="Table11">
              <table:table-column table:style-name="Table11.A"/>
              <table:table-column table:style-name="Table11.B"/>
              <table:table-row>
                <table:table-cell table:style-name="Table11.A1" office:value-type="string">
                  <text:p text:style-name="P85">Key</text:p>
                </table:table-cell>
                <table:table-cell table:style-name="Table11.B1" office:value-type="string">
                  <text:p text:style-name="P85">Value</text:p>
                </table:table-cell>
              </table:table-row>
              <table:table-row>
                <table:table-cell table:style-name="Table11.A2" office:value-type="string">
                  <text:p text:style-name="P58">0</text:p>
                </table:table-cell>
                <table:table-cell table:style-name="Table11.B2" office:value-type="string">
                  <text:p text:style-name="P59">Helmet Light</text:p>
                </table:table-cell>
              </table:table-row>
              <table:table-row>
                <table:table-cell table:style-name="Table11.A2" office:value-type="string">
                  <text:p text:style-name="P58">1</text:p>
                </table:table-cell>
                <table:table-cell table:style-name="Table11.B2" office:value-type="string">
                  <text:p text:style-name="P59">Bike Light</text:p>
                </table:table-cell>
              </table:table-row>
              <table:table-row>
                <table:table-cell table:style-name="Table11.A2" office:value-type="string">
                  <text:p text:style-name="P58">2</text:p>
                </table:table-cell>
                <table:table-cell table:style-name="Table11.B2" office:value-type="string">
                  <text:p text:style-name="P59">Tail Light</text:p>
                </table:table-cell>
              </table:table-row>
              <table:table-row>
                <table:table-cell table:style-name="Table11.A2" office:value-type="string">
                  <text:p text:style-name="P61">3-255</text:p>
                </table:table-cell>
                <table:table-cell table:style-name="Table11.B2" office:value-type="string">
                  <text:p text:style-name="P61">Reserved for future use</text:p>
                </table:table-cell>
              </table:table-row>
            </table:table>
            <text:p text:style-name="P51"/>
          </table:table-cell>
        </table:table-row>
        <table:table-row>
          <table:table-cell table:style-name="Tabelle12.A2" office:value-type="string">
            <text:p text:style-name="P13">Flags</text:p>
          </table:table-cell>
          <table:table-cell table:style-name="Tabelle12.A2" office:value-type="string">
            <text:p text:style-name="P13">Mandatory</text:p>
          </table:table-cell>
          <table:table-cell table:style-name="Tabelle12.A2" office:value-type="string">
            <text:p text:style-name="P13">16bit</text:p>
          </table:table-cell>
          <table:table-cell table:style-name="Tabelle12.D2" office:value-type="string">
            <text:p text:style-name="P13">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6">Bit</text:p>
                </table:table-cell>
                <table:table-cell table:style-name="Tabelle13.A1" office:value-type="string">
                  <text:p text:style-name="P6">Size</text:p>
                </table:table-cell>
                <table:table-cell table:style-name="Tabelle13.A1" office:value-type="string">
                  <text:p text:style-name="P6">Name</text:p>
                </table:table-cell>
                <table:table-cell table:style-name="Tabelle13.D1" office:value-type="string">
                  <text:p text:style-name="P6">Definition</text:p>
                  <table:table table:name="Tabelle14" table:style-name="Tabelle14">
                    <table:table-column table:style-name="Tabelle14.A"/>
                    <table:table-column table:style-name="Tabelle14.B"/>
                    <table:table-row>
                      <table:table-cell table:style-name="Tabelle14.A1" office:value-type="string">
                        <text:p text:style-name="P6">Key</text:p>
                      </table:table-cell>
                      <table:table-cell table:style-name="Tabelle14.B1" office:value-type="string">
                        <text:p text:style-name="P6">Value</text:p>
                      </table:table-cell>
                    </table:table-row>
                  </table:table>
                  <text:p text:style-name="P6"/>
                </table:table-cell>
              </table:table-row>
              <table:table-row>
                <table:table-cell table:style-name="Tabelle13.A2" office:value-type="string">
                  <text:p text:style-name="P13">0</text:p>
                </table:table-cell>
                <table:table-cell table:style-name="Tabelle13.A2" office:value-type="string">
                  <text:p text:style-name="P13">1</text:p>
                </table:table-cell>
                <table:table-cell table:style-name="Tabelle13.A2" office:value-type="string">
                  <text:p text:style-name="P13">Intensity<text:span text:style-name="T35">(s)</text:span>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13">0</text:p>
                      </table:table-cell>
                      <table:table-cell table:style-name="Tabelle16.B1" office:value-type="string">
                        <text:p text:style-name="P21">False</text:p>
                      </table:table-cell>
                    </table:table-row>
                    <table:table-row>
                      <table:table-cell table:style-name="Tabelle16.A2" office:value-type="string">
                        <text:p text:style-name="P13">1</text:p>
                      </table:table-cell>
                      <table:table-cell table:style-name="Tabelle16.B2" office:value-type="string">
                        <text:p text:style-name="P21">True</text:p>
                      </table:table-cell>
                    </table:table-row>
                  </table:table>
                  <text:p text:style-name="P13"/>
                </table:table-cell>
              </table:table-row>
              <table:table-row>
                <table:table-cell table:style-name="Tabelle13.A2" office:value-type="string">
                  <text:p text:style-name="P13">1</text:p>
                </table:table-cell>
                <table:table-cell table:style-name="Tabelle13.A2" office:value-type="string">
                  <text:p text:style-name="P13">1</text:p>
                </table:table-cell>
                <table:table-cell table:style-name="Tabelle13.A2" office:value-type="string">
                  <text:p text:style-name="P13">Flood/<text:span text:style-name="T35">Main Beam </text:span>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13">0</text:p>
                      </table:table-cell>
                      <table:table-cell table:style-name="Tabelle21.B1" office:value-type="string">
                        <text:p text:style-name="P21">False</text:p>
                      </table:table-cell>
                    </table:table-row>
                    <table:table-row>
                      <table:table-cell table:style-name="Tabelle21.A2" office:value-type="string">
                        <text:p text:style-name="P13">1</text:p>
                      </table:table-cell>
                      <table:table-cell table:style-name="Tabelle21.B2" office:value-type="string">
                        <text:p text:style-name="P21">True</text:p>
                      </table:table-cell>
                    </table:table-row>
                  </table:table>
                  <text:p text:style-name="P13"/>
                </table:table-cell>
              </table:table-row>
              <table:table-row>
                <table:table-cell table:style-name="Tabelle13.A2" office:value-type="string">
                  <text:p text:style-name="P13">2</text:p>
                </table:table-cell>
                <table:table-cell table:style-name="Tabelle13.A2" office:value-type="string">
                  <text:p text:style-name="P13">1</text:p>
                </table:table-cell>
                <table:table-cell table:style-name="Tabelle13.A2" office:value-type="string">
                  <text:p text:style-name="P13">Spot/<text:span text:style-name="T35">High Beam</text:span>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13">0</text:p>
                      </table:table-cell>
                      <table:table-cell table:style-name="Tabelle22.B1" office:value-type="string">
                        <text:p text:style-name="P21">False</text:p>
                      </table:table-cell>
                    </table:table-row>
                    <table:table-row>
                      <table:table-cell table:style-name="Tabelle22.A2" office:value-type="string">
                        <text:p text:style-name="P13">1</text:p>
                      </table:table-cell>
                      <table:table-cell table:style-name="Tabelle22.B2" office:value-type="string">
                        <text:p text:style-name="P21">True</text:p>
                      </table:table-cell>
                    </table:table-row>
                  </table:table>
                  <text:p text:style-name="P13"/>
                </table:table-cell>
              </table:table-row>
              <table:table-row>
                <table:table-cell table:style-name="Tabelle13.A2" office:value-type="string">
                  <text:p text:style-name="P13">3</text:p>
                </table:table-cell>
                <table:table-cell table:style-name="Tabelle13.A2" office:value-type="string">
                  <text:p text:style-name="P13">1</text:p>
                </table:table-cell>
                <table:table-cell table:style-name="Tabelle13.A2" office:value-type="string">
                  <text:p text:style-name="P13">Flood/<text:span text:style-name="T35">Main Beam </text:span>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13">0</text:p>
                      </table:table-cell>
                      <table:table-cell table:style-name="Tabelle17.B1" office:value-type="string">
                        <text:p text:style-name="P21">False</text:p>
                      </table:table-cell>
                    </table:table-row>
                    <table:table-row>
                      <table:table-cell table:style-name="Tabelle17.A2" office:value-type="string">
                        <text:p text:style-name="P13">1</text:p>
                      </table:table-cell>
                      <table:table-cell table:style-name="Tabelle17.B2" office:value-type="string">
                        <text:p text:style-name="P21">True</text:p>
                      </table:table-cell>
                    </table:table-row>
                  </table:table>
                  <text:p text:style-name="P13"/>
                </table:table-cell>
              </table:table-row>
              <table:table-row>
                <table:table-cell table:style-name="Tabelle13.A2" office:value-type="string">
                  <text:p text:style-name="P13">4</text:p>
                </table:table-cell>
                <table:table-cell table:style-name="Tabelle13.A2" office:value-type="string">
                  <text:p text:style-name="P13">1</text:p>
                </table:table-cell>
                <table:table-cell table:style-name="Tabelle13.A2" office:value-type="string">
                  <text:p text:style-name="P13">Spot/<text:span text:style-name="T35">High Beam </text:span>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13">0</text:p>
                      </table:table-cell>
                      <table:table-cell table:style-name="Tabelle18.B1" office:value-type="string">
                        <text:p text:style-name="P21">False</text:p>
                      </table:table-cell>
                    </table:table-row>
                    <table:table-row>
                      <table:table-cell table:style-name="Tabelle18.A2" office:value-type="string">
                        <text:p text:style-name="P13">1</text:p>
                      </table:table-cell>
                      <table:table-cell table:style-name="Tabelle18.B2" office:value-type="string">
                        <text:p text:style-name="P21">True</text:p>
                      </table:table-cell>
                    </table:table-row>
                  </table:table>
                  <text:p text:style-name="P13"/>
                </table:table-cell>
              </table:table-row>
              <table:table-row>
                <table:table-cell table:style-name="Tabelle13.A2" office:value-type="string">
                  <text:p text:style-name="P13">5</text:p>
                </table:table-cell>
                <table:table-cell table:style-name="Tabelle13.A2" office:value-type="string">
                  <text:p text:style-name="P13">1</text:p>
                </table:table-cell>
                <table:table-cell table:style-name="Tabelle13.A2" office:value-type="string">
                  <text:p text:style-name="P13">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13">0</text:p>
                      </table:table-cell>
                      <table:table-cell table:style-name="Tabelle19.B1" office:value-type="string">
                        <text:p text:style-name="P21">False</text:p>
                      </table:table-cell>
                    </table:table-row>
                    <table:table-row>
                      <table:table-cell table:style-name="Tabelle19.A2" office:value-type="string">
                        <text:p text:style-name="P13">1</text:p>
                      </table:table-cell>
                      <table:table-cell table:style-name="Tabelle19.B2" office:value-type="string">
                        <text:p text:style-name="P21">True</text:p>
                      </table:table-cell>
                    </table:table-row>
                  </table:table>
                  <text:p text:style-name="P13"/>
                </table:table-cell>
              </table:table-row>
              <table:table-row>
                <table:table-cell table:style-name="Tabelle13.A2" office:value-type="string">
                  <text:p text:style-name="P13">6</text:p>
                </table:table-cell>
                <table:table-cell table:style-name="Tabelle13.A2" office:value-type="string">
                  <text:p text:style-name="P13">1</text:p>
                </table:table-cell>
                <table:table-cell table:style-name="Tabelle13.A2" office:value-type="string">
                  <text:p text:style-name="P13">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13">0</text:p>
                      </table:table-cell>
                      <table:table-cell table:style-name="Tabelle20.B1" office:value-type="string">
                        <text:p text:style-name="P21">False</text:p>
                      </table:table-cell>
                    </table:table-row>
                    <table:table-row>
                      <table:table-cell table:style-name="Tabelle20.A2" office:value-type="string">
                        <text:p text:style-name="P13">1</text:p>
                      </table:table-cell>
                      <table:table-cell table:style-name="Tabelle20.B2" office:value-type="string">
                        <text:p text:style-name="P21">True</text:p>
                      </table:table-cell>
                    </table:table-row>
                  </table:table>
                  <text:p text:style-name="P13"/>
                </table:table-cell>
              </table:table-row>
              <table:table-row>
                <table:table-cell table:style-name="Tabelle13.A2" office:value-type="string">
                  <text:p text:style-name="P13">7</text:p>
                </table:table-cell>
                <table:table-cell table:style-name="Tabelle13.A2" office:value-type="string">
                  <text:p text:style-name="P13">1</text:p>
                </table:table-cell>
                <table:table-cell table:style-name="Tabelle13.A2" office:value-type="string">
                  <text:p text:style-name="P13">Pitch/<text:span text:style-name="T35">Inclination </text:span>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13">0</text:p>
                      </table:table-cell>
                      <table:table-cell table:style-name="Tabelle42.B1" office:value-type="string">
                        <text:p text:style-name="P21">False</text:p>
                      </table:table-cell>
                    </table:table-row>
                    <table:table-row>
                      <table:table-cell table:style-name="Tabelle42.A2" office:value-type="string">
                        <text:p text:style-name="P13">1</text:p>
                      </table:table-cell>
                      <table:table-cell table:style-name="Tabelle42.B2" office:value-type="string">
                        <text:p text:style-name="P21">True</text:p>
                      </table:table-cell>
                    </table:table-row>
                  </table:table>
                  <text:p text:style-name="P13"/>
                </table:table-cell>
              </table:table-row>
              <table:table-row>
                <table:table-cell table:style-name="Tabelle13.A2" office:value-type="string">
                  <text:p text:style-name="P31">8</text:p>
                </table:table-cell>
                <table:table-cell table:style-name="Tabelle13.A2" office:value-type="string">
                  <text:p text:style-name="P13">1</text:p>
                </table:table-cell>
                <table:table-cell table:style-name="Tabelle13.A2" office:value-type="string">
                  <text:p text:style-name="Table_20_Contents"><text:span text:style-name="T16">Battery SOC </text:span><text:span text:style-name="T10">Present</text:span></text:p>
                </table:table-cell>
                <table:table-cell table:style-name="Tabelle13.D2" office:value-type="string">
                  <table:table table:name="Table56" table:style-name="Table56">
                    <table:table-column table:style-name="Table56.A"/>
                    <table:table-column table:style-name="Table56.B"/>
                    <table:table-row>
                      <table:table-cell table:style-name="Table56.A1" office:value-type="string">
                        <text:p text:style-name="P13">0</text:p>
                      </table:table-cell>
                      <table:table-cell table:style-name="Table56.B1" office:value-type="string">
                        <text:p text:style-name="P21">False</text:p>
                      </table:table-cell>
                    </table:table-row>
                    <table:table-row>
                      <table:table-cell table:style-name="Table56.A2" office:value-type="string">
                        <text:p text:style-name="P13">1</text:p>
                      </table:table-cell>
                      <table:table-cell table:style-name="Table56.B2" office:value-type="string">
                        <text:p text:style-name="P21">True</text:p>
                      </table:table-cell>
                    </table:table-row>
                  </table:table>
                  <text:p text:style-name="P13"/>
                </table:table-cell>
              </table:table-row>
              <table:table-row>
                <table:table-cell table:style-name="Tabelle13.A2" office:value-type="string">
                  <text:p text:style-name="P31"><text:soft-page-break/>9</text:p>
                </table:table-cell>
                <table:table-cell table:style-name="Tabelle13.A2" office:value-type="string">
                  <text:p text:style-name="P31">7</text:p>
                </table:table-cell>
                <table:table-cell table:style-name="Tabelle13.A2" office:value-type="string">
                  <text:p text:style-name="P13">Reserved fur future use</text:p>
                </table:table-cell>
                <table:table-cell table:style-name="Tabelle13.D2" office:value-type="string">
                  <text:p text:style-name="P13"/>
                </table:table-cell>
              </table:table-row>
            </table:table>
            <text:p text:style-name="P13"/>
          </table:table-cell>
        </table:table-row>
        <table:table-row>
          <table:table-cell table:style-name="Tabelle12.A2" office:value-type="string">
            <text:p text:style-name="P18"><text:span text:style-name="T35">Helmet </text:span>Setup</text:p>
          </table:table-cell>
          <table:table-cell table:style-name="Tabelle12.A2" office:value-type="string">
            <text:p text:style-name="P13">Mandatory <text:span text:style-name="T35">for Light Type “Helmet Light”, otherwise excluded</text:span></text:p>
          </table:table-cell>
          <table:table-cell table:style-name="Tabelle12.A2" office:value-type="string">
            <text:p text:style-name="P18">8bit</text:p>
          </table:table-cell>
          <table:table-cell table:style-name="Tabelle12.D2" office:value-type="string">
            <text:p text:style-name="P20">Bit Fiel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Bit</text:p>
                </table:table-cell>
                <table:table-cell table:style-name="Table1.A1" office:value-type="string">
                  <text:p text:style-name="P7">Size</text:p>
                </table:table-cell>
                <table:table-cell table:style-name="Table1.A1" office:value-type="string">
                  <text:p text:style-name="P7">Name</text:p>
                </table:table-cell>
                <table:table-cell table:style-name="Table1.D1" office:value-type="string">
                  <text:p text:style-name="P7">Definition</text:p>
                  <table:table table:name="Table2" table:style-name="Table2">
                    <table:table-column table:style-name="Table2.A"/>
                    <table:table-column table:style-name="Table2.B"/>
                    <table:table-row>
                      <table:table-cell table:style-name="Table2.A1" office:value-type="string">
                        <text:p text:style-name="P7">Key</text:p>
                      </table:table-cell>
                      <table:table-cell table:style-name="Table2.B1" office:value-type="string">
                        <text:p text:style-name="P7">Value</text:p>
                      </table:table-cell>
                    </table:table-row>
                  </table:table>
                  <text:p text:style-name="P7"/>
                </table:table-cell>
              </table:table-row>
              <table:table-row>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18">Flood active</text:p>
                </table:table-cell>
                <table:table-cell table:style-name="Table1.D2" office:value-type="string">
                  <table:table table:name="Table3" table:style-name="Table3">
                    <table:table-column table:style-name="Table3.A"/>
                    <table:table-column table:style-name="Table3.B"/>
                    <table:table-row>
                      <table:table-cell table:style-name="Table3.A1" office:value-type="string">
                        <text:p text:style-name="P13">0</text:p>
                      </table:table-cell>
                      <table:table-cell table:style-name="Table3.B1" office:value-type="string">
                        <text:p text:style-name="P21">False</text:p>
                      </table:table-cell>
                    </table:table-row>
                    <table:table-row>
                      <table:table-cell table:style-name="Table3.A2" office:value-type="string">
                        <text:p text:style-name="P13">1</text:p>
                      </table:table-cell>
                      <table:table-cell table:style-name="Table3.B2" office:value-type="string">
                        <text:p text:style-name="P21">True</text:p>
                      </table:table-cell>
                    </table:table-row>
                  </table:table>
                  <text:p text:style-name="P20"/>
                </table:table-cell>
              </table:table-row>
              <table:table-row>
                <table:table-cell table:style-name="Table1.A2" office:value-type="string">
                  <text:p text:style-name="P20">1</text:p>
                </table:table-cell>
                <table:table-cell table:style-name="Table1.A2" office:value-type="string">
                  <text:p text:style-name="P20">1</text:p>
                </table:table-cell>
                <table:table-cell table:style-name="Table1.A2" office:value-type="string">
                  <text:p text:style-name="P18">Spot active</text:p>
                </table:table-cell>
                <table:table-cell table:style-name="Table1.D2" office:value-type="string">
                  <table:table table:name="Table4" table:style-name="Table4">
                    <table:table-column table:style-name="Table4.A"/>
                    <table:table-column table:style-name="Table4.B"/>
                    <table:table-row>
                      <table:table-cell table:style-name="Table4.A1" office:value-type="string">
                        <text:p text:style-name="P13">0</text:p>
                      </table:table-cell>
                      <table:table-cell table:style-name="Table4.B1" office:value-type="string">
                        <text:p text:style-name="P21">False</text:p>
                      </table:table-cell>
                    </table:table-row>
                    <table:table-row>
                      <table:table-cell table:style-name="Table4.A2" office:value-type="string">
                        <text:p text:style-name="P13">1</text:p>
                      </table:table-cell>
                      <table:table-cell table:style-name="Table4.B2" office:value-type="string">
                        <text:p text:style-name="P21">True</text:p>
                      </table:table-cell>
                    </table:table-row>
                  </table:table>
                  <text:p text:style-name="P20"/>
                </table:table-cell>
              </table:table-row>
              <table:table-row>
                <table:table-cell table:style-name="Table1.A2" office:value-type="string">
                  <text:p text:style-name="P20">2</text:p>
                </table:table-cell>
                <table:table-cell table:style-name="Table1.A2" office:value-type="string">
                  <text:p text:style-name="P20">1</text:p>
                </table:table-cell>
                <table:table-cell table:style-name="Table1.A2" office:value-type="string">
                  <text:p text:style-name="P18">Pitch compensation</text:p>
                </table:table-cell>
                <table:table-cell table:style-name="Table1.D2" office:value-type="string">
                  <table:table table:name="Table5" table:style-name="Table5">
                    <table:table-column table:style-name="Table5.A"/>
                    <table:table-column table:style-name="Table5.B"/>
                    <table:table-row>
                      <table:table-cell table:style-name="Table5.A1" office:value-type="string">
                        <text:p text:style-name="P20">0</text:p>
                      </table:table-cell>
                      <table:table-cell table:style-name="Table5.B1" office:value-type="string">
                        <text:p text:style-name="P18">Disabled</text:p>
                      </table:table-cell>
                    </table:table-row>
                    <table:table-row>
                      <table:table-cell table:style-name="Table5.A2" office:value-type="string">
                        <text:p text:style-name="P20">1</text:p>
                      </table:table-cell>
                      <table:table-cell table:style-name="Table5.B2" office:value-type="string">
                        <text:p text:style-name="P18">Enabled</text:p>
                      </table:table-cell>
                    </table:table-row>
                  </table:table>
                  <text:p text:style-name="P20"/>
                </table:table-cell>
              </table:table-row>
              <table:table-row>
                <table:table-cell table:style-name="Table1.A2" office:value-type="string">
                  <text:p text:style-name="P20">3</text:p>
                </table:table-cell>
                <table:table-cell table:style-name="Table1.A2" office:value-type="string">
                  <text:p text:style-name="P20">1</text:p>
                </table:table-cell>
                <table:table-cell table:style-name="Table1.A2" office:value-type="string">
                  <text:p text:style-name="P18">Output cloned</text:p>
                </table:table-cell>
                <table:table-cell table:style-name="Table1.D2" office:value-type="string">
                  <table:table table:name="Table6" table:style-name="Table6">
                    <table:table-column table:style-name="Table6.A"/>
                    <table:table-column table:style-name="Table6.B"/>
                    <table:table-row>
                      <table:table-cell table:style-name="Table6.A1" office:value-type="string">
                        <text:p text:style-name="P13">0</text:p>
                      </table:table-cell>
                      <table:table-cell table:style-name="Table6.B1" office:value-type="string">
                        <text:p text:style-name="P21">False</text:p>
                      </table:table-cell>
                    </table:table-row>
                    <table:table-row>
                      <table:table-cell table:style-name="Table6.A2" office:value-type="string">
                        <text:p text:style-name="P13">1</text:p>
                      </table:table-cell>
                      <table:table-cell table:style-name="Table6.B2" office:value-type="string">
                        <text:p text:style-name="P21">True</text:p>
                      </table:table-cell>
                    </table:table-row>
                  </table:table>
                  <text:p text:style-name="P20"/>
                </table:table-cell>
              </table:table-row>
              <table:table-row>
                <table:table-cell table:style-name="Table1.A2" office:value-type="string">
                  <text:p text:style-name="P20">4</text:p>
                </table:table-cell>
                <table:table-cell table:style-name="Table1.A2" office:value-type="string">
                  <text:p text:style-name="P20">1</text:p>
                </table:table-cell>
                <table:table-cell table:style-name="Table1.A2" office:value-type="string">
                  <text:p text:style-name="P18">External Taillight</text:p>
                </table:table-cell>
                <table:table-cell table:style-name="Table1.D2" office:value-type="string">
                  <table:table table:name="Table7" table:style-name="Table7">
                    <table:table-column table:style-name="Table7.A"/>
                    <table:table-column table:style-name="Table7.B"/>
                    <table:table-row>
                      <table:table-cell table:style-name="Table7.A1" office:value-type="string">
                        <text:p text:style-name="P20">0</text:p>
                      </table:table-cell>
                      <table:table-cell table:style-name="Table7.B1" office:value-type="string">
                        <text:p text:style-name="P18">Disabled</text:p>
                      </table:table-cell>
                    </table:table-row>
                    <table:table-row>
                      <table:table-cell table:style-name="Table7.A2" office:value-type="string">
                        <text:p text:style-name="P20">1</text:p>
                      </table:table-cell>
                      <table:table-cell table:style-name="Table7.B2" office:value-type="string">
                        <text:p text:style-name="P18">Enabled</text:p>
                      </table:table-cell>
                    </table:table-row>
                  </table:table>
                  <text:p text:style-name="P20"/>
                </table:table-cell>
              </table:table-row>
              <table:table-row>
                <table:table-cell table:style-name="Table1.A2" office:value-type="string">
                  <text:p text:style-name="P20">5</text:p>
                </table:table-cell>
                <table:table-cell table:style-name="Table1.A2" office:value-type="string">
                  <text:p text:style-name="P20">1</text:p>
                </table:table-cell>
                <table:table-cell table:style-name="Table1.A2" office:value-type="string">
                  <text:p text:style-name="P18">External Brake-light</text:p>
                </table:table-cell>
                <table:table-cell table:style-name="Table1.D2" office:value-type="string">
                  <table:table table:name="Table8" table:style-name="Table8">
                    <table:table-column table:style-name="Table8.A"/>
                    <table:table-column table:style-name="Table8.B"/>
                    <table:table-row>
                      <table:table-cell table:style-name="Table8.A1" office:value-type="string">
                        <text:p text:style-name="P20">0</text:p>
                      </table:table-cell>
                      <table:table-cell table:style-name="Table8.B1" office:value-type="string">
                        <text:p text:style-name="P18">Disabled</text:p>
                      </table:table-cell>
                    </table:table-row>
                    <table:table-row>
                      <table:table-cell table:style-name="Table8.A2" office:value-type="string">
                        <text:p text:style-name="P20">1</text:p>
                      </table:table-cell>
                      <table:table-cell table:style-name="Table8.B2" office:value-type="string">
                        <text:p text:style-name="P18">Enabled</text:p>
                      </table:table-cell>
                    </table:table-row>
                  </table:table>
                  <text:p text:style-name="P20"/>
                </table:table-cell>
              </table:table-row>
              <table:table-row>
                <table:table-cell table:style-name="Table1.A2" office:value-type="string">
                  <text:p text:style-name="P18">6</text:p>
                </table:table-cell>
                <table:table-cell table:style-name="Table1.A2" office:value-type="string">
                  <text:p text:style-name="P18">2</text:p>
                </table:table-cell>
                <table:table-cell table:style-name="Table1.A2" office:value-type="string">
                  <text:p text:style-name="P20">Reserved fur future use</text:p>
                </table:table-cell>
                <table:table-cell table:style-name="Table1.D2" office:value-type="string">
                  <text:p text:style-name="P20"/>
                </table:table-cell>
              </table:table-row>
            </table:table>
            <text:p text:style-name="P20"/>
          </table:table-cell>
        </table:table-row>
        <table:table-row>
          <table:table-cell table:style-name="Tabelle12.A2" office:value-type="string">
            <text:p text:style-name="P92"><text:span text:style-name="T21">Bike </text:span><text:span text:style-name="T22">Setup</text:span></text:p>
          </table:table-cell>
          <table:table-cell table:style-name="Tabelle12.A2" office:value-type="string">
            <text:p text:style-name="Table_20_Contents"><text:span text:style-name="T10">Mandatory </text:span><text:span text:style-name="T21">for Light Type “Bike Light”, otherwise excluded</text:span></text:p>
          </table:table-cell>
          <table:table-cell table:style-name="Tabelle12.A2" office:value-type="string">
            <text:p text:style-name="P18">8bit</text:p>
          </table:table-cell>
          <table:table-cell table:style-name="Tabelle12.D2" office:value-type="string">
            <text:p text:style-name="P20">Bit Field</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Bit</text:p>
                </table:table-cell>
                <table:table-cell table:style-name="Table12.A1" office:value-type="string">
                  <text:p text:style-name="P9">Size</text:p>
                </table:table-cell>
                <table:table-cell table:style-name="Table12.A1" office:value-type="string">
                  <text:p text:style-name="P9">Name</text:p>
                </table:table-cell>
                <table:table-cell table:style-name="Table12.D1" office:value-type="string">
                  <text:p text:style-name="P9">Definition</text:p>
                  <table:table table:name="Table16" table:style-name="Table16">
                    <table:table-column table:style-name="Table16.A"/>
                    <table:table-column table:style-name="Table16.B"/>
                    <table:table-row>
                      <table:table-cell table:style-name="Table16.A1" office:value-type="string">
                        <text:p text:style-name="P9">Key</text:p>
                      </table:table-cell>
                      <table:table-cell table:style-name="Table16.B1" office:value-type="string">
                        <text:p text:style-name="P9">Value</text:p>
                      </table:table-cell>
                    </table:table-row>
                  </table:table>
                  <text:p text:style-name="P9"/>
                </table:table-cell>
              </table:table-row>
              <table:table-row>
                <table:table-cell table:style-name="Table12.A2" office:value-type="string">
                  <text:p text:style-name="P28">0</text:p>
                </table:table-cell>
                <table:table-cell table:style-name="Table12.A2" office:value-type="string">
                  <text:p text:style-name="P28">1</text:p>
                </table:table-cell>
                <table:table-cell table:style-name="Table12.A2" office:value-type="string">
                  <text:p text:style-name="P19"><text:span text:style-name="T29">Main Beam</text:span> active</text:p>
                </table:table-cell>
                <table:table-cell table:style-name="Table12.D2" office:value-type="string">
                  <table:table table:name="Table20" table:style-name="Table20">
                    <table:table-column table:style-name="Table20.A"/>
                    <table:table-column table:style-name="Table20.B"/>
                    <table:table-row>
                      <table:table-cell table:style-name="Table20.A1" office:value-type="string">
                        <text:p text:style-name="P28">0</text:p>
                      </table:table-cell>
                      <table:table-cell table:style-name="Table20.B1" office:value-type="string">
                        <text:p text:style-name="P22">False</text:p>
                      </table:table-cell>
                    </table:table-row>
                    <table:table-row>
                      <table:table-cell table:style-name="Table20.A2" office:value-type="string">
                        <text:p text:style-name="P28">1</text:p>
                      </table:table-cell>
                      <table:table-cell table:style-name="Table20.B2" office:value-type="string">
                        <text:p text:style-name="P22">True</text:p>
                      </table:table-cell>
                    </table:table-row>
                  </table:table>
                  <text:p text:style-name="P28"/>
                </table:table-cell>
              </table:table-row>
              <table:table-row>
                <table:table-cell table:style-name="Table12.A2" office:value-type="string">
                  <text:p text:style-name="P32">1</text:p>
                </table:table-cell>
                <table:table-cell table:style-name="Table12.A2" office:value-type="string">
                  <text:p text:style-name="P28">1</text:p>
                </table:table-cell>
                <table:table-cell table:style-name="Table12.A2" office:value-type="string">
                  <text:p text:style-name="P19"><text:span text:style-name="T31">Extended </text:span><text:span text:style-name="T29">Main Beam</text:span> active</text:p>
                </table:table-cell>
                <table:table-cell table:style-name="Table12.D2" office:value-type="string">
                  <table:table table:name="Table21" table:style-name="Table21">
                    <table:table-column table:style-name="Table21.A"/>
                    <table:table-column table:style-name="Table21.B"/>
                    <table:table-row>
                      <table:table-cell table:style-name="Table21.A1" office:value-type="string">
                        <text:p text:style-name="P28">0</text:p>
                      </table:table-cell>
                      <table:table-cell table:style-name="Table21.B1" office:value-type="string">
                        <text:p text:style-name="P22">False</text:p>
                      </table:table-cell>
                    </table:table-row>
                    <table:table-row>
                      <table:table-cell table:style-name="Table21.A2" office:value-type="string">
                        <text:p text:style-name="P28">1</text:p>
                      </table:table-cell>
                      <table:table-cell table:style-name="Table21.B2" office:value-type="string">
                        <text:p text:style-name="P22">True</text:p>
                      </table:table-cell>
                    </table:table-row>
                  </table:table>
                  <text:p text:style-name="P28"/>
                </table:table-cell>
              </table:table-row>
              <table:table-row>
                <table:table-cell table:style-name="Table12.A2" office:value-type="string">
                  <text:p text:style-name="P32">2</text:p>
                </table:table-cell>
                <table:table-cell table:style-name="Table12.A2" office:value-type="string">
                  <text:p text:style-name="P28">1</text:p>
                </table:table-cell>
                <table:table-cell table:style-name="Table12.A2" office:value-type="string">
                  <text:p text:style-name="P19"><text:span text:style-name="T29">High Beam</text:span> active</text:p>
                </table:table-cell>
                <table:table-cell table:style-name="Table12.D2" office:value-type="string">
                  <table:table table:name="Table22" table:style-name="Table22">
                    <table:table-column table:style-name="Table22.A"/>
                    <table:table-column table:style-name="Table22.B"/>
                    <table:table-row>
                      <table:table-cell table:style-name="Table22.A1" office:value-type="string">
                        <text:p text:style-name="P28">0</text:p>
                      </table:table-cell>
                      <table:table-cell table:style-name="Table22.B1" office:value-type="string">
                        <text:p text:style-name="P22">False</text:p>
                      </table:table-cell>
                    </table:table-row>
                    <table:table-row>
                      <table:table-cell table:style-name="Table22.A2" office:value-type="string">
                        <text:p text:style-name="P28">1</text:p>
                      </table:table-cell>
                      <table:table-cell table:style-name="Table22.B2" office:value-type="string">
                        <text:p text:style-name="P22">True</text:p>
                      </table:table-cell>
                    </table:table-row>
                  </table:table>
                  <text:p text:style-name="P28"/>
                </table:table-cell>
              </table:table-row>
              <table:table-row>
                <table:table-cell table:style-name="Table12.A2" office:value-type="string">
                  <text:p text:style-name="P32">3</text:p>
                </table:table-cell>
                <table:table-cell table:style-name="Table12.A2" office:value-type="string">
                  <text:p text:style-name="P28">1</text:p>
                </table:table-cell>
                <table:table-cell table:style-name="Table12.A2" office:value-type="string">
                  <text:p text:style-name="P29">Daylight active</text:p>
                </table:table-cell>
                <table:table-cell table:style-name="Table12.D2" office:value-type="string">
                  <table:table table:name="Table23" table:style-name="Table23">
                    <table:table-column table:style-name="Table23.A"/>
                    <table:table-column table:style-name="Table23.B"/>
                    <table:table-row>
                      <table:table-cell table:style-name="Table23.A1" office:value-type="string">
                        <text:p text:style-name="P28">0</text:p>
                      </table:table-cell>
                      <table:table-cell table:style-name="Table23.B1" office:value-type="string">
                        <text:p text:style-name="P19">Disabled</text:p>
                      </table:table-cell>
                    </table:table-row>
                    <table:table-row>
                      <table:table-cell table:style-name="Table23.A2" office:value-type="string">
                        <text:p text:style-name="P28">1</text:p>
                      </table:table-cell>
                      <table:table-cell table:style-name="Table23.B2" office:value-type="string">
                        <text:p text:style-name="P19">Enabled</text:p>
                      </table:table-cell>
                    </table:table-row>
                  </table:table>
                  <text:p text:style-name="P28"/>
                </table:table-cell>
              </table:table-row>
              <table:table-row>
                <table:table-cell table:style-name="Table12.A2" office:value-type="string">
                  <text:p text:style-name="P32">4</text:p>
                </table:table-cell>
                <table:table-cell table:style-name="Table12.A2" office:value-type="string">
                  <text:p text:style-name="P28">1</text:p>
                </table:table-cell>
                <table:table-cell table:style-name="Table12.A2" office:value-type="string">
                  <text:p text:style-name="P19">External Taillight</text:p>
                </table:table-cell>
                <table:table-cell table:style-name="Table12.D2" office:value-type="string">
                  <table:table table:name="Table24" table:style-name="Table24">
                    <table:table-column table:style-name="Table24.A"/>
                    <table:table-column table:style-name="Table24.B"/>
                    <table:table-row>
                      <table:table-cell table:style-name="Table24.A1" office:value-type="string">
                        <text:p text:style-name="P28">0</text:p>
                      </table:table-cell>
                      <table:table-cell table:style-name="Table24.B1" office:value-type="string">
                        <text:p text:style-name="P19">Disabled</text:p>
                      </table:table-cell>
                    </table:table-row>
                    <table:table-row>
                      <table:table-cell table:style-name="Table24.A2" office:value-type="string">
                        <text:p text:style-name="P28">1</text:p>
                      </table:table-cell>
                      <table:table-cell table:style-name="Table24.B2" office:value-type="string">
                        <text:p text:style-name="P19">Enabled</text:p>
                      </table:table-cell>
                    </table:table-row>
                  </table:table>
                  <text:p text:style-name="P28"/>
                </table:table-cell>
              </table:table-row>
              <table:table-row>
                <table:table-cell table:style-name="Table12.A2" office:value-type="string">
                  <text:p text:style-name="P32">5</text:p>
                </table:table-cell>
                <table:table-cell table:style-name="Table12.A2" office:value-type="string">
                  <text:p text:style-name="P28">1</text:p>
                </table:table-cell>
                <table:table-cell table:style-name="Table12.A2" office:value-type="string">
                  <text:p text:style-name="P19">External Brake-light</text:p>
                </table:table-cell>
                <table:table-cell table:style-name="Table12.D2" office:value-type="string">
                  <table:table table:name="Table27" table:style-name="Table27">
                    <table:table-column table:style-name="Table27.A"/>
                    <table:table-column table:style-name="Table27.B"/>
                    <table:table-row>
                      <table:table-cell table:style-name="Table27.A1" office:value-type="string">
                        <text:p text:style-name="P28">0</text:p>
                      </table:table-cell>
                      <table:table-cell table:style-name="Table27.B1" office:value-type="string">
                        <text:p text:style-name="P19">Disabled</text:p>
                      </table:table-cell>
                    </table:table-row>
                    <table:table-row>
                      <table:table-cell table:style-name="Table27.A2" office:value-type="string">
                        <text:p text:style-name="P28">1</text:p>
                      </table:table-cell>
                      <table:table-cell table:style-name="Table27.B2" office:value-type="string">
                        <text:p text:style-name="P19">Enabled</text:p>
                      </table:table-cell>
                    </table:table-row>
                  </table:table>
                  <text:p text:style-name="P28"/>
                </table:table-cell>
              </table:table-row>
              <table:table-row>
                <table:table-cell table:style-name="Table12.A2" office:value-type="string">
                  <text:p text:style-name="P32">6</text:p>
                </table:table-cell>
                <table:table-cell table:style-name="Table12.A2" office:value-type="string">
                  <text:p text:style-name="P32">2</text:p>
                </table:table-cell>
                <table:table-cell table:style-name="Table12.A2" office:value-type="string">
                  <text:p text:style-name="P28">Reserved fur future use</text:p>
                </table:table-cell>
                <table:table-cell table:style-name="Table12.D2" office:value-type="string">
                  <text:p text:style-name="P28"/>
                </table:table-cell>
              </table:table-row>
            </table:table>
            <text:p text:style-name="P20"/>
          </table:table-cell>
        </table:table-row>
        <table:table-row>
          <table:table-cell table:style-name="Tabelle12.A2" office:value-type="string">
            <text:p text:style-name="P81">Taillight Setup</text:p>
          </table:table-cell>
          <table:table-cell table:style-name="Tabelle12.A2" office:value-type="string">
            <text:p text:style-name="Table_20_Contents"><text:span text:style-name="T10">Mandatory </text:span><text:span text:style-name="T21">for Light Type “Taillight”, </text:span><text:soft-page-break/><text:span text:style-name="T21">otherwise excluded</text:span></text:p>
          </table:table-cell>
          <table:table-cell table:style-name="Tabelle12.A2" office:value-type="string">
            <text:p text:style-name="P18"/>
          </table:table-cell>
          <table:table-cell table:style-name="Tabelle12.D2" office:value-type="string">
            <text:p text:style-name="P20"/>
          </table:table-cell>
        </table:table-row>
        <table:table-row>
          <table:table-cell table:style-name="Tabelle12.A2" office:value-type="string">
            <text:p text:style-name="P13"><text:span text:style-name="T35">Helmet </text:span>Intensity</text:p>
            <text:p text:style-name="P6">Information:</text:p>
            <text:p text:style-name="P33">Unit is is in percentage with a resolution of 1, in relation to maximum output power.</text:p>
            <text:p text:style-name="P33">In a <text:span text:style-name="T6">setup with activated pitch compensation</text:span> <text:span text:style-name="T6">the </text:span>unit is in lux with a resolution of 1, representing the luminescence under intended use</text:p>
            <text:p text:style-name="P6">Unit:</text:p>
            <text:p text:style-name="P33">org.bluetooth.unit.percentage</text:p>
            <text:p text:style-name="P13"><text:span text:style-name="T1">org.bluetooth.unit.</text:span>illuminance.lux </text:p>
            <text:p text:style-name="P6">Exponent: <text:span text:style-name="T1">Decimal, 0</text:span></text:p>
          </table:table-cell>
          <table:table-cell table:style-name="Tabelle12.A2" office:value-type="string">
            <text:p text:style-name="P80">Optional <text:span text:style-name="T35">for Light Type “Helmet Light”, otherwise excluded</text:span></text:p>
          </table:table-cell>
          <table:table-cell table:style-name="Tabelle12.A2" office:value-type="string">
            <text:p text:style-name="P13">uint8</text:p>
          </table:table-cell>
          <table:table-cell table:style-name="Tabelle12.D2" office:value-type="string">
            <text:p text:style-name="P18"/>
          </table:table-cell>
        </table:table-row>
        <table:table-row>
          <table:table-cell table:style-name="Tabelle12.A2" office:value-type="string">
            <text:p text:style-name="Table_20_Contents"><text:span text:style-name="T21">Main Beam </text:span><text:span text:style-name="T10">Intensity</text:span></text:p>
            <text:p text:style-name="P6">Information:</text:p>
            <text:p text:style-name="P33">Unit is is in percentage with a resolution of 1, in relation to maximum output power.</text:p>
            <text:p text:style-name="P6">Unit:</text:p>
            <text:p text:style-name="P13"><text:span text:style-name="T1">org.bluetooth.unit.percentage</text:span></text:p>
            <text:p text:style-name="P6">Exponent: <text:span text:style-name="T1">Decimal, 0</text:span></text:p>
          </table:table-cell>
          <table:table-cell table:style-name="Tabelle12.A2" office:value-type="string">
            <text:p text:style-name="P93"><text:span text:style-name="T10">Optional </text:span><text:span text:style-name="T21">for Light Type “Bike Light”, otherwise excluded</text:span></text:p>
          </table:table-cell>
          <table:table-cell table:style-name="Tabelle12.A2" office:value-type="string">
            <text:p text:style-name="P13">uint8</text:p>
          </table:table-cell>
          <table:table-cell table:style-name="Tabelle12.D2" office:value-type="string">
            <text:p text:style-name="P92"><text:span text:style-name="T22"/></text:p>
          </table:table-cell>
        </table:table-row>
        <table:table-row>
          <table:table-cell table:style-name="Tabelle12.A2" office:value-type="string">
            <text:p text:style-name="Table_20_Contents"><text:span text:style-name="T21">High Beam </text:span><text:span text:style-name="T10">Intensity</text:span></text:p>
            <text:p text:style-name="P6">Information:</text:p>
            <text:p text:style-name="P33">Unit is is in percentage with a resolution of 1, in relation to maximum output power.</text:p>
            <text:p text:style-name="P6">Unit:</text:p>
            <text:p text:style-name="P13"><text:span text:style-name="T1">org.bluetooth.unit.percentage</text:span></text:p>
            <text:p text:style-name="P6">Exponent: <text:span text:style-name="T1">Decimal, 0</text:span></text:p>
          </table:table-cell>
          <table:table-cell table:style-name="Tabelle12.A2" office:value-type="string">
            <text:p text:style-name="P93"><text:span text:style-name="T10">Optional </text:span><text:span text:style-name="T21">for Light Type “Bike Light”, otherwise excluded</text:span></text:p>
          </table:table-cell>
          <table:table-cell table:style-name="Tabelle12.A2" office:value-type="string">
            <text:p text:style-name="P13">uint8</text:p>
          </table:table-cell>
          <table:table-cell table:style-name="Tabelle12.D2" office:value-type="string">
            <text:p text:style-name="P92"><text:span text:style-name="T22"/></text:p>
          </table:table-cell>
        </table:table-row>
        <table:table-row>
          <table:table-cell table:style-name="Tabelle12.A2" office:value-type="string">
            <text:p text:style-name="P13">Flood Status</text:p>
            <text:p text:style-name="P33"/>
          </table:table-cell>
          <table:table-cell table:style-name="Tabelle12.A2" office:value-type="string">
            <text:p text:style-name="P80">Optional <text:span text:style-name="T35">for Light Type “Helmet Light”, otherwise excluded</text:span></text:p>
          </table:table-cell>
          <table:table-cell table:style-name="Tabelle12.A2" office:value-type="string">
            <text:p text:style-name="P13">8bit</text:p>
          </table:table-cell>
          <table:table-cell table:style-name="Tabelle12.D2" office:value-type="string">
            <text:p text:style-name="P13">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6">Bit</text:p>
                </table:table-cell>
                <table:table-cell table:style-name="Tabelle23.A1" office:value-type="string">
                  <text:p text:style-name="P6">Size</text:p>
                </table:table-cell>
                <table:table-cell table:style-name="Tabelle23.A1" office:value-type="string">
                  <text:p text:style-name="P6">Name</text:p>
                </table:table-cell>
                <table:table-cell table:style-name="Tabelle23.D1" office:value-type="string">
                  <text:p text:style-name="P6">Definition</text:p>
                  <table:table table:name="Tabelle24" table:style-name="Tabelle24">
                    <table:table-column table:style-name="Tabelle24.A"/>
                    <table:table-column table:style-name="Tabelle24.B"/>
                    <table:table-row>
                      <table:table-cell table:style-name="Tabelle24.A1" office:value-type="string">
                        <text:p text:style-name="P6">Key</text:p>
                      </table:table-cell>
                      <table:table-cell table:style-name="Tabelle24.B1" office:value-type="string">
                        <text:p text:style-name="P6">Value</text:p>
                      </table:table-cell>
                    </table:table-row>
                  </table:table>
                  <text:p text:style-name="P6"/>
                </table:table-cell>
              </table:table-row>
              <table:table-row>
                <table:table-cell table:style-name="Tabelle23.A2" office:value-type="string">
                  <text:p text:style-name="P13">0</text:p>
                </table:table-cell>
                <table:table-cell table:style-name="Tabelle23.A2" office:value-type="string">
                  <text:p text:style-name="P13">1</text:p>
                </table:table-cell>
                <table:table-cell table:style-name="Tabelle23.A2" office:value-type="string">
                  <text:p text:style-name="P13">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13">0</text:p>
                      </table:table-cell>
                      <table:table-cell table:style-name="Tabelle29.B1" office:value-type="string">
                        <text:p text:style-name="P13">Not active</text:p>
                      </table:table-cell>
                    </table:table-row>
                    <table:table-row>
                      <table:table-cell table:style-name="Tabelle29.A2" office:value-type="string">
                        <text:p text:style-name="P13">1</text:p>
                      </table:table-cell>
                      <table:table-cell table:style-name="Tabelle29.B2" office:value-type="string">
                        <text:p text:style-name="P13">active</text:p>
                      </table:table-cell>
                    </table:table-row>
                  </table:table>
                  <text:p text:style-name="P13"/>
                </table:table-cell>
              </table:table-row>
              <table:table-row>
                <table:table-cell table:style-name="Tabelle23.A2" office:value-type="string">
                  <text:p text:style-name="P13">1</text:p>
                </table:table-cell>
                <table:table-cell table:style-name="Tabelle23.A2" office:value-type="string">
                  <text:p text:style-name="P13">1</text:p>
                </table:table-cell>
                <table:table-cell table:style-name="Tabelle23.A2" office:value-type="string">
                  <text:p text:style-name="P13">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13">0</text:p>
                      </table:table-cell>
                      <table:table-cell table:style-name="Tabelle30.B1" office:value-type="string">
                        <text:p text:style-name="P13">Not active</text:p>
                      </table:table-cell>
                    </table:table-row>
                    <table:table-row>
                      <table:table-cell table:style-name="Tabelle30.A2" office:value-type="string">
                        <text:p text:style-name="P13">1</text:p>
                      </table:table-cell>
                      <table:table-cell table:style-name="Tabelle30.B2" office:value-type="string">
                        <text:p text:style-name="P13">active</text:p>
                      </table:table-cell>
                    </table:table-row>
                  </table:table>
                  <text:p text:style-name="P13"/>
                </table:table-cell>
              </table:table-row>
              <table:table-row>
                <table:table-cell table:style-name="Tabelle23.A2" office:value-type="string">
                  <text:p text:style-name="P13">2</text:p>
                </table:table-cell>
                <table:table-cell table:style-name="Tabelle23.A2" office:value-type="string">
                  <text:p text:style-name="P13">1</text:p>
                </table:table-cell>
                <table:table-cell table:style-name="Tabelle23.A2" office:value-type="string">
                  <text:p text:style-name="P13">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13">0</text:p>
                      </table:table-cell>
                      <table:table-cell table:style-name="Tabelle31.B1" office:value-type="string">
                        <text:p text:style-name="P13">Not active</text:p>
                      </table:table-cell>
                    </table:table-row>
                    <table:table-row>
                      <table:table-cell table:style-name="Tabelle31.A2" office:value-type="string">
                        <text:p text:style-name="P13">1</text:p>
                      </table:table-cell>
                      <table:table-cell table:style-name="Tabelle31.B2" office:value-type="string">
                        <text:p text:style-name="P13">active</text:p>
                      </table:table-cell>
                    </table:table-row>
                  </table:table>
                  <text:p text:style-name="P13"/>
                </table:table-cell>
              </table:table-row>
              <table:table-row>
                <table:table-cell table:style-name="Tabelle23.A2" office:value-type="string">
                  <text:p text:style-name="P13">3</text:p>
                </table:table-cell>
                <table:table-cell table:style-name="Tabelle23.A2" office:value-type="string">
                  <text:p text:style-name="P13">1</text:p>
                </table:table-cell>
                <table:table-cell table:style-name="Tabelle23.A2" office:value-type="string">
                  <text:p text:style-name="P13">Duty Cycle Limit Indicat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13">0</text:p>
                      </table:table-cell>
                      <table:table-cell table:style-name="Tabelle32.B1" office:value-type="string">
                        <text:p text:style-name="P13">Not active</text:p>
                      </table:table-cell>
                    </table:table-row>
                    <table:table-row>
                      <table:table-cell table:style-name="Tabelle32.A2" office:value-type="string">
                        <text:p text:style-name="P13">1</text:p>
                      </table:table-cell>
                      <table:table-cell table:style-name="Tabelle32.B2" office:value-type="string">
                        <text:p text:style-name="P13">active</text:p>
                      </table:table-cell>
                    </table:table-row>
                  </table:table>
                  <text:p text:style-name="P13"/>
                </table:table-cell>
              </table:table-row>
              <table:table-row>
                <table:table-cell table:style-name="Tabelle23.A2" office:value-type="string">
                  <text:p text:style-name="P13">4</text:p>
                </table:table-cell>
                <table:table-cell table:style-name="Tabelle23.A2" office:value-type="string">
                  <text:p text:style-name="P13">4</text:p>
                </table:table-cell>
                <table:table-cell table:style-name="Tabelle23.A2" office:value-type="string">
                  <text:p text:style-name="P13">Reserved fur future use</text:p>
                </table:table-cell>
                <table:table-cell table:style-name="Tabelle23.D2" office:value-type="string">
                  <text:p text:style-name="P13"/>
                </table:table-cell>
              </table:table-row>
            </table:table>
            <text:p text:style-name="P13"/>
          </table:table-cell>
        </table:table-row>
        <table:table-row>
          <table:table-cell table:style-name="Tabelle12.A2" office:value-type="string">
            <text:p text:style-name="P13"><text:span text:style-name="T35">Main Beam</text:span> Status</text:p>
            <text:p text:style-name="P33"/>
          </table:table-cell>
          <table:table-cell table:style-name="Tabelle12.A2" office:value-type="string">
            <text:p text:style-name="P93"><text:span text:style-name="T10">Optional </text:span><text:span text:style-name="T21">for Light Type “Bike Light”, otherwise excluded</text:span></text:p>
          </table:table-cell>
          <table:table-cell table:style-name="Tabelle12.A2" office:value-type="string">
            <text:p text:style-name="P13">8bit</text:p>
          </table:table-cell>
          <table:table-cell table:style-name="Tabelle12.D2" office:value-type="string">
            <text:p text:style-name="P13">Bit Field</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6">Bit</text:p>
                </table:table-cell>
                <table:table-cell table:style-name="Table29.A1" office:value-type="string">
                  <text:p text:style-name="P6">Size</text:p>
                </table:table-cell>
                <table:table-cell table:style-name="Table29.A1" office:value-type="string">
                  <text:p text:style-name="P6">Name</text:p>
                </table:table-cell>
                <table:table-cell table:style-name="Table29.D1" office:value-type="string">
                  <text:p text:style-name="P6">Definition</text:p>
                  <table:table table:name="Table31" table:style-name="Table31">
                    <table:table-column table:style-name="Table31.A"/>
                    <table:table-column table:style-name="Table31.B"/>
                    <table:table-row>
                      <table:table-cell table:style-name="Table31.A1" office:value-type="string">
                        <text:p text:style-name="P6">Key</text:p>
                      </table:table-cell>
                      <table:table-cell table:style-name="Table31.B1" office:value-type="string">
                        <text:p text:style-name="P6">Value</text:p>
                      </table:table-cell>
                    </table:table-row>
                  </table:table>
                  <text:p text:style-name="P6"/>
                </table:table-cell>
              </table:table-row>
              <table:table-row>
                <table:table-cell table:style-name="Table29.A2" office:value-type="string">
                  <text:p text:style-name="P13">0</text:p>
                </table:table-cell>
                <table:table-cell table:style-name="Table29.A2" office:value-type="string">
                  <text:p text:style-name="P13">1</text:p>
                </table:table-cell>
                <table:table-cell table:style-name="Table29.A2" office:value-type="string">
                  <text:p text:style-name="P13">Over-current Indicator</text:p>
                </table:table-cell>
                <table:table-cell table:style-name="Table29.D2" office:value-type="string">
                  <table:table table:name="Table79" table:style-name="Table79">
                    <table:table-column table:style-name="Table79.A"/>
                    <table:table-column table:style-name="Table79.B"/>
                    <table:table-row>
                      <table:table-cell table:style-name="Table79.A1" office:value-type="string">
                        <text:p text:style-name="P13">0</text:p>
                      </table:table-cell>
                      <table:table-cell table:style-name="Table79.B1" office:value-type="string">
                        <text:p text:style-name="P13">Not active</text:p>
                      </table:table-cell>
                    </table:table-row>
                    <table:table-row>
                      <table:table-cell table:style-name="Table79.A2" office:value-type="string">
                        <text:p text:style-name="P13">1</text:p>
                      </table:table-cell>
                      <table:table-cell table:style-name="Table79.B2" office:value-type="string">
                        <text:p text:style-name="P13">active</text:p>
                      </table:table-cell>
                    </table:table-row>
                  </table:table>
                  <text:p text:style-name="P13"/>
                </table:table-cell>
              </table:table-row>
              <table:table-row>
                <table:table-cell table:style-name="Table29.A2" office:value-type="string">
                  <text:p text:style-name="P13"><text:soft-page-break/>1</text:p>
                </table:table-cell>
                <table:table-cell table:style-name="Table29.A2" office:value-type="string">
                  <text:p text:style-name="P13">1</text:p>
                </table:table-cell>
                <table:table-cell table:style-name="Table29.A2" office:value-type="string">
                  <text:p text:style-name="P13">Voltage Limiting Indicator</text:p>
                </table:table-cell>
                <table:table-cell table:style-name="Table29.D2" office:value-type="string">
                  <table:table table:name="Table80" table:style-name="Table80">
                    <table:table-column table:style-name="Table80.A"/>
                    <table:table-column table:style-name="Table80.B"/>
                    <table:table-row>
                      <table:table-cell table:style-name="Table80.A1" office:value-type="string">
                        <text:p text:style-name="P13">0</text:p>
                      </table:table-cell>
                      <table:table-cell table:style-name="Table80.B1" office:value-type="string">
                        <text:p text:style-name="P13">Not active</text:p>
                      </table:table-cell>
                    </table:table-row>
                    <table:table-row>
                      <table:table-cell table:style-name="Table80.A2" office:value-type="string">
                        <text:p text:style-name="P13">1</text:p>
                      </table:table-cell>
                      <table:table-cell table:style-name="Table80.B2" office:value-type="string">
                        <text:p text:style-name="P13">active</text:p>
                      </table:table-cell>
                    </table:table-row>
                  </table:table>
                  <text:p text:style-name="P13"/>
                </table:table-cell>
              </table:table-row>
              <table:table-row>
                <table:table-cell table:style-name="Table29.A2" office:value-type="string">
                  <text:p text:style-name="P13">2</text:p>
                </table:table-cell>
                <table:table-cell table:style-name="Table29.A2" office:value-type="string">
                  <text:p text:style-name="P13">1</text:p>
                </table:table-cell>
                <table:table-cell table:style-name="Table29.A2" office:value-type="string">
                  <text:p text:style-name="P13">Temperature Limiting Indicator</text:p>
                </table:table-cell>
                <table:table-cell table:style-name="Table29.D2" office:value-type="string">
                  <table:table table:name="Table81" table:style-name="Table81">
                    <table:table-column table:style-name="Table81.A"/>
                    <table:table-column table:style-name="Table81.B"/>
                    <table:table-row>
                      <table:table-cell table:style-name="Table81.A1" office:value-type="string">
                        <text:p text:style-name="P13">0</text:p>
                      </table:table-cell>
                      <table:table-cell table:style-name="Table81.B1" office:value-type="string">
                        <text:p text:style-name="P13">Not active</text:p>
                      </table:table-cell>
                    </table:table-row>
                    <table:table-row>
                      <table:table-cell table:style-name="Table81.A2" office:value-type="string">
                        <text:p text:style-name="P13">1</text:p>
                      </table:table-cell>
                      <table:table-cell table:style-name="Table81.B2" office:value-type="string">
                        <text:p text:style-name="P13">active</text:p>
                      </table:table-cell>
                    </table:table-row>
                  </table:table>
                  <text:p text:style-name="P13"/>
                </table:table-cell>
              </table:table-row>
              <table:table-row>
                <table:table-cell table:style-name="Table29.A2" office:value-type="string">
                  <text:p text:style-name="P13">3</text:p>
                </table:table-cell>
                <table:table-cell table:style-name="Table29.A2" office:value-type="string">
                  <text:p text:style-name="P13">1</text:p>
                </table:table-cell>
                <table:table-cell table:style-name="Table29.A2" office:value-type="string">
                  <text:p text:style-name="P13">Duty Cycle Limit Indicator</text:p>
                </table:table-cell>
                <table:table-cell table:style-name="Table29.D2" office:value-type="string">
                  <table:table table:name="Table82" table:style-name="Table82">
                    <table:table-column table:style-name="Table82.A"/>
                    <table:table-column table:style-name="Table82.B"/>
                    <table:table-row>
                      <table:table-cell table:style-name="Table82.A1" office:value-type="string">
                        <text:p text:style-name="P13">0</text:p>
                      </table:table-cell>
                      <table:table-cell table:style-name="Table82.B1" office:value-type="string">
                        <text:p text:style-name="P13">Not active</text:p>
                      </table:table-cell>
                    </table:table-row>
                    <table:table-row>
                      <table:table-cell table:style-name="Table82.A2" office:value-type="string">
                        <text:p text:style-name="P13">1</text:p>
                      </table:table-cell>
                      <table:table-cell table:style-name="Table82.B2" office:value-type="string">
                        <text:p text:style-name="P13">active</text:p>
                      </table:table-cell>
                    </table:table-row>
                  </table:table>
                  <text:p text:style-name="P13"/>
                </table:table-cell>
              </table:table-row>
              <table:table-row>
                <table:table-cell table:style-name="Table29.A2" office:value-type="string">
                  <text:p text:style-name="P13">4</text:p>
                </table:table-cell>
                <table:table-cell table:style-name="Table29.A2" office:value-type="string">
                  <text:p text:style-name="P13">4</text:p>
                </table:table-cell>
                <table:table-cell table:style-name="Table29.A2" office:value-type="string">
                  <text:p text:style-name="P13">Reserved fur future use</text:p>
                </table:table-cell>
                <table:table-cell table:style-name="Table29.D2" office:value-type="string">
                  <text:p text:style-name="P13"/>
                </table:table-cell>
              </table:table-row>
            </table:table>
            <text:p text:style-name="P13"/>
          </table:table-cell>
        </table:table-row>
        <table:table-row>
          <table:table-cell table:style-name="Tabelle12.A2" office:value-type="string">
            <text:p text:style-name="P13">Spot Status</text:p>
            <text:p text:style-name="P33"/>
          </table:table-cell>
          <table:table-cell table:style-name="Tabelle12.A2" office:value-type="string">
            <text:p text:style-name="P80">Optional <text:span text:style-name="T35">for Light Type “Helmet Light”, otherwise excluded</text:span></text:p>
          </table:table-cell>
          <table:table-cell table:style-name="Tabelle12.A2" office:value-type="string">
            <text:p text:style-name="P13">8bit</text:p>
          </table:table-cell>
          <table:table-cell table:style-name="Tabelle12.D2" office:value-type="string">
            <text:p text:style-name="P13">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6">Bit</text:p>
                </table:table-cell>
                <table:table-cell table:style-name="Tabelle25.A1" office:value-type="string">
                  <text:p text:style-name="P6">Size</text:p>
                </table:table-cell>
                <table:table-cell table:style-name="Tabelle25.A1" office:value-type="string">
                  <text:p text:style-name="P6">Name</text:p>
                </table:table-cell>
                <table:table-cell table:style-name="Tabelle25.D1" office:value-type="string">
                  <text:p text:style-name="P6">Definition</text:p>
                  <table:table table:name="Tabelle26" table:style-name="Tabelle26">
                    <table:table-column table:style-name="Tabelle26.A"/>
                    <table:table-column table:style-name="Tabelle26.B"/>
                    <table:table-row>
                      <table:table-cell table:style-name="Tabelle26.A1" office:value-type="string">
                        <text:p text:style-name="P6">Key</text:p>
                      </table:table-cell>
                      <table:table-cell table:style-name="Tabelle26.B1" office:value-type="string">
                        <text:p text:style-name="P6">Value</text:p>
                      </table:table-cell>
                    </table:table-row>
                  </table:table>
                  <text:p text:style-name="P6"/>
                </table:table-cell>
              </table:table-row>
              <table:table-row>
                <table:table-cell table:style-name="Tabelle25.A2" office:value-type="string">
                  <text:p text:style-name="P13">0</text:p>
                </table:table-cell>
                <table:table-cell table:style-name="Tabelle25.A2" office:value-type="string">
                  <text:p text:style-name="P13">1</text:p>
                </table:table-cell>
                <table:table-cell table:style-name="Tabelle25.A2" office:value-type="string">
                  <text:p text:style-name="P13">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13">0</text:p>
                      </table:table-cell>
                      <table:table-cell table:style-name="Tabelle27.B1" office:value-type="string">
                        <text:p text:style-name="P13">Not active</text:p>
                      </table:table-cell>
                    </table:table-row>
                    <table:table-row>
                      <table:table-cell table:style-name="Tabelle27.A2" office:value-type="string">
                        <text:p text:style-name="P13">1</text:p>
                      </table:table-cell>
                      <table:table-cell table:style-name="Tabelle27.B2" office:value-type="string">
                        <text:p text:style-name="P13">active</text:p>
                      </table:table-cell>
                    </table:table-row>
                  </table:table>
                  <text:p text:style-name="P13"/>
                </table:table-cell>
              </table:table-row>
              <table:table-row>
                <table:table-cell table:style-name="Tabelle25.A2" office:value-type="string">
                  <text:p text:style-name="P13">1</text:p>
                </table:table-cell>
                <table:table-cell table:style-name="Tabelle25.A2" office:value-type="string">
                  <text:p text:style-name="P13">1</text:p>
                </table:table-cell>
                <table:table-cell table:style-name="Tabelle25.A2" office:value-type="string">
                  <text:p text:style-name="P13">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13">0</text:p>
                      </table:table-cell>
                      <table:table-cell table:style-name="Tabelle28.B1" office:value-type="string">
                        <text:p text:style-name="P13">Not active</text:p>
                      </table:table-cell>
                    </table:table-row>
                    <table:table-row>
                      <table:table-cell table:style-name="Tabelle28.A2" office:value-type="string">
                        <text:p text:style-name="P13">1</text:p>
                      </table:table-cell>
                      <table:table-cell table:style-name="Tabelle28.B2" office:value-type="string">
                        <text:p text:style-name="P13">active</text:p>
                      </table:table-cell>
                    </table:table-row>
                  </table:table>
                  <text:p text:style-name="P13"/>
                </table:table-cell>
              </table:table-row>
              <table:table-row>
                <table:table-cell table:style-name="Tabelle25.A2" office:value-type="string">
                  <text:p text:style-name="P13">2</text:p>
                </table:table-cell>
                <table:table-cell table:style-name="Tabelle25.A2" office:value-type="string">
                  <text:p text:style-name="P13">1</text:p>
                </table:table-cell>
                <table:table-cell table:style-name="Tabelle25.A2" office:value-type="string">
                  <text:p text:style-name="P13">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13">0</text:p>
                      </table:table-cell>
                      <table:table-cell table:style-name="Tabelle33.B1" office:value-type="string">
                        <text:p text:style-name="P13">Not active</text:p>
                      </table:table-cell>
                    </table:table-row>
                    <table:table-row>
                      <table:table-cell table:style-name="Tabelle33.A2" office:value-type="string">
                        <text:p text:style-name="P13">1</text:p>
                      </table:table-cell>
                      <table:table-cell table:style-name="Tabelle33.B2" office:value-type="string">
                        <text:p text:style-name="P13">active</text:p>
                      </table:table-cell>
                    </table:table-row>
                  </table:table>
                  <text:p text:style-name="P13"/>
                </table:table-cell>
              </table:table-row>
              <table:table-row>
                <table:table-cell table:style-name="Tabelle25.A2" office:value-type="string">
                  <text:p text:style-name="P13">3</text:p>
                </table:table-cell>
                <table:table-cell table:style-name="Tabelle25.A2" office:value-type="string">
                  <text:p text:style-name="P13">1</text:p>
                </table:table-cell>
                <table:table-cell table:style-name="Tabelle25.A2" office:value-type="string">
                  <text:p text:style-name="P13">Duty Cycle Limit Indicat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13">0</text:p>
                      </table:table-cell>
                      <table:table-cell table:style-name="Tabelle34.B1" office:value-type="string">
                        <text:p text:style-name="P13">Not active</text:p>
                      </table:table-cell>
                    </table:table-row>
                    <table:table-row>
                      <table:table-cell table:style-name="Tabelle34.A2" office:value-type="string">
                        <text:p text:style-name="P13">1</text:p>
                      </table:table-cell>
                      <table:table-cell table:style-name="Tabelle34.B2" office:value-type="string">
                        <text:p text:style-name="P13">active</text:p>
                      </table:table-cell>
                    </table:table-row>
                  </table:table>
                  <text:p text:style-name="P13"/>
                </table:table-cell>
              </table:table-row>
              <table:table-row>
                <table:table-cell table:style-name="Tabelle25.A2" office:value-type="string">
                  <text:p text:style-name="P13">4</text:p>
                </table:table-cell>
                <table:table-cell table:style-name="Tabelle25.A2" office:value-type="string">
                  <text:p text:style-name="P13">4</text:p>
                </table:table-cell>
                <table:table-cell table:style-name="Tabelle25.A2" office:value-type="string">
                  <text:p text:style-name="P13">Reserved fur future use</text:p>
                </table:table-cell>
                <table:table-cell table:style-name="Tabelle25.D2" office:value-type="string">
                  <text:p text:style-name="P13"/>
                </table:table-cell>
              </table:table-row>
            </table:table>
            <text:p text:style-name="P13"/>
          </table:table-cell>
        </table:table-row>
        <table:table-row>
          <table:table-cell table:style-name="Tabelle12.A2" office:value-type="string">
            <text:p text:style-name="Table_20_Contents"><text:span text:style-name="T21">High Beam</text:span><text:span text:style-name="T10"> Status</text:span></text:p>
            <text:p text:style-name="P33"/>
          </table:table-cell>
          <table:table-cell table:style-name="Tabelle12.A2" office:value-type="string">
            <text:p text:style-name="P80">Optional <text:span text:style-name="T35">for Light Type “Bike Light”, otherwise excluded</text:span></text:p>
          </table:table-cell>
          <table:table-cell table:style-name="Tabelle12.A2" office:value-type="string">
            <text:p text:style-name="P13">8bit</text:p>
          </table:table-cell>
          <table:table-cell table:style-name="Tabelle12.D2" office:value-type="string">
            <text:p text:style-name="P13">Bit Field</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6">Bit</text:p>
                </table:table-cell>
                <table:table-cell table:style-name="Table83.A1" office:value-type="string">
                  <text:p text:style-name="P6">Size</text:p>
                </table:table-cell>
                <table:table-cell table:style-name="Table83.A1" office:value-type="string">
                  <text:p text:style-name="P6">Name</text:p>
                </table:table-cell>
                <table:table-cell table:style-name="Table83.D1" office:value-type="string">
                  <text:p text:style-name="P6">Definition</text:p>
                  <table:table table:name="Table84" table:style-name="Table84">
                    <table:table-column table:style-name="Table84.A"/>
                    <table:table-column table:style-name="Table84.B"/>
                    <table:table-row>
                      <table:table-cell table:style-name="Table84.A1" office:value-type="string">
                        <text:p text:style-name="P6">Key</text:p>
                      </table:table-cell>
                      <table:table-cell table:style-name="Table84.B1" office:value-type="string">
                        <text:p text:style-name="P6">Value</text:p>
                      </table:table-cell>
                    </table:table-row>
                  </table:table>
                  <text:p text:style-name="P6"/>
                </table:table-cell>
              </table:table-row>
              <table:table-row>
                <table:table-cell table:style-name="Table83.A2" office:value-type="string">
                  <text:p text:style-name="P13">0</text:p>
                </table:table-cell>
                <table:table-cell table:style-name="Table83.A2" office:value-type="string">
                  <text:p text:style-name="P13">1</text:p>
                </table:table-cell>
                <table:table-cell table:style-name="Table83.A2" office:value-type="string">
                  <text:p text:style-name="P13">Over-current Indicator</text:p>
                </table:table-cell>
                <table:table-cell table:style-name="Table83.D2" office:value-type="string">
                  <table:table table:name="Table85" table:style-name="Table85">
                    <table:table-column table:style-name="Table85.A"/>
                    <table:table-column table:style-name="Table85.B"/>
                    <table:table-row>
                      <table:table-cell table:style-name="Table85.A1" office:value-type="string">
                        <text:p text:style-name="P13">0</text:p>
                      </table:table-cell>
                      <table:table-cell table:style-name="Table85.B1" office:value-type="string">
                        <text:p text:style-name="P13">Not active</text:p>
                      </table:table-cell>
                    </table:table-row>
                    <table:table-row>
                      <table:table-cell table:style-name="Table85.A2" office:value-type="string">
                        <text:p text:style-name="P13">1</text:p>
                      </table:table-cell>
                      <table:table-cell table:style-name="Table85.B2" office:value-type="string">
                        <text:p text:style-name="P13">active</text:p>
                      </table:table-cell>
                    </table:table-row>
                  </table:table>
                  <text:p text:style-name="P13"/>
                </table:table-cell>
              </table:table-row>
              <table:table-row>
                <table:table-cell table:style-name="Table83.A2" office:value-type="string">
                  <text:p text:style-name="P13">1</text:p>
                </table:table-cell>
                <table:table-cell table:style-name="Table83.A2" office:value-type="string">
                  <text:p text:style-name="P13">1</text:p>
                </table:table-cell>
                <table:table-cell table:style-name="Table83.A2" office:value-type="string">
                  <text:p text:style-name="P13">Voltage Limiting Indicator</text:p>
                </table:table-cell>
                <table:table-cell table:style-name="Table83.D2" office:value-type="string">
                  <table:table table:name="Table86" table:style-name="Table86">
                    <table:table-column table:style-name="Table86.A"/>
                    <table:table-column table:style-name="Table86.B"/>
                    <table:table-row>
                      <table:table-cell table:style-name="Table86.A1" office:value-type="string">
                        <text:p text:style-name="P13">0</text:p>
                      </table:table-cell>
                      <table:table-cell table:style-name="Table86.B1" office:value-type="string">
                        <text:p text:style-name="P13">Not active</text:p>
                      </table:table-cell>
                    </table:table-row>
                    <table:table-row>
                      <table:table-cell table:style-name="Table86.A2" office:value-type="string">
                        <text:p text:style-name="P13">1</text:p>
                      </table:table-cell>
                      <table:table-cell table:style-name="Table86.B2" office:value-type="string">
                        <text:p text:style-name="P13">active</text:p>
                      </table:table-cell>
                    </table:table-row>
                  </table:table>
                  <text:p text:style-name="P13"/>
                </table:table-cell>
              </table:table-row>
              <table:table-row>
                <table:table-cell table:style-name="Table83.A2" office:value-type="string">
                  <text:p text:style-name="P13">2</text:p>
                </table:table-cell>
                <table:table-cell table:style-name="Table83.A2" office:value-type="string">
                  <text:p text:style-name="P13">1</text:p>
                </table:table-cell>
                <table:table-cell table:style-name="Table83.A2" office:value-type="string">
                  <text:p text:style-name="P13">Temperature Limiting Indicator</text:p>
                </table:table-cell>
                <table:table-cell table:style-name="Table83.D2" office:value-type="string">
                  <table:table table:name="Table87" table:style-name="Table87">
                    <table:table-column table:style-name="Table87.A"/>
                    <table:table-column table:style-name="Table87.B"/>
                    <table:table-row>
                      <table:table-cell table:style-name="Table87.A1" office:value-type="string">
                        <text:p text:style-name="P13">0</text:p>
                      </table:table-cell>
                      <table:table-cell table:style-name="Table87.B1" office:value-type="string">
                        <text:p text:style-name="P13">Not active</text:p>
                      </table:table-cell>
                    </table:table-row>
                    <table:table-row>
                      <table:table-cell table:style-name="Table87.A2" office:value-type="string">
                        <text:p text:style-name="P13">1</text:p>
                      </table:table-cell>
                      <table:table-cell table:style-name="Table87.B2" office:value-type="string">
                        <text:p text:style-name="P13">active</text:p>
                      </table:table-cell>
                    </table:table-row>
                  </table:table>
                  <text:p text:style-name="P13"/>
                </table:table-cell>
              </table:table-row>
              <table:table-row>
                <table:table-cell table:style-name="Table83.A2" office:value-type="string">
                  <text:p text:style-name="P13">3</text:p>
                </table:table-cell>
                <table:table-cell table:style-name="Table83.A2" office:value-type="string">
                  <text:p text:style-name="P13">1</text:p>
                </table:table-cell>
                <table:table-cell table:style-name="Table83.A2" office:value-type="string">
                  <text:p text:style-name="P13">Duty Cycle Limit Indicator</text:p>
                </table:table-cell>
                <table:table-cell table:style-name="Table83.D2" office:value-type="string">
                  <table:table table:name="Table88" table:style-name="Table88">
                    <table:table-column table:style-name="Table88.A"/>
                    <table:table-column table:style-name="Table88.B"/>
                    <table:table-row>
                      <table:table-cell table:style-name="Table88.A1" office:value-type="string">
                        <text:p text:style-name="P13">0</text:p>
                      </table:table-cell>
                      <table:table-cell table:style-name="Table88.B1" office:value-type="string">
                        <text:p text:style-name="P13">Not active</text:p>
                      </table:table-cell>
                    </table:table-row>
                    <table:table-row>
                      <table:table-cell table:style-name="Table88.A2" office:value-type="string">
                        <text:p text:style-name="P13">1</text:p>
                      </table:table-cell>
                      <table:table-cell table:style-name="Table88.B2" office:value-type="string">
                        <text:p text:style-name="P13">active</text:p>
                      </table:table-cell>
                    </table:table-row>
                  </table:table>
                  <text:p text:style-name="P13"/>
                </table:table-cell>
              </table:table-row>
              <table:table-row>
                <table:table-cell table:style-name="Table83.A2" office:value-type="string">
                  <text:p text:style-name="P13">4</text:p>
                </table:table-cell>
                <table:table-cell table:style-name="Table83.A2" office:value-type="string">
                  <text:p text:style-name="P13">4</text:p>
                </table:table-cell>
                <table:table-cell table:style-name="Table83.A2" office:value-type="string">
                  <text:p text:style-name="P13">Reserved fur future use</text:p>
                </table:table-cell>
                <table:table-cell table:style-name="Table83.D2" office:value-type="string">
                  <text:p text:style-name="P13"/>
                </table:table-cell>
              </table:table-row>
            </table:table>
            <text:p text:style-name="P13"/>
          </table:table-cell>
        </table:table-row>
        <table:table-row>
          <table:table-cell table:style-name="Tabelle12.A2" office:value-type="string">
            <text:p text:style-name="P13">Flood Output Power</text:p>
            <text:p text:style-name="P6">Information:</text:p>
            <text:p text:style-name="P33">Unit is in watts with a resolution of 1/1000.</text:p>
            <text:p text:style-name="P6">Unit:</text:p>
            <text:p text:style-name="P33">org.bluetooth.unit.power.watt</text:p>
            <text:p text:style-name="P6">Exponent:<text:span text:style-name="T1"> Decimal, -3</text:span></text:p>
          </table:table-cell>
          <table:table-cell table:style-name="Tabelle12.A2" office:value-type="string">
            <text:p text:style-name="P82">Optional <text:span text:style-name="T35">for Light Type “Helmet Light”, otherwise excluded</text:span></text:p>
          </table:table-cell>
          <table:table-cell table:style-name="Tabelle12.A2" office:value-type="string">
            <text:p text:style-name="P13">uint16</text:p>
          </table:table-cell>
          <table:table-cell table:style-name="Tabelle12.D2" office:value-type="string">
            <text:p text:style-name="P13"/>
          </table:table-cell>
        </table:table-row>
        <text:soft-page-break/>
        <table:table-row>
          <table:table-cell table:style-name="Tabelle12.A2" office:value-type="string">
            <text:p text:style-name="Table_20_Contents"><text:span text:style-name="T23">Main Beam</text:span><text:span text:style-name="T10"> Output Power</text:span></text:p>
            <text:p text:style-name="P6">Information:</text:p>
            <text:p text:style-name="P33">Unit is in watts with a resolution of 1/1000.</text:p>
            <text:p text:style-name="P6">Unit:</text:p>
            <text:p text:style-name="P33">org.bluetooth.unit.power.watt</text:p>
            <text:p text:style-name="P6">Exponent:<text:span text:style-name="T1"> Decimal, -3</text:span></text:p>
          </table:table-cell>
          <table:table-cell table:style-name="Tabelle12.A2" office:value-type="string">
            <text:p text:style-name="P93"><text:span text:style-name="T10">Optional </text:span><text:span text:style-name="T21">for Light Type “Bike Light”, otherwise excluded</text:span></text:p>
          </table:table-cell>
          <table:table-cell table:style-name="Tabelle12.A2" office:value-type="string">
            <text:p text:style-name="P13">uint16</text:p>
          </table:table-cell>
          <table:table-cell table:style-name="Tabelle12.D2" office:value-type="string">
            <text:p text:style-name="P13"/>
          </table:table-cell>
        </table:table-row>
        <table:table-row>
          <table:table-cell table:style-name="Tabelle12.A2" office:value-type="string">
            <text:p text:style-name="P13">Spot Output Power</text:p>
            <text:p text:style-name="P6">Information:</text:p>
            <text:p text:style-name="P33">Unit is in watts with a resolution of 1/1000.</text:p>
            <text:p text:style-name="P6">Unit:</text:p>
            <text:p text:style-name="P33">org.bluetooth.unit.power.watt</text:p>
            <text:p text:style-name="P6">Exponent:<text:span text:style-name="T1"> Decimal, -3</text:span></text:p>
          </table:table-cell>
          <table:table-cell table:style-name="Tabelle12.A2" office:value-type="string">
            <text:p text:style-name="P82">Optional <text:span text:style-name="T35">for Light Type “Helmet Light”, otherwise excluded</text:span></text:p>
          </table:table-cell>
          <table:table-cell table:style-name="Tabelle12.A2" office:value-type="string">
            <text:p text:style-name="P13">uint16</text:p>
          </table:table-cell>
          <table:table-cell table:style-name="Tabelle12.D2" office:value-type="string">
            <text:p text:style-name="P13"/>
          </table:table-cell>
        </table:table-row>
        <table:table-row>
          <table:table-cell table:style-name="Tabelle12.A2" office:value-type="string">
            <text:p text:style-name="Table_20_Contents"><text:span text:style-name="T23">High Beam</text:span><text:span text:style-name="T10"> Output Power</text:span></text:p>
            <text:p text:style-name="P6">Information:</text:p>
            <text:p text:style-name="P33">Unit is in watts with a resolution of 1/1000.</text:p>
            <text:p text:style-name="P6">Unit:</text:p>
            <text:p text:style-name="P33">org.bluetooth.unit.power.watt</text:p>
            <text:p text:style-name="P6">Exponent:<text:span text:style-name="T1"> Decimal, -3</text:span></text:p>
          </table:table-cell>
          <table:table-cell table:style-name="Tabelle12.A2" office:value-type="string">
            <text:p text:style-name="P93"><text:span text:style-name="T10">Optional </text:span><text:span text:style-name="T21">for Light Type “Bike Light”, otherwise excluded</text:span></text:p>
          </table:table-cell>
          <table:table-cell table:style-name="Tabelle12.A2" office:value-type="string">
            <text:p text:style-name="P13">uint16</text:p>
          </table:table-cell>
          <table:table-cell table:style-name="Tabelle12.D2" office:value-type="string">
            <text:p text:style-name="P13"/>
          </table:table-cell>
        </table:table-row>
        <table:table-row>
          <table:table-cell table:style-name="Tabelle12.A2" office:value-type="string">
            <text:p text:style-name="P13">Temperature</text:p>
            <text:p text:style-name="P6">Information:</text:p>
            <text:p text:style-name="P33">Unit is in degree Celsius with a resolution of 1.</text:p>
            <text:p text:style-name="P6">Unit:</text:p>
            <text:p text:style-name="P33">org.bluetooth.unit.thermodynamic_temperature.degree_celsius </text:p>
            <text:p text:style-name="P6">Exponent:<text:span text:style-name="T1"> Decimal, 0</text:span></text:p>
          </table:table-cell>
          <table:table-cell table:style-name="Tabelle12.A2" office:value-type="string">
            <text:p text:style-name="P13">Optional</text:p>
          </table:table-cell>
          <table:table-cell table:style-name="Tabelle12.A2" office:value-type="string">
            <text:p text:style-name="P13">int8</text:p>
          </table:table-cell>
          <table:table-cell table:style-name="Tabelle12.D2" office:value-type="string">
            <text:p text:style-name="P13"/>
          </table:table-cell>
        </table:table-row>
        <table:table-row>
          <table:table-cell table:style-name="Tabelle12.A2" office:value-type="string">
            <text:p text:style-name="P13">Input Voltage</text:p>
            <text:p text:style-name="P6">Information:</text:p>
            <text:p text:style-name="P33">Unit is in volts with a resolution of 1/1000.</text:p>
            <text:p text:style-name="P6">Unit:</text:p>
            <text:p text:style-name="P33">org.bluetooth.unit.electric_potential_difference.volt </text:p>
            <text:p text:style-name="P6">Exponent:<text:span text:style-name="T1"> Decimal, -3</text:span></text:p>
          </table:table-cell>
          <table:table-cell table:style-name="Tabelle12.A2" office:value-type="string">
            <text:p text:style-name="P13">Optional</text:p>
          </table:table-cell>
          <table:table-cell table:style-name="Tabelle12.A2" office:value-type="string">
            <text:p text:style-name="P13">uint16</text:p>
          </table:table-cell>
          <table:table-cell table:style-name="Tabelle12.D2" office:value-type="string">
            <text:p text:style-name="P13"/>
          </table:table-cell>
        </table:table-row>
        <table:table-row>
          <table:table-cell table:style-name="Tabelle12.A2" office:value-type="string">
            <text:p text:style-name="P13">Pitch</text:p>
            <text:p text:style-name="P6">Information:</text:p>
            <text:p text:style-name="P33">Unit is in degree with a resolution of 1.</text:p>
            <text:p text:style-name="P6">Unit:</text:p>
            <text:p text:style-name="P33">org.bluetooth.unit.plane_angle.degree</text:p>
            <text:p text:style-name="P6">Exponent:<text:span text:style-name="T1"> Decimal, 0</text:span></text:p>
          </table:table-cell>
          <table:table-cell table:style-name="Tabelle12.A2" office:value-type="string">
            <text:p text:style-name="P82">Optional <text:span text:style-name="T35">for Light Type “Helmet Light”, otherwise excluded</text:span></text:p>
          </table:table-cell>
          <table:table-cell table:style-name="Tabelle12.A2" office:value-type="string">
            <text:p text:style-name="P13">int8</text:p>
          </table:table-cell>
          <table:table-cell table:style-name="Tabelle12.D2" office:value-type="string">
            <text:p text:style-name="P13"/>
          </table:table-cell>
        </table:table-row>
        <table:table-row>
          <table:table-cell table:style-name="Tabelle12.A2" office:value-type="string">
            <text:p text:style-name="P83">Inclination</text:p>
            <text:p text:style-name="P6">Information:</text:p>
            <text:p text:style-name="P33">Unit is in degree with a resolution of 1.</text:p>
            <text:p text:style-name="P6">Unit:</text:p>
            <text:p text:style-name="P33">org.bluetooth.unit.plane_angle.degree</text:p>
            <text:p text:style-name="P6">Exponent:<text:span text:style-name="T1"> Decimal, 0</text:span></text:p>
          </table:table-cell>
          <table:table-cell table:style-name="Tabelle12.A2" office:value-type="string">
            <text:p text:style-name="P82">Optional <text:span text:style-name="T35">for Light Type “</text:span><text:span text:style-name="T36">Bike</text:span><text:span text:style-name="T35"> Light”, otherwise excluded</text:span></text:p>
          </table:table-cell>
          <table:table-cell table:style-name="Tabelle12.A2" office:value-type="string">
            <text:p text:style-name="P13">int8</text:p>
          </table:table-cell>
          <table:table-cell table:style-name="Tabelle12.D2" office:value-type="string">
            <text:p text:style-name="P13"/>
          </table:table-cell>
        </table:table-row>
        <table:table-row>
          <table:table-cell table:style-name="Tabelle12.A2" office:value-type="string">
            <text:p text:style-name="P31">Battery State of Charge</text:p>
            <text:p text:style-name="P11">Information:</text:p>
            <text:p text:style-name="P36">Unit is is in percentage with a resolution of 1</text:p>
            <text:p text:style-name="P11">Unit:</text:p>
            <text:p text:style-name="P36">org.bluetooth.unit.percentage</text:p>
            <text:p text:style-name="P11"><text:soft-page-break/>Exponent: <text:span text:style-name="T1">Decimal, 0</text:span></text:p>
          </table:table-cell>
          <table:table-cell table:style-name="Tabelle12.A2" office:value-type="string">
            <text:p text:style-name="P31">Optional</text:p>
          </table:table-cell>
          <table:table-cell table:style-name="Tabelle12.A2" office:value-type="string">
            <text:p text:style-name="P31">uint8</text:p>
          </table:table-cell>
          <table:table-cell table:style-name="Tabelle12.D2" office:value-type="string">
            <text:p text:style-name="P13"/>
          </table:table-cell>
        </table:table-row>
      </table:table>
      <text:h text:style-name="P48" text:outline-level="3"/>
      <text:h text:style-name="P41"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3">Names</text:p>
          </table:table-cell>
          <table:table-cell table:style-name="Tabelle35.A1" office:value-type="string">
            <text:p text:style-name="P3">Field Req.</text:p>
          </table:table-cell>
          <table:table-cell table:style-name="Tabelle35.A1" office:value-type="string">
            <text:p text:style-name="P3">Format</text:p>
          </table:table-cell>
          <table:table-cell table:style-name="Tabelle35.D1" office:value-type="string">
            <text:p text:style-name="P3">Additional Information</text:p>
          </table:table-cell>
        </table:table-row>
        <table:table-row>
          <table:table-cell table:style-name="Tabelle35.A2" office:value-type="string">
            <text:p text:style-name="P64">Light Type</text:p>
          </table:table-cell>
          <table:table-cell table:style-name="Tabelle35.A2" office:value-type="string">
            <text:p text:style-name="P64">Mandatory</text:p>
          </table:table-cell>
          <table:table-cell table:style-name="Tabelle35.A2" office:value-type="string">
            <text:p text:style-name="P64">8bit</text:p>
          </table:table-cell>
          <table:table-cell table:style-name="Tabelle35.D2" office:value-type="string">
            <text:p text:style-name="P59">Enumeration</text:p>
            <table:table table:name="Table60" table:style-name="Table60">
              <table:table-column table:style-name="Table60.A"/>
              <table:table-column table:style-name="Table60.B"/>
              <table:table-row>
                <table:table-cell table:style-name="Table60.A1" office:value-type="string">
                  <text:p text:style-name="P85">Key</text:p>
                </table:table-cell>
                <table:table-cell table:style-name="Table60.B1" office:value-type="string">
                  <text:p text:style-name="P85">Value</text:p>
                </table:table-cell>
              </table:table-row>
              <table:table-row>
                <table:table-cell table:style-name="Table60.A2" office:value-type="string">
                  <text:p text:style-name="P58">0</text:p>
                </table:table-cell>
                <table:table-cell table:style-name="Table60.B2" office:value-type="string">
                  <text:p text:style-name="P59">Helmet Light</text:p>
                </table:table-cell>
              </table:table-row>
              <table:table-row>
                <table:table-cell table:style-name="Table60.A2" office:value-type="string">
                  <text:p text:style-name="P58">1</text:p>
                </table:table-cell>
                <table:table-cell table:style-name="Table60.B2" office:value-type="string">
                  <text:p text:style-name="P59">Bike Light</text:p>
                </table:table-cell>
              </table:table-row>
              <table:table-row>
                <table:table-cell table:style-name="Table60.A2" office:value-type="string">
                  <text:p text:style-name="P58">2</text:p>
                </table:table-cell>
                <table:table-cell table:style-name="Table60.B2" office:value-type="string">
                  <text:p text:style-name="P59">Tail Light</text:p>
                </table:table-cell>
              </table:table-row>
              <table:table-row>
                <table:table-cell table:style-name="Table60.A2" office:value-type="string">
                  <text:p text:style-name="P61">3-255</text:p>
                </table:table-cell>
                <table:table-cell table:style-name="Table60.B2" office:value-type="string">
                  <text:p text:style-name="P61">Reserved for future use</text:p>
                </table:table-cell>
              </table:table-row>
            </table:table>
            <text:p text:style-name="P51"/>
          </table:table-cell>
        </table:table-row>
        <table:table-row>
          <table:table-cell table:style-name="Tabelle35.A2" office:value-type="string">
            <text:p text:style-name="P91"><text:span text:style-name="T18">C</text:span><text:span text:style-name="T20">onfiguration</text:span><text:span text:style-name="T18"> Features</text:span></text:p>
          </table:table-cell>
          <table:table-cell table:style-name="Tabelle35.A2" office:value-type="string">
            <text:p text:style-name="P64">Mandatory</text:p>
          </table:table-cell>
          <table:table-cell table:style-name="Tabelle35.A2" office:value-type="string">
            <text:p text:style-name="P64"><text:span text:style-name="T34">8</text:span>bit</text:p>
          </table:table-cell>
          <table:table-cell table:style-name="Tabelle35.D2" office:value-type="string">
            <text:p text:style-name="P13">Bit Field</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6">Bit</text:p>
                </table:table-cell>
                <table:table-cell table:style-name="Table61.A1" office:value-type="string">
                  <text:p text:style-name="P6">Size</text:p>
                </table:table-cell>
                <table:table-cell table:style-name="Table61.A1" office:value-type="string">
                  <text:p text:style-name="P6">Name</text:p>
                </table:table-cell>
                <table:table-cell table:style-name="Table61.D1" office:value-type="string">
                  <text:p text:style-name="P6">Definition</text:p>
                  <table:table table:name="Table68" table:style-name="Table68">
                    <table:table-column table:style-name="Table68.A"/>
                    <table:table-column table:style-name="Table68.B"/>
                    <table:table-row>
                      <table:table-cell table:style-name="Table68.A1" office:value-type="string">
                        <text:p text:style-name="P6">Key</text:p>
                      </table:table-cell>
                      <table:table-cell table:style-name="Table68.B1" office:value-type="string">
                        <text:p text:style-name="P6">Value</text:p>
                      </table:table-cell>
                    </table:table-row>
                  </table:table>
                  <text:p text:style-name="P6"/>
                </table:table-cell>
              </table:table-row>
              <table:table-row>
                <table:table-cell table:style-name="Table61.A2" office:value-type="string">
                  <text:p text:style-name="P13">0</text:p>
                </table:table-cell>
                <table:table-cell table:style-name="Table61.A2" office:value-type="string">
                  <text:p text:style-name="P13">1</text:p>
                </table:table-cell>
                <table:table-cell table:style-name="Table61.A2" office:value-type="string">
                  <text:p text:style-name="P64">Mode Change Supported</text:p>
                </table:table-cell>
                <table:table-cell table:style-name="Table61.D2" office:value-type="string">
                  <table:table table:name="Table69" table:style-name="Table69">
                    <table:table-column table:style-name="Table69.A"/>
                    <table:table-column table:style-name="Table69.B"/>
                    <table:table-row>
                      <table:table-cell table:style-name="Table69.A1" office:value-type="string">
                        <text:p text:style-name="P13">0</text:p>
                      </table:table-cell>
                      <table:table-cell table:style-name="Table69.B1" office:value-type="string">
                        <text:p text:style-name="P21">False</text:p>
                      </table:table-cell>
                    </table:table-row>
                    <table:table-row>
                      <table:table-cell table:style-name="Table69.A2" office:value-type="string">
                        <text:p text:style-name="P13">1</text:p>
                      </table:table-cell>
                      <table:table-cell table:style-name="Table69.B2" office:value-type="string">
                        <text:p text:style-name="P21">True</text:p>
                      </table:table-cell>
                    </table:table-row>
                  </table:table>
                  <text:p text:style-name="P13"/>
                </table:table-cell>
              </table:table-row>
              <table:table-row>
                <table:table-cell table:style-name="Table61.A2" office:value-type="string">
                  <text:p text:style-name="P13">1</text:p>
                </table:table-cell>
                <table:table-cell table:style-name="Table61.A2" office:value-type="string">
                  <text:p text:style-name="P13">1</text:p>
                </table:table-cell>
                <table:table-cell table:style-name="Table61.A2" office:value-type="string">
                  <text:p text:style-name="P64">Mode Configuration Supported</text:p>
                </table:table-cell>
                <table:table-cell table:style-name="Table61.D2" office:value-type="string">
                  <table:table table:name="Table70" table:style-name="Table70">
                    <table:table-column table:style-name="Table70.A"/>
                    <table:table-column table:style-name="Table70.B"/>
                    <table:table-row>
                      <table:table-cell table:style-name="Table70.A1" office:value-type="string">
                        <text:p text:style-name="P13">0</text:p>
                      </table:table-cell>
                      <table:table-cell table:style-name="Table70.B1" office:value-type="string">
                        <text:p text:style-name="P21">False</text:p>
                      </table:table-cell>
                    </table:table-row>
                    <table:table-row>
                      <table:table-cell table:style-name="Table70.A2" office:value-type="string">
                        <text:p text:style-name="P13">1</text:p>
                      </table:table-cell>
                      <table:table-cell table:style-name="Table70.B2" office:value-type="string">
                        <text:p text:style-name="P21">True</text:p>
                      </table:table-cell>
                    </table:table-row>
                  </table:table>
                  <text:p text:style-name="P13"/>
                </table:table-cell>
              </table:table-row>
              <table:table-row>
                <table:table-cell table:style-name="Table61.A2" office:value-type="string">
                  <text:p text:style-name="P13">2</text:p>
                </table:table-cell>
                <table:table-cell table:style-name="Table61.A2" office:value-type="string">
                  <text:p text:style-name="P13">1</text:p>
                </table:table-cell>
                <table:table-cell table:style-name="Table61.A2" office:value-type="string">
                  <text:p text:style-name="P64">Mode Grouping Supported</text:p>
                </table:table-cell>
                <table:table-cell table:style-name="Table61.D2" office:value-type="string">
                  <table:table table:name="Table71" table:style-name="Table71">
                    <table:table-column table:style-name="Table71.A"/>
                    <table:table-column table:style-name="Table71.B"/>
                    <table:table-row>
                      <table:table-cell table:style-name="Table71.A1" office:value-type="string">
                        <text:p text:style-name="P13">0</text:p>
                      </table:table-cell>
                      <table:table-cell table:style-name="Table71.B1" office:value-type="string">
                        <text:p text:style-name="P21">False</text:p>
                      </table:table-cell>
                    </table:table-row>
                    <table:table-row>
                      <table:table-cell table:style-name="Table71.A2" office:value-type="string">
                        <text:p text:style-name="P13">1</text:p>
                      </table:table-cell>
                      <table:table-cell table:style-name="Table71.B2" office:value-type="string">
                        <text:p text:style-name="P21">True</text:p>
                      </table:table-cell>
                    </table:table-row>
                  </table:table>
                  <text:p text:style-name="P13"/>
                </table:table-cell>
              </table:table-row>
              <table:table-row>
                <table:table-cell table:style-name="Table61.A2" office:value-type="string">
                  <text:p text:style-name="P13">3</text:p>
                </table:table-cell>
                <table:table-cell table:style-name="Table61.A2" office:value-type="string">
                  <text:p text:style-name="P13">1</text:p>
                </table:table-cell>
                <table:table-cell table:style-name="Table61.A2" office:value-type="string">
                  <text:p text:style-name="P64">Prefer<text:span text:style-name="T34">r</text:span>ed Mode Supported</text:p>
                </table:table-cell>
                <table:table-cell table:style-name="Table61.D2" office:value-type="string">
                  <table:table table:name="Table72" table:style-name="Table72">
                    <table:table-column table:style-name="Table72.A"/>
                    <table:table-column table:style-name="Table72.B"/>
                    <table:table-row>
                      <table:table-cell table:style-name="Table72.A1" office:value-type="string">
                        <text:p text:style-name="P13">0</text:p>
                      </table:table-cell>
                      <table:table-cell table:style-name="Table72.B1" office:value-type="string">
                        <text:p text:style-name="P21">False</text:p>
                      </table:table-cell>
                    </table:table-row>
                    <table:table-row>
                      <table:table-cell table:style-name="Table72.A2" office:value-type="string">
                        <text:p text:style-name="P13">1</text:p>
                      </table:table-cell>
                      <table:table-cell table:style-name="Table72.B2" office:value-type="string">
                        <text:p text:style-name="P21">True</text:p>
                      </table:table-cell>
                    </table:table-row>
                  </table:table>
                  <text:p text:style-name="P13"/>
                </table:table-cell>
              </table:table-row>
              <table:table-row>
                <table:table-cell table:style-name="Table61.A2" office:value-type="string">
                  <text:p text:style-name="P13">4</text:p>
                </table:table-cell>
                <table:table-cell table:style-name="Table61.A2" office:value-type="string">
                  <text:p text:style-name="P13">1</text:p>
                </table:table-cell>
                <table:table-cell table:style-name="Table61.A2" office:value-type="string">
                  <text:p text:style-name="P73">Temporary Mode Supported</text:p>
                </table:table-cell>
                <table:table-cell table:style-name="Table61.D2" office:value-type="string">
                  <table:table table:name="Table73" table:style-name="Table73">
                    <table:table-column table:style-name="Table73.A"/>
                    <table:table-column table:style-name="Table73.B"/>
                    <table:table-row>
                      <table:table-cell table:style-name="Table73.A1" office:value-type="string">
                        <text:p text:style-name="P13">0</text:p>
                      </table:table-cell>
                      <table:table-cell table:style-name="Table73.B1" office:value-type="string">
                        <text:p text:style-name="P21">False</text:p>
                      </table:table-cell>
                    </table:table-row>
                    <table:table-row>
                      <table:table-cell table:style-name="Table73.A2" office:value-type="string">
                        <text:p text:style-name="P13">1</text:p>
                      </table:table-cell>
                      <table:table-cell table:style-name="Table73.B2" office:value-type="string">
                        <text:p text:style-name="P21">True</text:p>
                      </table:table-cell>
                    </table:table-row>
                  </table:table>
                  <text:p text:style-name="P13"/>
                </table:table-cell>
              </table:table-row>
              <table:table-row>
                <table:table-cell table:style-name="Table61.A2" office:value-type="string">
                  <text:p text:style-name="P13">5</text:p>
                </table:table-cell>
                <table:table-cell table:style-name="Table61.A2" office:value-type="string">
                  <text:p text:style-name="P73">3</text:p>
                </table:table-cell>
                <table:table-cell table:style-name="Table61.A2" office:value-type="string">
                  <text:p text:style-name="P73">Reserved for future use</text:p>
                </table:table-cell>
                <table:table-cell table:style-name="Table61.D2" office:value-type="string">
                  <text:p text:style-name="P13"/>
                </table:table-cell>
              </table:table-row>
            </table:table>
            <text:p text:style-name="P13"/>
          </table:table-cell>
        </table:table-row>
        <table:table-row>
          <table:table-cell table:style-name="Tabelle35.A2" office:value-type="string">
            <text:p text:style-name="P91"><text:span text:style-name="T20">Setup</text:span><text:span text:style-name="T18"> Features</text:span></text:p>
          </table:table-cell>
          <table:table-cell table:style-name="Tabelle35.A2" office:value-type="string">
            <text:p text:style-name="P64">Mandatory</text:p>
          </table:table-cell>
          <table:table-cell table:style-name="Tabelle35.A2" office:value-type="string">
            <text:p text:style-name="P64"><text:span text:style-name="T34">8</text:span>bit</text:p>
          </table:table-cell>
          <table:table-cell table:style-name="Tabelle35.D2" office:value-type="string">
            <text:p text:style-name="P13">Bit Field</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6">Bit</text:p>
                </table:table-cell>
                <table:table-cell table:style-name="Table74.A1" office:value-type="string">
                  <text:p text:style-name="P6">Size</text:p>
                </table:table-cell>
                <table:table-cell table:style-name="Table74.A1" office:value-type="string">
                  <text:p text:style-name="P6">Name</text:p>
                </table:table-cell>
                <table:table-cell table:style-name="Table74.D1" office:value-type="string">
                  <text:p text:style-name="P6">Definition</text:p>
                  <table:table table:name="Table75" table:style-name="Table75">
                    <table:table-column table:style-name="Table75.A"/>
                    <table:table-column table:style-name="Table75.B"/>
                    <table:table-row>
                      <table:table-cell table:style-name="Table75.A1" office:value-type="string">
                        <text:p text:style-name="P6">Key</text:p>
                      </table:table-cell>
                      <table:table-cell table:style-name="Table75.B1" office:value-type="string">
                        <text:p text:style-name="P6">Value</text:p>
                      </table:table-cell>
                    </table:table-row>
                  </table:table>
                  <text:p text:style-name="P6"/>
                </table:table-cell>
              </table:table-row>
              <table:table-row>
                <table:table-cell table:style-name="Table74.A2" office:value-type="string">
                  <text:p text:style-name="P13">0</text:p>
                </table:table-cell>
                <table:table-cell table:style-name="Table74.A2" office:value-type="string">
                  <text:p text:style-name="P13">1</text:p>
                </table:table-cell>
                <table:table-cell table:style-name="Table74.A2" office:value-type="string">
                  <text:p text:style-name="P68">LED configuration check supported</text:p>
                </table:table-cell>
                <table:table-cell table:style-name="Table74.D2" office:value-type="string">
                  <table:table table:name="Table76" table:style-name="Table76">
                    <table:table-column table:style-name="Table76.A"/>
                    <table:table-column table:style-name="Table76.B"/>
                    <table:table-row>
                      <table:table-cell table:style-name="Table76.A1" office:value-type="string">
                        <text:p text:style-name="P13">0</text:p>
                      </table:table-cell>
                      <table:table-cell table:style-name="Table76.B1" office:value-type="string">
                        <text:p text:style-name="P21">False</text:p>
                      </table:table-cell>
                    </table:table-row>
                    <table:table-row>
                      <table:table-cell table:style-name="Table76.A2" office:value-type="string">
                        <text:p text:style-name="P13">1</text:p>
                      </table:table-cell>
                      <table:table-cell table:style-name="Table76.B2" office:value-type="string">
                        <text:p text:style-name="P21">True</text:p>
                      </table:table-cell>
                    </table:table-row>
                  </table:table>
                  <text:p text:style-name="P13"/>
                </table:table-cell>
              </table:table-row>
              <table:table-row>
                <table:table-cell table:style-name="Table74.A2" office:value-type="string">
                  <text:p text:style-name="P13">1</text:p>
                </table:table-cell>
                <table:table-cell table:style-name="Table74.A2" office:value-type="string">
                  <text:p text:style-name="P13">1</text:p>
                </table:table-cell>
                <table:table-cell table:style-name="Table74.A2" office:value-type="string">
                  <text:p text:style-name="P69"><text:span text:style-name="T4">Sensor offset calibration </text:span>supported</text:p>
                </table:table-cell>
                <table:table-cell table:style-name="Table74.D2" office:value-type="string">
                  <table:table table:name="Table77" table:style-name="Table77">
                    <table:table-column table:style-name="Table77.A"/>
                    <table:table-column table:style-name="Table77.B"/>
                    <table:table-row>
                      <table:table-cell table:style-name="Table77.A1" office:value-type="string">
                        <text:p text:style-name="P13">0</text:p>
                      </table:table-cell>
                      <table:table-cell table:style-name="Table77.B1" office:value-type="string">
                        <text:p text:style-name="P21">False</text:p>
                      </table:table-cell>
                    </table:table-row>
                    <table:table-row>
                      <table:table-cell table:style-name="Table77.A2" office:value-type="string">
                        <text:p text:style-name="P13">1</text:p>
                      </table:table-cell>
                      <table:table-cell table:style-name="Table77.B2" office:value-type="string">
                        <text:p text:style-name="P21">True</text:p>
                      </table:table-cell>
                    </table:table-row>
                  </table:table>
                  <text:p text:style-name="P13"/>
                </table:table-cell>
              </table:table-row>
              <table:table-row>
                <table:table-cell table:style-name="Table74.A2" office:value-type="string">
                  <text:p text:style-name="P13"><text:soft-page-break/>2</text:p>
                </table:table-cell>
                <table:table-cell table:style-name="Table74.A2" office:value-type="string">
                  <text:p text:style-name="P13">1</text:p>
                </table:table-cell>
                <table:table-cell table:style-name="Table74.A2" office:value-type="string">
                  <text:p text:style-name="P63">Current limitation supported</text:p>
                </table:table-cell>
                <table:table-cell table:style-name="Table74.D2" office:value-type="string">
                  <table:table table:name="Table78" table:style-name="Table78">
                    <table:table-column table:style-name="Table78.A"/>
                    <table:table-column table:style-name="Table78.B"/>
                    <table:table-row>
                      <table:table-cell table:style-name="Table78.A1" office:value-type="string">
                        <text:p text:style-name="P13">0</text:p>
                      </table:table-cell>
                      <table:table-cell table:style-name="Table78.B1" office:value-type="string">
                        <text:p text:style-name="P21">False</text:p>
                      </table:table-cell>
                    </table:table-row>
                    <table:table-row>
                      <table:table-cell table:style-name="Table78.A2" office:value-type="string">
                        <text:p text:style-name="P13">1</text:p>
                      </table:table-cell>
                      <table:table-cell table:style-name="Table78.B2" office:value-type="string">
                        <text:p text:style-name="P21">True</text:p>
                      </table:table-cell>
                    </table:table-row>
                  </table:table>
                  <text:p text:style-name="P13"/>
                </table:table-cell>
              </table:table-row>
              <table:table-row>
                <table:table-cell table:style-name="Table74.A2" office:value-type="string">
                  <text:p text:style-name="P73">3</text:p>
                </table:table-cell>
                <table:table-cell table:style-name="Table74.A2" office:value-type="string">
                  <text:p text:style-name="P73">5</text:p>
                </table:table-cell>
                <table:table-cell table:style-name="Table74.A2" office:value-type="string">
                  <text:p text:style-name="P73">Reserved for future use</text:p>
                </table:table-cell>
                <table:table-cell table:style-name="Table74.D2" office:value-type="string">
                  <text:p text:style-name="P13"/>
                </table:table-cell>
              </table:table-row>
            </table:table>
            <text:p text:style-name="P13"/>
          </table:table-cell>
        </table:table-row>
        <table:table-row>
          <table:table-cell table:style-name="Tabelle35.A2" office:value-type="string">
            <text:p text:style-name="P13"><text:span text:style-name="T27">Helmet </text:span>Light Feature</text:p>
          </table:table-cell>
          <table:table-cell table:style-name="Tabelle35.A2" office:value-type="string">
            <text:p text:style-name="P13">Mandatory <text:span text:style-name="T27">for devices of type Helmet Light, otherwise excluded</text:span></text:p>
          </table:table-cell>
          <table:table-cell table:style-name="Tabelle35.A2" office:value-type="string">
            <text:p text:style-name="P13"><text:span text:style-name="T34">8</text:span>bit</text:p>
          </table:table-cell>
          <table:table-cell table:style-name="Tabelle35.D2" office:value-type="string">
            <text:p text:style-name="P13">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6">Bit</text:p>
                </table:table-cell>
                <table:table-cell table:style-name="Tabelle36.A1" office:value-type="string">
                  <text:p text:style-name="P6">Size</text:p>
                </table:table-cell>
                <table:table-cell table:style-name="Tabelle36.A1" office:value-type="string">
                  <text:p text:style-name="P6">Name</text:p>
                </table:table-cell>
                <table:table-cell table:style-name="Tabelle36.D1" office:value-type="string">
                  <text:p text:style-name="P6">Definition</text:p>
                  <table:table table:name="Tabelle37" table:style-name="Tabelle37">
                    <table:table-column table:style-name="Tabelle37.A"/>
                    <table:table-column table:style-name="Tabelle37.B"/>
                    <table:table-row>
                      <table:table-cell table:style-name="Tabelle37.A1" office:value-type="string">
                        <text:p text:style-name="P6">Key</text:p>
                      </table:table-cell>
                      <table:table-cell table:style-name="Tabelle37.B1" office:value-type="string">
                        <text:p text:style-name="P6">Value</text:p>
                      </table:table-cell>
                    </table:table-row>
                  </table:table>
                  <text:p text:style-name="P6"/>
                </table:table-cell>
              </table:table-row>
              <table:table-row>
                <table:table-cell table:style-name="Tabelle36.A2" office:value-type="string">
                  <text:p text:style-name="P13">0</text:p>
                </table:table-cell>
                <table:table-cell table:style-name="Tabelle36.A2" office:value-type="string">
                  <text:p text:style-name="P13">1</text:p>
                </table:table-cell>
                <table:table-cell table:style-name="Tabelle36.A2" office:value-type="string">
                  <text:p text:style-name="P13">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13">0</text:p>
                      </table:table-cell>
                      <table:table-cell table:style-name="Tabelle39.B1" office:value-type="string">
                        <text:p text:style-name="P21">False</text:p>
                      </table:table-cell>
                    </table:table-row>
                    <table:table-row>
                      <table:table-cell table:style-name="Tabelle39.A2" office:value-type="string">
                        <text:p text:style-name="P13">1</text:p>
                      </table:table-cell>
                      <table:table-cell table:style-name="Tabelle39.B2" office:value-type="string">
                        <text:p text:style-name="P21">True</text:p>
                      </table:table-cell>
                    </table:table-row>
                  </table:table>
                  <text:p text:style-name="P13"/>
                </table:table-cell>
              </table:table-row>
              <table:table-row>
                <table:table-cell table:style-name="Tabelle36.A2" office:value-type="string">
                  <text:p text:style-name="P13">1</text:p>
                </table:table-cell>
                <table:table-cell table:style-name="Tabelle36.A2" office:value-type="string">
                  <text:p text:style-name="P13">1</text:p>
                </table:table-cell>
                <table:table-cell table:style-name="Tabelle36.A2" office:value-type="string">
                  <text:p text:style-name="P13">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13">0</text:p>
                      </table:table-cell>
                      <table:table-cell table:style-name="Tabelle40.B1" office:value-type="string">
                        <text:p text:style-name="P21">False</text:p>
                      </table:table-cell>
                    </table:table-row>
                    <table:table-row>
                      <table:table-cell table:style-name="Tabelle40.A2" office:value-type="string">
                        <text:p text:style-name="P13">1</text:p>
                      </table:table-cell>
                      <table:table-cell table:style-name="Tabelle40.B2" office:value-type="string">
                        <text:p text:style-name="P21">True</text:p>
                      </table:table-cell>
                    </table:table-row>
                  </table:table>
                  <text:p text:style-name="P13"/>
                </table:table-cell>
              </table:table-row>
              <table:table-row>
                <table:table-cell table:style-name="Tabelle36.A2" office:value-type="string">
                  <text:p text:style-name="P13">2</text:p>
                </table:table-cell>
                <table:table-cell table:style-name="Tabelle36.A2" office:value-type="string">
                  <text:p text:style-name="P13">1</text:p>
                </table:table-cell>
                <table:table-cell table:style-name="Tabelle36.A2" office:value-type="string">
                  <text:p text:style-name="P13">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13">0</text:p>
                      </table:table-cell>
                      <table:table-cell table:style-name="Tabelle50.B1" office:value-type="string">
                        <text:p text:style-name="P21">False</text:p>
                      </table:table-cell>
                    </table:table-row>
                    <table:table-row>
                      <table:table-cell table:style-name="Tabelle50.A2" office:value-type="string">
                        <text:p text:style-name="P13">1</text:p>
                      </table:table-cell>
                      <table:table-cell table:style-name="Tabelle50.B2" office:value-type="string">
                        <text:p text:style-name="P21">True</text:p>
                      </table:table-cell>
                    </table:table-row>
                  </table:table>
                  <text:p text:style-name="P13"/>
                </table:table-cell>
              </table:table-row>
              <table:table-row>
                <table:table-cell table:style-name="Tabelle36.A2" office:value-type="string">
                  <text:p text:style-name="P13">3</text:p>
                </table:table-cell>
                <table:table-cell table:style-name="Tabelle36.A2" office:value-type="string">
                  <text:p text:style-name="P13">1</text:p>
                </table:table-cell>
                <table:table-cell table:style-name="Tabelle36.A2" office:value-type="string">
                  <text:p text:style-name="P73">Driver Cloning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13">0</text:p>
                      </table:table-cell>
                      <table:table-cell table:style-name="Tabelle38.B1" office:value-type="string">
                        <text:p text:style-name="P21">False</text:p>
                      </table:table-cell>
                    </table:table-row>
                    <table:table-row>
                      <table:table-cell table:style-name="Tabelle38.A2" office:value-type="string">
                        <text:p text:style-name="P13">1</text:p>
                      </table:table-cell>
                      <table:table-cell table:style-name="Tabelle38.B2" office:value-type="string">
                        <text:p text:style-name="P21">True</text:p>
                      </table:table-cell>
                    </table:table-row>
                  </table:table>
                  <text:p text:style-name="P13"/>
                </table:table-cell>
              </table:table-row>
              <table:table-row>
                <table:table-cell table:style-name="Tabelle36.A2" office:value-type="string">
                  <text:p text:style-name="P73">4</text:p>
                </table:table-cell>
                <table:table-cell table:style-name="Tabelle36.A2" office:value-type="string">
                  <text:p text:style-name="P13">1</text:p>
                </table:table-cell>
                <table:table-cell table:style-name="Tabelle36.A2" office:value-type="string">
                  <text:p text:style-name="P18">External Taillight supported</text:p>
                </table:table-cell>
                <table:table-cell table:style-name="Tabelle36.D2" office:value-type="string">
                  <table:table table:name="Table9" table:style-name="Table9">
                    <table:table-column table:style-name="Table9.A"/>
                    <table:table-column table:style-name="Table9.B"/>
                    <table:table-row>
                      <table:table-cell table:style-name="Table9.A1" office:value-type="string">
                        <text:p text:style-name="P13">0</text:p>
                      </table:table-cell>
                      <table:table-cell table:style-name="Table9.B1" office:value-type="string">
                        <text:p text:style-name="P21">False</text:p>
                      </table:table-cell>
                    </table:table-row>
                    <table:table-row>
                      <table:table-cell table:style-name="Table9.A2" office:value-type="string">
                        <text:p text:style-name="P13">1</text:p>
                      </table:table-cell>
                      <table:table-cell table:style-name="Table9.B2" office:value-type="string">
                        <text:p text:style-name="P21">True</text:p>
                      </table:table-cell>
                    </table:table-row>
                  </table:table>
                  <text:p text:style-name="P13"/>
                </table:table-cell>
              </table:table-row>
              <table:table-row>
                <table:table-cell table:style-name="Tabelle36.A2" office:value-type="string">
                  <text:p text:style-name="P73">5</text:p>
                </table:table-cell>
                <table:table-cell table:style-name="Tabelle36.A2" office:value-type="string">
                  <text:p text:style-name="P13">1</text:p>
                </table:table-cell>
                <table:table-cell table:style-name="Tabelle36.A2" office:value-type="string">
                  <text:p text:style-name="P18">External Brake-light supported</text:p>
                </table:table-cell>
                <table:table-cell table:style-name="Tabelle36.D2" office:value-type="string">
                  <table:table table:name="Table10" table:style-name="Table10">
                    <table:table-column table:style-name="Table10.A"/>
                    <table:table-column table:style-name="Table10.B"/>
                    <table:table-row>
                      <table:table-cell table:style-name="Table10.A1" office:value-type="string">
                        <text:p text:style-name="P13">0</text:p>
                      </table:table-cell>
                      <table:table-cell table:style-name="Table10.B1" office:value-type="string">
                        <text:p text:style-name="P21">False</text:p>
                      </table:table-cell>
                    </table:table-row>
                    <table:table-row>
                      <table:table-cell table:style-name="Table10.A2" office:value-type="string">
                        <text:p text:style-name="P13">1</text:p>
                      </table:table-cell>
                      <table:table-cell table:style-name="Table10.B2" office:value-type="string">
                        <text:p text:style-name="P21">True</text:p>
                      </table:table-cell>
                    </table:table-row>
                  </table:table>
                  <text:p text:style-name="P13"/>
                </table:table-cell>
              </table:table-row>
              <table:table-row>
                <table:table-cell table:style-name="Tabelle36.A2" office:value-type="string">
                  <text:p text:style-name="P73">6</text:p>
                </table:table-cell>
                <table:table-cell table:style-name="Tabelle36.A2" office:value-type="string">
                  <text:p text:style-name="P73">2</text:p>
                </table:table-cell>
                <table:table-cell table:style-name="Tabelle36.A2" office:value-type="string">
                  <text:p text:style-name="P13">Reserved fur future use</text:p>
                </table:table-cell>
                <table:table-cell table:style-name="Tabelle36.D2" office:value-type="string">
                  <text:p text:style-name="P13">1</text:p>
                </table:table-cell>
              </table:table-row>
            </table:table>
            <text:p text:style-name="P13"/>
          </table:table-cell>
        </table:table-row>
        <table:table-row>
          <table:table-cell table:style-name="Tabelle35.A2" office:value-type="string">
            <text:p text:style-name="Table_20_Contents"><text:span text:style-name="T11">Bike </text:span><text:span text:style-name="T10">Light Feature</text:span></text:p>
          </table:table-cell>
          <table:table-cell table:style-name="Tabelle35.A2" office:value-type="string">
            <text:p text:style-name="Table_20_Contents"><text:span text:style-name="T10">Mandatory </text:span><text:span text:style-name="T11">for devices of type Bike Light, otherwise excluded</text:span></text:p>
          </table:table-cell>
          <table:table-cell table:style-name="Tabelle35.A2" office:value-type="string">
            <text:p text:style-name="P13"><text:span text:style-name="T34">8</text:span>bit</text:p>
          </table:table-cell>
          <table:table-cell table:style-name="Tabelle35.D2" office:value-type="string">
            <text:p text:style-name="P13">Bit Field</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Bit</text:p>
                </table:table-cell>
                <table:table-cell table:style-name="Table14.A1" office:value-type="string">
                  <text:p text:style-name="P6">Size</text:p>
                </table:table-cell>
                <table:table-cell table:style-name="Table14.A1" office:value-type="string">
                  <text:p text:style-name="P6">Name</text:p>
                </table:table-cell>
                <table:table-cell table:style-name="Table14.D1" office:value-type="string">
                  <text:p text:style-name="P6">Definition</text:p>
                  <table:table table:name="Table15" table:style-name="Table15">
                    <table:table-column table:style-name="Table15.A"/>
                    <table:table-column table:style-name="Table15.B"/>
                    <table:table-row>
                      <table:table-cell table:style-name="Table15.A1" office:value-type="string">
                        <text:p text:style-name="P6">Key</text:p>
                      </table:table-cell>
                      <table:table-cell table:style-name="Table15.B1" office:value-type="string">
                        <text:p text:style-name="P6">Value</text:p>
                      </table:table-cell>
                    </table:table-row>
                  </table:table>
                  <text:p text:style-name="P6"/>
                </table:table-cell>
              </table:table-row>
              <table:table-row>
                <table:table-cell table:style-name="Table14.A2" office:value-type="string">
                  <text:p text:style-name="P13">0</text:p>
                </table:table-cell>
                <table:table-cell table:style-name="Table14.A2" office:value-type="string">
                  <text:p text:style-name="P13">1</text:p>
                </table:table-cell>
                <table:table-cell table:style-name="Table14.A2" office:value-type="string">
                  <text:p text:style-name="P13"><text:span text:style-name="T28">Main Beam</text:span> Supported</text:p>
                </table:table-cell>
                <table:table-cell table:style-name="Table14.D2" office:value-type="string">
                  <table:table table:name="Table17" table:style-name="Table17">
                    <table:table-column table:style-name="Table17.A"/>
                    <table:table-column table:style-name="Table17.B"/>
                    <table:table-row>
                      <table:table-cell table:style-name="Table17.A1" office:value-type="string">
                        <text:p text:style-name="P13">0</text:p>
                      </table:table-cell>
                      <table:table-cell table:style-name="Table17.B1" office:value-type="string">
                        <text:p text:style-name="P21">False</text:p>
                      </table:table-cell>
                    </table:table-row>
                    <table:table-row>
                      <table:table-cell table:style-name="Table17.A2" office:value-type="string">
                        <text:p text:style-name="P13">1</text:p>
                      </table:table-cell>
                      <table:table-cell table:style-name="Table17.B2" office:value-type="string">
                        <text:p text:style-name="P21">True</text:p>
                      </table:table-cell>
                    </table:table-row>
                  </table:table>
                  <text:p text:style-name="P13"/>
                </table:table-cell>
              </table:table-row>
              <table:table-row>
                <table:table-cell table:style-name="Table14.A2" office:value-type="string">
                  <text:p text:style-name="P32">1</text:p>
                </table:table-cell>
                <table:table-cell table:style-name="Table14.A2" office:value-type="string">
                  <text:p text:style-name="P32">1</text:p>
                </table:table-cell>
                <table:table-cell table:style-name="Table14.A2" office:value-type="string">
                  <text:p text:style-name="P13"><text:span text:style-name="T31">Extended </text:span><text:span text:style-name="T28">Main Beam</text:span> Supported</text:p>
                </table:table-cell>
                <table:table-cell table:style-name="Table14.D2" office:value-type="string">
                  <table:table table:name="Table59" table:style-name="Table59">
                    <table:table-column table:style-name="Table59.A"/>
                    <table:table-column table:style-name="Table59.B"/>
                    <table:table-row>
                      <table:table-cell table:style-name="Table59.A1" office:value-type="string">
                        <text:p text:style-name="P13">0</text:p>
                      </table:table-cell>
                      <table:table-cell table:style-name="Table59.B1" office:value-type="string">
                        <text:p text:style-name="P21">False</text:p>
                      </table:table-cell>
                    </table:table-row>
                    <table:table-row>
                      <table:table-cell table:style-name="Table59.A2" office:value-type="string">
                        <text:p text:style-name="P13">1</text:p>
                      </table:table-cell>
                      <table:table-cell table:style-name="Table59.B2" office:value-type="string">
                        <text:p text:style-name="P21">True</text:p>
                      </table:table-cell>
                    </table:table-row>
                  </table:table>
                  <text:p text:style-name="P13"/>
                </table:table-cell>
              </table:table-row>
              <table:table-row>
                <table:table-cell table:style-name="Table14.A2" office:value-type="string">
                  <text:p text:style-name="P32">2</text:p>
                </table:table-cell>
                <table:table-cell table:style-name="Table14.A2" office:value-type="string">
                  <text:p text:style-name="P13">1</text:p>
                </table:table-cell>
                <table:table-cell table:style-name="Table14.A2" office:value-type="string">
                  <text:p text:style-name="P13"><text:span text:style-name="T28">High Beam</text:span> Supported</text:p>
                </table:table-cell>
                <table:table-cell table:style-name="Table14.D2" office:value-type="string">
                  <table:table table:name="Table18" table:style-name="Table18">
                    <table:table-column table:style-name="Table18.A"/>
                    <table:table-column table:style-name="Table18.B"/>
                    <table:table-row>
                      <table:table-cell table:style-name="Table18.A1" office:value-type="string">
                        <text:p text:style-name="P13">0</text:p>
                      </table:table-cell>
                      <table:table-cell table:style-name="Table18.B1" office:value-type="string">
                        <text:p text:style-name="P21">False</text:p>
                      </table:table-cell>
                    </table:table-row>
                    <table:table-row>
                      <table:table-cell table:style-name="Table18.A2" office:value-type="string">
                        <text:p text:style-name="P13">1</text:p>
                      </table:table-cell>
                      <table:table-cell table:style-name="Table18.B2" office:value-type="string">
                        <text:p text:style-name="P21">True</text:p>
                      </table:table-cell>
                    </table:table-row>
                  </table:table>
                  <text:p text:style-name="P13"/>
                </table:table-cell>
              </table:table-row>
              <table:table-row>
                <table:table-cell table:style-name="Table14.A2" office:value-type="string">
                  <text:p text:style-name="P32">3</text:p>
                </table:table-cell>
                <table:table-cell table:style-name="Table14.A2" office:value-type="string">
                  <text:p text:style-name="P13">1</text:p>
                </table:table-cell>
                <table:table-cell table:style-name="Table14.A2" office:value-type="string">
                  <text:p text:style-name="Table_20_Contents"><text:span text:style-name="T14">Daylight</text:span><text:span text:style-name="T10"> Supported</text:span></text:p>
                </table:table-cell>
                <table:table-cell table:style-name="Table14.D2" office:value-type="string">
                  <table:table table:name="Table30" table:style-name="Table30">
                    <table:table-column table:style-name="Table30.A"/>
                    <table:table-column table:style-name="Table30.B"/>
                    <table:table-row>
                      <table:table-cell table:style-name="Table30.A1" office:value-type="string">
                        <text:p text:style-name="P13">0</text:p>
                      </table:table-cell>
                      <table:table-cell table:style-name="Table30.B1" office:value-type="string">
                        <text:p text:style-name="P21">False</text:p>
                      </table:table-cell>
                    </table:table-row>
                    <table:table-row>
                      <table:table-cell table:style-name="Table30.A2" office:value-type="string">
                        <text:p text:style-name="P13">1</text:p>
                      </table:table-cell>
                      <table:table-cell table:style-name="Table30.B2" office:value-type="string">
                        <text:p text:style-name="P21">True</text:p>
                      </table:table-cell>
                    </table:table-row>
                  </table:table>
                  <text:p text:style-name="P13"/>
                </table:table-cell>
              </table:table-row>
              <table:table-row>
                <table:table-cell table:style-name="Table14.A2" office:value-type="string">
                  <text:p text:style-name="P73">4</text:p>
                </table:table-cell>
                <table:table-cell table:style-name="Table14.A2" office:value-type="string">
                  <text:p text:style-name="P13">1</text:p>
                </table:table-cell>
                <table:table-cell table:style-name="Table14.A2" office:value-type="string">
                  <text:p text:style-name="P18">External Taillight supported</text:p>
                </table:table-cell>
                <table:table-cell table:style-name="Table14.D2" office:value-type="string">
                  <table:table table:name="Table25" table:style-name="Table25">
                    <table:table-column table:style-name="Table25.A"/>
                    <table:table-column table:style-name="Table25.B"/>
                    <table:table-row>
                      <table:table-cell table:style-name="Table25.A1" office:value-type="string">
                        <text:p text:style-name="P13">0</text:p>
                      </table:table-cell>
                      <table:table-cell table:style-name="Table25.B1" office:value-type="string">
                        <text:p text:style-name="P21">False</text:p>
                      </table:table-cell>
                    </table:table-row>
                    <table:table-row>
                      <table:table-cell table:style-name="Table25.A2" office:value-type="string">
                        <text:p text:style-name="P13">1</text:p>
                      </table:table-cell>
                      <table:table-cell table:style-name="Table25.B2" office:value-type="string">
                        <text:p text:style-name="P21">True</text:p>
                      </table:table-cell>
                    </table:table-row>
                  </table:table>
                  <text:p text:style-name="P13"/>
                </table:table-cell>
              </table:table-row>
              <table:table-row>
                <table:table-cell table:style-name="Table14.A2" office:value-type="string">
                  <text:p text:style-name="P73">5</text:p>
                </table:table-cell>
                <table:table-cell table:style-name="Table14.A2" office:value-type="string">
                  <text:p text:style-name="P13">1</text:p>
                </table:table-cell>
                <table:table-cell table:style-name="Table14.A2" office:value-type="string">
                  <text:p text:style-name="P18">External Brake-light supported</text:p>
                </table:table-cell>
                <table:table-cell table:style-name="Table14.D2" office:value-type="string">
                  <table:table table:name="Table26" table:style-name="Table26">
                    <table:table-column table:style-name="Table26.A"/>
                    <table:table-column table:style-name="Table26.B"/>
                    <table:table-row>
                      <table:table-cell table:style-name="Table26.A1" office:value-type="string">
                        <text:p text:style-name="P13">0</text:p>
                      </table:table-cell>
                      <table:table-cell table:style-name="Table26.B1" office:value-type="string">
                        <text:p text:style-name="P21">False</text:p>
                      </table:table-cell>
                    </table:table-row>
                    <table:table-row>
                      <table:table-cell table:style-name="Table26.A2" office:value-type="string">
                        <text:p text:style-name="P13">1</text:p>
                      </table:table-cell>
                      <table:table-cell table:style-name="Table26.B2" office:value-type="string">
                        <text:p text:style-name="P21">True</text:p>
                      </table:table-cell>
                    </table:table-row>
                  </table:table>
                  <text:p text:style-name="P13"/>
                </table:table-cell>
              </table:table-row>
              <table:table-row>
                <table:table-cell table:style-name="Table14.A2" office:value-type="string">
                  <text:p text:style-name="P73">6</text:p>
                </table:table-cell>
                <table:table-cell table:style-name="Table14.A2" office:value-type="string">
                  <text:p text:style-name="P27"><text:span text:style-name="T34">2</text:span></text:p>
                </table:table-cell>
                <table:table-cell table:style-name="Table14.A2" office:value-type="string">
                  <text:p text:style-name="P13">Reserved fur future use</text:p>
                </table:table-cell>
                <table:table-cell table:style-name="Table14.D2" office:value-type="string">
                  <text:p text:style-name="P13"/>
                </table:table-cell>
              </table:table-row>
            </table:table>
            <text:p text:style-name="P13"/>
          </table:table-cell>
        </table:table-row>
        <text:soft-page-break/>
        <table:table-row>
          <table:table-cell table:style-name="Tabelle35.A2" office:value-type="string">
            <text:p text:style-name="Table_20_Contents"><text:span text:style-name="T12">Tail</text:span><text:span text:style-name="T11"> </text:span><text:span text:style-name="T10">Light Feature</text:span></text:p>
          </table:table-cell>
          <table:table-cell table:style-name="Tabelle35.A2" office:value-type="string">
            <text:p text:style-name="Table_20_Contents"><text:span text:style-name="T10">Mandatory </text:span><text:span text:style-name="T11">for devices of type </text:span><text:span text:style-name="T12">Tail</text:span><text:span text:style-name="T11"> Light, otherwise excluded</text:span></text:p>
          </table:table-cell>
          <table:table-cell table:style-name="Tabelle35.A2" office:value-type="string">
            <text:p text:style-name="P13"><text:span text:style-name="T4">16</text:span>bit</text:p>
          </table:table-cell>
          <table:table-cell table:style-name="Tabelle35.D2" office:value-type="string">
            <text:p text:style-name="P27">tbd.</text:p>
          </table:table-cell>
        </table:table-row>
      </table:table>
      <text:p text:style-name="Text_20_body"/>
      <text:h text:style-name="P41" text:outline-level="1">Light Control Point</text:h>
      <text:h text:style-name="Heading_20_2" text:outline-level="2">Characteristic UUID:<text:tab/>0x010<text:span text:style-name="T3">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3">Names</text:p>
          </table:table-cell>
          <table:table-cell table:style-name="Tabelle43.A1" office:value-type="string">
            <text:p text:style-name="P3">Field Req.</text:p>
          </table:table-cell>
          <table:table-cell table:style-name="Tabelle43.A1" office:value-type="string">
            <text:p text:style-name="P3">Format</text:p>
          </table:table-cell>
          <table:table-cell table:style-name="Tabelle43.D1" office:value-type="string">
            <text:p text:style-name="P3">Additional Information</text:p>
          </table:table-cell>
        </table:table-row>
        <table:table-row>
          <table:table-cell table:style-name="Tabelle43.A2" office:value-type="string">
            <text:p text:style-name="P13">Op Codes</text:p>
          </table:table-cell>
          <table:table-cell table:style-name="Tabelle43.A2" office:value-type="string">
            <text:p text:style-name="P13">Mandatory</text:p>
          </table:table-cell>
          <table:table-cell table:style-name="Tabelle43.A2" office:value-type="string">
            <text:p text:style-name="P13">uint8</text:p>
          </table:table-cell>
          <table:table-cell table:style-name="Tabelle43.D2" office:value-type="string">
            <text:p text:style-name="P13">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6">Key</text:p>
                </table:table-cell>
                <table:table-cell table:style-name="Tabelle44.A1" office:value-type="string">
                  <text:p text:style-name="P6">Value</text:p>
                </table:table-cell>
                <table:table-cell table:style-name="Tabelle44.C1" office:value-type="string">
                  <text:p text:style-name="P6">Description</text:p>
                </table:table-cell>
              </table:table-row>
              <table:table-row>
                <table:table-cell table:style-name="Tabelle44.A2" office:value-type="string">
                  <text:p text:style-name="P13">1</text:p>
                </table:table-cell>
                <table:table-cell table:style-name="Tabelle44.A2" office:value-type="string">
                  <text:p text:style-name="P13">Request mode Count</text:p>
                </table:table-cell>
                <table:table-cell table:style-name="Tabelle44.C2" office:value-type="string">
                  <text:p text:style-name="P13">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24">2</text:p>
                </table:table-cell>
                <table:table-cell table:style-name="Tabelle44.A2" office:value-type="string">
                  <text:p text:style-name="P13">Set Mode</text:p>
                </table:table-cell>
                <table:table-cell table:style-name="Tabelle44.C2" office:value-type="string">
                  <text:p text:style-name="P13">Initiate the procedure to put the light into a specific mode. The requested mode is sent as an uint8 with preceding Op Code 0x0<text:span text:style-name="T7">2</text:span> operand. The response to this control point is Op Code 0x20.</text:p>
                  <text:p text:style-name="P13">To put the light in off mode send <text:s/>an invalid mode number. </text:p>
                </table:table-cell>
              </table:table-row>
              <table:table-row>
                <table:table-cell table:style-name="Tabelle44.A2" office:value-type="string">
                  <text:p text:style-name="P24">3</text:p>
                </table:table-cell>
                <table:table-cell table:style-name="Tabelle44.A2" office:value-type="string">
                  <text:p text:style-name="P13">Request group configuration</text:p>
                </table:table-cell>
                <table:table-cell table:style-name="Tabelle44.C2" office:value-type="string">
                  <text:p text:style-name="P13">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24">4</text:p>
                </table:table-cell>
                <table:table-cell table:style-name="Tabelle44.A2" office:value-type="string">
                  <text:p text:style-name="P23">Set group configuration</text:p>
                </table:table-cell>
                <table:table-cell table:style-name="Tabelle44.C2" office:value-type="string">
                  <text:p text:style-name="P13">Initiate the procedure to change the group configuration. The new number of groups (must be a power of two) is sent as an uint8 with preceding Op Code 0x0<text:span text:style-name="T7">4</text:span> operand. The response to this control point is Op Code 0x20.</text:p>
                </table:table-cell>
              </table:table-row>
              <table:table-row>
                <table:table-cell table:style-name="Tabelle44.A2" office:value-type="string">
                  <text:p text:style-name="P24">5</text:p>
                </table:table-cell>
                <table:table-cell table:style-name="Tabelle44.A2" office:value-type="string">
                  <text:p text:style-name="P13">Request mode configuration</text:p>
                </table:table-cell>
                <table:table-cell table:style-name="Tabelle44.C2" office:value-type="string">
                  <text:p text:style-name="P13">Request a list of mode configurations. The mode list start number is sent as uint8 with preceding Op Code 0x0<text:span text:style-name="T7">5</text:span> operand. The response to this control point is Op Code 0x20 followed by the list as response parameter. </text:p>
                  <text:p text:style-name="P13">NOTE: If the list exceeds the <text:soft-page-break/>maximum length of the indication packet it will be truncated. To receive the complete list of modes the host has to call this procedure multiple times wi<text:span text:style-name="T7">t</text:span>h different start values.</text:p>
                </table:table-cell>
              </table:table-row>
              <table:table-row>
                <table:table-cell table:style-name="Tabelle44.A2" office:value-type="string">
                  <text:p text:style-name="P24">6</text:p>
                </table:table-cell>
                <table:table-cell table:style-name="Tabelle44.A2" office:value-type="string">
                  <text:p text:style-name="P23">Set mode configuration</text:p>
                </table:table-cell>
                <table:table-cell table:style-name="Tabelle44.C2" office:value-type="string">
                  <text:p text:style-name="P13">Initiate the procedure to change a set of mode configurations. The new configurations are sent as an uint8 <text:s/>(representing the first mode number to change) followed by a list of configurations (each containing an uint8 representing the <text:span text:style-name="T7">setup</text:span> and an uint8 representing the intensity, <text:span text:style-name="T30">respectively two uint8 for main and high beam</text:span>) with preceding Op Code 0x0<text:span text:style-name="T7">6</text:span> operand. The response to this control point is Op Code 0x20 </text:p>
                </table:table-cell>
              </table:table-row>
              <table:table-row>
                <table:table-cell table:style-name="Tabelle44.A2" office:value-type="string">
                  <text:p text:style-name="P14">7</text:p>
                </table:table-cell>
                <table:table-cell table:style-name="Tabelle44.A2" office:value-type="string">
                  <text:p text:style-name="P14">Request LED <text:s/>configuration</text:p>
                </table:table-cell>
                <table:table-cell table:style-name="Tabelle44.C2" office:value-type="string">
                  <text:p text:style-name="P14">Request the LED configuration setup. The response is Op Code 0x20 followed by the number of installed LEDs of the flood/<text:span text:style-name="T30">main beam</text:span> driver followed by the number if LED<text:span text:style-name="T30">s</text:span> if the spot/<text:span text:style-name="T30">high beam</text:span> driver.</text:p>
                </table:table-cell>
              </table:table-row>
              <table:table-row>
                <table:table-cell table:style-name="Tabelle44.A2" office:value-type="string">
                  <text:p text:style-name="P14">8</text:p>
                </table:table-cell>
                <table:table-cell table:style-name="Tabelle44.A2" office:value-type="string">
                  <text:p text:style-name="P14">Sta<text:span text:style-name="T4">r</text:span>t LED configuration check</text:p>
                </table:table-cell>
                <table:table-cell table:style-name="Tabelle44.C2" office:value-type="string">
                  <text:p text:style-name="P14">Initiate the procedure to start the detection of installed LED configuration. The response to this control point is Op Code 0x20 followed by the number of installed LEDs of the flood/<text:span text:style-name="T30">main beam</text:span> driver followed by the number if LED<text:span text:style-name="T30">s</text:span> if the spot/<text:span text:style-name="T30">high beam</text:span> driver.</text:p>
                </table:table-cell>
              </table:table-row>
              <table:table-row>
                <table:table-cell table:style-name="Tabelle44.A2" office:value-type="string">
                  <text:p text:style-name="P15">9</text:p>
                </table:table-cell>
                <table:table-cell table:style-name="Tabelle44.A2" office:value-type="string">
                  <text:p text:style-name="P15">Request Sensor Offset</text:p>
                </table:table-cell>
                <table:table-cell table:style-name="Tabelle44.C2" office:value-type="string">
                  <text:p text:style-name="P15">Request the current Sensor Offset Values. The response is Op Code 0x20 followed by the offset values for x, y, z axis (in int16 each). If no offset values are available yet, the response value shall be set to 0x04.</text:p>
                </table:table-cell>
              </table:table-row>
              <table:table-row>
                <table:table-cell table:style-name="Tabelle44.A2" office:value-type="string">
                  <text:p text:style-name="P15">10</text:p>
                </table:table-cell>
                <table:table-cell table:style-name="Tabelle44.A2" office:value-type="string">
                  <text:p text:style-name="P15">Start Sensor Offset Calibration</text:p>
                </table:table-cell>
                <table:table-cell table:style-name="Tabelle44.C2" office:value-type="string">
                  <text:p text:style-name="P15">Initiate the procedure to start the sensor offset calibration. The response to this control point is 0x20 followed by the new offset values for x, y and z-axis (int16 each).</text:p>
                </table:table-cell>
              </table:table-row>
              <table:table-row>
                <table:table-cell table:style-name="Tabelle44.A2" office:value-type="string">
                  <text:p text:style-name="P16">11</text:p>
                </table:table-cell>
                <table:table-cell table:style-name="Tabelle44.A2" office:value-type="string">
                  <text:p text:style-name="P16">Request Current Limit</text:p>
                </table:table-cell>
                <table:table-cell table:style-name="Tabelle44.C2" office:value-type="string">
                  <text:p text:style-name="P16">Request the current current limits. The response is Op Code 0x20 followed by the current limits (in int8 representing %)</text:p>
                </table:table-cell>
              </table:table-row>
              <table:table-row>
                <table:table-cell table:style-name="Tabelle44.A2" office:value-type="string">
                  <text:p text:style-name="P16">12</text:p>
                </table:table-cell>
                <table:table-cell table:style-name="Tabelle44.A2" office:value-type="string">
                  <text:p text:style-name="P16"><text:span text:style-name="T5">Set</text:span> Current Limit</text:p>
                </table:table-cell>
                <table:table-cell table:style-name="Tabelle44.C2" office:value-type="string">
                  <text:p text:style-name="P16">Initiate the procedure to change the current limits. The new limits is sent as a pair of int8 (the first representing the limit <text:soft-page-break/>for flood/<text:span text:style-name="T30">main beam</text:span>, the second for spot/<text:span text:style-name="T30">high beam</text:span>, both in %) with preceding Op Code 0x0C operand. The response to this control point is Op Code 0x20.</text:p>
                </table:table-cell>
              </table:table-row>
              <table:table-row>
                <table:table-cell table:style-name="Tabelle44.A2" office:value-type="string">
                  <text:p text:style-name="P16">1<text:span text:style-name="T8">3</text:span></text:p>
                </table:table-cell>
                <table:table-cell table:style-name="Tabelle44.A2" office:value-type="string">
                  <text:p text:style-name="P16">Request <text:span text:style-name="T8">Preferred Mode</text:span></text:p>
                </table:table-cell>
                <table:table-cell table:style-name="Tabelle44.C2" office:value-type="string">
                  <text:p text:style-name="P16">Request the current<text:span text:style-name="T8">ly preferred mode</text:span>. The response is Op Code 0x20 followed by the <text:span text:style-name="T8">preferred mode. If no preferred mode is set, the response is an invalid mode number</text:span></text:p>
                </table:table-cell>
              </table:table-row>
              <table:table-row>
                <table:table-cell table:style-name="Tabelle44.A2" office:value-type="string">
                  <text:p text:style-name="P16">1<text:span text:style-name="T8">4</text:span></text:p>
                </table:table-cell>
                <table:table-cell table:style-name="Tabelle44.A2" office:value-type="string">
                  <text:p text:style-name="P16"><text:span text:style-name="T5">Set</text:span> <text:span text:style-name="T8">Preferred Mode</text:span></text:p>
                </table:table-cell>
                <table:table-cell table:style-name="Tabelle44.C2" office:value-type="string">
                  <text:p text:style-name="P17">Initiate the procedure to <text:span text:style-name="T8">set the preferred mode. The new preferred mode is sent as an uint8 with preceding Op Code 0x02 operand. The response to this control point is Op Code 0x20.</text:span></text:p>
                  <text:p text:style-name="P17">To <text:span text:style-name="T8">disable the preferred</text:span> mode send <text:s/>an invalid mode number.</text:p>
                </table:table-cell>
              </table:table-row>
              <table:table-row>
                <table:table-cell table:style-name="Tabelle44.A2" office:value-type="string">
                  <text:p text:style-name="P16">1<text:span text:style-name="T33">5</text:span></text:p>
                </table:table-cell>
                <table:table-cell table:style-name="Tabelle44.A2" office:value-type="string">
                  <text:p text:style-name="P89"><text:span text:style-name="T17">Request </text:span><text:span text:style-name="T18">Temporary</text:span><text:span text:style-name="T13"> Mode</text:span></text:p>
                </table:table-cell>
                <table:table-cell table:style-name="Tabelle44.C2" office:value-type="string">
                  <text:p text:style-name="P89"><text:span text:style-name="T17">Request the current</text:span><text:span text:style-name="T13"> </text:span><text:span text:style-name="T18">temporary</text:span><text:span text:style-name="T13"> mode</text:span><text:span text:style-name="T17">. The response is Op Code 0x20 followed by the </text:span><text:span text:style-name="T13">preferred mode. If no </text:span><text:span text:style-name="T18">temporary</text:span><text:span text:style-name="T13"> mode is set, the response is an invalid mode number</text:span></text:p>
                </table:table-cell>
              </table:table-row>
              <table:table-row>
                <table:table-cell table:style-name="Tabelle44.A2" office:value-type="string">
                  <text:p text:style-name="P16">1<text:span text:style-name="T33">6</text:span></text:p>
                </table:table-cell>
                <table:table-cell table:style-name="Tabelle44.A2" office:value-type="string">
                  <text:p text:style-name="P89"><text:span text:style-name="T19">Set</text:span><text:span text:style-name="T17"> </text:span><text:span text:style-name="T18">Temporary</text:span><text:span text:style-name="T13"> Mode</text:span></text:p>
                </table:table-cell>
                <table:table-cell table:style-name="Tabelle44.C2" office:value-type="string">
                  <text:p text:style-name="P90"><text:span text:style-name="T17">Initiate the procedure to </text:span><text:span text:style-name="T13">set the </text:span><text:span text:style-name="T18">temporary</text:span><text:span text:style-name="T13"> mode. The new </text:span><text:span text:style-name="T18">temporary</text:span><text:span text:style-name="T13"> mode is sent as an uint8 with preceding Op Code 0x02 operand. The response to this control point is Op Code 0x20.</text:span></text:p>
                  <text:p text:style-name="P90"><text:span text:style-name="T17">To </text:span><text:span text:style-name="T13">disable the </text:span><text:span text:style-name="T18">temporary</text:span><text:span text:style-name="T17"> mode send <text:s/>an invalid mode number.</text:span></text:p>
                </table:table-cell>
              </table:table-row>
              <table:table-row>
                <table:table-cell table:style-name="Tabelle44.A2" office:value-type="string">
                  <text:p text:style-name="P13">32</text:p>
                </table:table-cell>
                <table:table-cell table:style-name="Tabelle44.A2" office:value-type="string">
                  <text:p text:style-name="P13">Response Code</text:p>
                </table:table-cell>
                <table:table-cell table:style-name="Tabelle44.C2" office:value-type="string">
                  <text:p text:style-name="P13">The response code is followed by the requested Op Code, the response value and optionally the response parameter</text:p>
                </table:table-cell>
              </table:table-row>
              <table:table-row>
                <table:table-cell table:style-name="Tabelle44.A2" office:value-type="string">
                  <text:p text:style-name="P13">0-0</text:p>
                </table:table-cell>
                <table:table-cell table:style-name="Tabelle44.A2" office:value-type="string">
                  <text:p text:style-name="P13">Reserved for future use</text:p>
                </table:table-cell>
                <table:table-cell table:style-name="Tabelle44.C2" office:value-type="string">
                  <text:p text:style-name="P13"/>
                </table:table-cell>
              </table:table-row>
              <table:table-row>
                <table:table-cell table:style-name="Tabelle44.A2" office:value-type="string">
                  <text:p text:style-name="P13"><text:span text:style-name="T33">17</text:span>-31</text:p>
                </table:table-cell>
                <table:table-cell table:style-name="Tabelle44.A2" office:value-type="string">
                  <text:p text:style-name="P13">Reserved for future use</text:p>
                </table:table-cell>
                <table:table-cell table:style-name="Tabelle44.C2" office:value-type="string">
                  <text:p text:style-name="P13"/>
                </table:table-cell>
              </table:table-row>
              <table:table-row>
                <table:table-cell table:style-name="Tabelle44.A2" office:value-type="string">
                  <text:p text:style-name="P13">33-255</text:p>
                </table:table-cell>
                <table:table-cell table:style-name="Tabelle44.A2" office:value-type="string">
                  <text:p text:style-name="P13">Reserved for future use</text:p>
                </table:table-cell>
                <table:table-cell table:style-name="Tabelle44.C2" office:value-type="string">
                  <text:p text:style-name="P13"/>
                </table:table-cell>
              </table:table-row>
            </table:table>
            <text:p text:style-name="P13"/>
          </table:table-cell>
        </table:table-row>
        <table:table-row>
          <table:table-cell table:style-name="Tabelle43.A2" office:value-type="string">
            <text:p text:style-name="P13">Parameter Value</text:p>
          </table:table-cell>
          <table:table-cell table:style-name="Tabelle43.A2" office:value-type="string">
            <text:p text:style-name="P13">Optional</text:p>
          </table:table-cell>
          <table:table-cell table:style-name="Tabelle43.A2" office:value-type="string">
            <text:p text:style-name="P13">variable</text:p>
          </table:table-cell>
          <table:table-cell table:style-name="Tabelle43.D2" office:value-type="string">
            <text:p text:style-name="P13">Refer to the Op Code table above for additional information on the possible values for this filed</text:p>
          </table:table-cell>
        </table:table-row>
        <table:table-row>
          <table:table-cell table:style-name="Tabelle43.A2" office:value-type="string">
            <text:p text:style-name="P13">Request Op Code</text:p>
            <text:p text:style-name="P13"><text:span text:style-name="T2">Information:</text:span> </text:p>
            <text:p text:style-name="P13">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13">C1</text:p>
          </table:table-cell>
          <table:table-cell table:style-name="Tabelle43.A2" office:value-type="string">
            <text:p text:style-name="P13">uint8</text:p>
          </table:table-cell>
          <table:table-cell table:style-name="Tabelle43.D2" office:value-type="string">
            <text:p text:style-name="P13">Refer to the Op Code table above for additional information on the possible values for this filed</text:p>
          </table:table-cell>
        </table:table-row>
        <table:table-row>
          <table:table-cell table:style-name="Tabelle43.A2" office:value-type="string">
            <text:p text:style-name="P13">Response Value</text:p>
            <text:p text:style-name="P13"><text:soft-page-break/><text:span text:style-name="T2">Information:</text:span> </text:p>
            <text:p text:style-name="P13">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13">C1</text:p>
          </table:table-cell>
          <table:table-cell table:style-name="Tabelle43.A2" office:value-type="string">
            <text:p text:style-name="P13">uint8</text:p>
          </table:table-cell>
          <table:table-cell table:style-name="Tabelle43.D2" office:value-type="string">
            <text:p text:style-name="P13">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6"><text:soft-page-break/>Key</text:p>
                </table:table-cell>
                <table:table-cell table:style-name="Tabelle45.A1" office:value-type="string">
                  <text:p text:style-name="P6">Value</text:p>
                </table:table-cell>
                <table:table-cell table:style-name="Tabelle45.C1" office:value-type="string">
                  <text:p text:style-name="P6">Description</text:p>
                </table:table-cell>
              </table:table-row>
              <table:table-row>
                <table:table-cell table:style-name="Tabelle45.A2" office:value-type="string">
                  <text:p text:style-name="P13">1</text:p>
                </table:table-cell>
                <table:table-cell table:style-name="Tabelle45.A2" office:value-type="string">
                  <text:p text:style-name="P13">Success</text:p>
                </table:table-cell>
                <table:table-cell table:style-name="Tabelle45.C2" office:value-type="string">
                  <text:p text:style-name="P13">Response for successful operation.</text:p>
                </table:table-cell>
              </table:table-row>
              <table:table-row>
                <table:table-cell table:style-name="Tabelle45.A2" office:value-type="string">
                  <text:p text:style-name="P13">2</text:p>
                </table:table-cell>
                <table:table-cell table:style-name="Tabelle45.A2" office:value-type="string">
                  <text:p text:style-name="P13">Op Code not supported</text:p>
                </table:table-cell>
                <table:table-cell table:style-name="Tabelle45.C2" office:value-type="string">
                  <text:p text:style-name="P13">Response if unsupported Op Code is received.</text:p>
                </table:table-cell>
              </table:table-row>
              <table:table-row>
                <table:table-cell table:style-name="Tabelle45.A2" office:value-type="string">
                  <text:p text:style-name="P13">3</text:p>
                </table:table-cell>
                <table:table-cell table:style-name="Tabelle45.A2" office:value-type="string">
                  <text:p text:style-name="P13">Invalid Parameter</text:p>
                </table:table-cell>
                <table:table-cell table:style-name="Tabelle45.C2" office:value-type="string">
                  <text:p text:style-name="P13">Response if Parameter received does not meet the requirements of the service or is outside of the supported range of the Light. </text:p>
                </table:table-cell>
              </table:table-row>
              <table:table-row>
                <table:table-cell table:style-name="Tabelle45.A2" office:value-type="string">
                  <text:p text:style-name="P13">4</text:p>
                </table:table-cell>
                <table:table-cell table:style-name="Tabelle45.A2" office:value-type="string">
                  <text:p text:style-name="P13">Operation Failed</text:p>
                </table:table-cell>
                <table:table-cell table:style-name="Tabelle45.C2" office:value-type="string">
                  <text:p text:style-name="P13">Response if the requested procedure failed</text:p>
                </table:table-cell>
              </table:table-row>
              <table:table-row>
                <table:table-cell table:style-name="Tabelle45.A2" office:value-type="string">
                  <text:p text:style-name="P13">0-0</text:p>
                </table:table-cell>
                <table:table-cell table:style-name="Tabelle45.A2" office:value-type="string">
                  <text:p text:style-name="P13">Reserved for future use</text:p>
                </table:table-cell>
                <table:table-cell table:style-name="Tabelle45.C2" office:value-type="string">
                  <text:p text:style-name="P13"/>
                </table:table-cell>
              </table:table-row>
              <table:table-row>
                <table:table-cell table:style-name="Tabelle45.A2" office:value-type="string">
                  <text:p text:style-name="P13">5-255</text:p>
                </table:table-cell>
                <table:table-cell table:style-name="Tabelle45.A2" office:value-type="string">
                  <text:p text:style-name="P13">Reserved for future use</text:p>
                </table:table-cell>
                <table:table-cell table:style-name="Tabelle45.C2" office:value-type="string">
                  <text:p text:style-name="P13"/>
                </table:table-cell>
              </table:table-row>
            </table:table>
            <text:p text:style-name="P13"/>
          </table:table-cell>
        </table:table-row>
        <table:table-row>
          <table:table-cell table:style-name="Tabelle43.A2" office:value-type="string">
            <text:p text:style-name="P13">Response Parameter </text:p>
            <text:p text:style-name="P12">Information:</text:p>
            <text:p text:style-name="P13">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13">C2</text:p>
          </table:table-cell>
          <table:table-cell table:style-name="Tabelle43.A2" office:value-type="string">
            <text:p text:style-name="P13">variable</text:p>
          </table:table-cell>
          <table:table-cell table:style-name="Tabelle43.D2" office:value-type="string">
            <text:p text:style-name="P13">Note: The Response Parameter Value of the response to the Control Point is a variable length field to allow a list of different values defined by the Service Specification </text:p>
          </table:table-cell>
        </table:table-row>
      </table:table>
      <text:h text:style-name="P42" text:outline-level="1"><text:span text:style-name="T24"/></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keep-together="auto" fo:orphans="0" fo:widows="0" style:page-number="auto"/>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keep-together="auto"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1-09T15:04:36.57</meta:creation-date>
    <dc:date>2021-03-16T13:40:31.086030089</dc:date>
    <meta:editing-duration>P4DT15H19M48S</meta:editing-duration>
    <meta:editing-cycles>25</meta:editing-cycles>
    <meta:generator>LibreOffice/6.4.6.2$Linux_X86_64 LibreOffice_project/40$Build-2</meta:generator>
    <meta:document-statistic meta:table-count="97" meta:image-count="0" meta:object-count="0" meta:page-count="16" meta:paragraph-count="948" meta:word-count="2536" meta:character-count="14800" meta:non-whitespace-character-count="13189"/>
  </office:meta>
</office:document-meta>
</file>